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21.24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6.76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16.0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 PL UKai TW" fo:font-size="16pt" style:font-name-asian="AR PL UKai TW" style:font-size-asian="16pt" style:font-size-complex="16pt"/>
    </style:style>
    <style:style style:name="ce2" style:family="table-cell" style:parent-style-name="Default">
      <style:table-cell-properties fo:background-color="#ffff99"/>
      <style:text-properties style:font-name="AR PL UKai TW" fo:font-size="16pt" style:font-name-asian="AR PL UKai TW" style:font-size-asian="16pt" style:font-size-complex="16pt"/>
    </style:style>
    <style:style style:name="ce3" style:family="table-cell" style:parent-style-name="Default">
      <style:table-cell-properties fo:background-color="#66ffff"/>
      <style:text-properties style:font-name="AR PL UKai TW" fo:font-size="16pt" style:font-name-asian="AR PL UKai TW" style:font-size-asian="16pt" style:font-size-complex="16pt"/>
    </style:style>
    <style:style style:name="ce4" style:family="table-cell" style:parent-style-name="Default" style:data-style-name="N2">
      <style:text-properties style:font-name="AR PL UKai TW" fo:font-size="16pt" style:font-name-asian="AR PL UKai TW" style:font-size-asian="16pt" style:font-size-complex="16pt"/>
    </style:style>
    <style:style style:name="ce5" style:family="table-cell" style:parent-style-name="Default" style:data-style-name="N2">
      <style:table-cell-properties fo:background-color="#ffff99"/>
      <style:text-properties style:font-name="AR PL UKai TW" fo:font-size="16pt" style:font-name-asian="AR PL UKai TW" style:font-size-asian="16pt" style:font-size-complex="16pt"/>
    </style:style>
    <style:style style:name="ce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3" style:family="table-cell" style:parent-style-name="Default" style:data-style-name="N2"/>
  </office:automatic-styles>
  <office:body>
    <office:spreadsheet>
      <table:calculation-settings table:automatic-find-labels="false"/>
      <table:table table:name="countr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4"/>
        <table:table-column table:style-name="co12" table:number-columns-repeated="1008" table:default-cell-style-name="ce1"/>
        <table:table-row table:style-name="ro1">
          <table:table-cell office:value-type="string" calcext:value-type="string">
            <text:p>樞紐表練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資料來源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doheth.co.uk/info/countries-of-the-world.php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" office:value-type="string" calcext:value-type="string">
            <text:p>從 pivot table 分頁剪貼過來的</text:p>
          </table:table-cell>
          <table:table-cell table:style-name="ce2" table:number-columns-repeated="2"/>
          <table:table-cell table:style-name="ce5"/>
          <table:table-cell table:number-columns-repeated="1008"/>
        </table:table-row>
        <table:table-row table:style-name="ro1">
          <table:table-cell office:value-type="string" calcext:value-type="string">
            <text:p>Name (English)</text:p>
          </table:table-cell>
          <table:table-cell office:value-type="string" calcext:value-type="string">
            <text:p>Location (Continent)</text:p>
          </table:table-cell>
          <table:table-cell office:value-type="string" calcext:value-type="string">
            <text:p>Capital city (official)</text:p>
          </table:table-cell>
          <table:table-cell office:value-type="string" calcext:value-type="string">
            <text:p>Currency (poss. multiple)</text:p>
          </table:table-cell>
          <table:table-cell office:value-type="string" calcext:value-type="string">
            <text:p>Population (inhabitants)</text:p>
          </table:table-cell>
          <table:table-cell office:value-type="string" calcext:value-type="string">
            <text:p>Area (km²)</text:p>
          </table:table-cell>
          <table:table-cell office:value-type="string" calcext:value-type="string">
            <text:p>Pop. density (inhabitants/km²)</text:p>
          </table:table-cell>
          <table:table-cell office:value-type="string" calcext:value-type="string">
            <text:p>GDP (nominal) (millions of USD)</text:p>
          </table:table-cell>
          <table:table-cell office:value-type="string" calcext:value-type="string">
            <text:p>Life exp. <text:s/>(years)</text:p>
          </table:table-cell>
          <table:table-cell office:value-type="string" calcext:value-type="string">
            <text:p>Birth rate (births/1000)</text:p>
          </table:table-cell>
          <table:table-cell office:value-type="string" calcext:value-type="string">
            <text:p>Death rate (deaths/1000)</text:p>
          </table:table-cell>
          <table:table-cell/>
          <table:table-cell table:style-name="ce2" office:value-type="string" calcext:value-type="string">
            <text:p>Location (Continent)</text:p>
          </table:table-cell>
          <table:table-cell table:style-name="ce2" office:value-type="string" calcext:value-type="string">
            <text:p>Sum - Population (inhabitants)</text:p>
          </table:table-cell>
          <table:table-cell table:style-name="ce2" office:value-type="string" calcext:value-type="string">
            <text:p>Sum - Area (km²)</text:p>
          </table:table-cell>
          <table:table-cell table:style-name="ce5" office:value-type="string" calcext:value-type="string">
            <text:p>人口密度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khaz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ukhumi</text:p>
          </table:table-cell>
          <table:table-cell office:value-type="string" calcext:value-type="string">
            <text:p>Georgian lari;Russian ruble</text:p>
          </table:table-cell>
          <table:table-cell office:value-type="float" office:value="216000" calcext:value-type="float">
            <text:p>216000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" office:value-type="string" calcext:value-type="string">
            <text:p>Africa</text:p>
          </table:table-cell>
          <table:table-cell table:style-name="ce2" office:value-type="float" office:value="908406750" calcext:value-type="float">
            <text:p>908406750</text:p>
          </table:table-cell>
          <table:table-cell table:style-name="ce2" office:value-type="float" office:value="30181160" calcext:value-type="float">
            <text:p>30181160</text:p>
          </table:table-cell>
          <table:table-cell table:style-name="ce5" office:value-type="float" office:value="30.0984703702575" calcext:value-type="float">
            <text:p>30.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bul</text:p>
          </table:table-cell>
          <table:table-cell office:value-type="string" calcext:value-type="string">
            <text:p>Afghan afghani</text:p>
          </table:table-cell>
          <table:table-cell office:value-type="float" office:value="29863010" calcext:value-type="float">
            <text:p>29863010</text:p>
          </table:table-cell>
          <table:table-cell office:value-type="float" office:value="652090" calcext:value-type="float">
            <text:p>652090</text:p>
          </table:table-cell>
          <table:table-cell office:value-type="float" office:value="46" calcext:value-type="float">
            <text:p>46</text:p>
          </table:table-cell>
          <table:table-cell office:value-type="float" office:value="7168" calcext:value-type="float">
            <text:p>7168</text:p>
          </table:table-cell>
          <table:table-cell office:value-type="float" office:value="42.9" calcext:value-type="float">
            <text:p>42.9</text:p>
          </table:table-cell>
          <table:table-cell office:value-type="float" office:value="46.6" calcext:value-type="float">
            <text:p>46.6</text:p>
          </table:table-cell>
          <table:table-cell office:value-type="float" office:value="20.75" calcext:value-type="float">
            <text:p>20.75</text:p>
          </table:table-cell>
          <table:table-cell/>
          <table:table-cell table:style-name="ce2" office:value-type="string" calcext:value-type="string">
            <text:p>Asia</text:p>
          </table:table-cell>
          <table:table-cell table:style-name="ce2" office:value-type="float" office:value="3825050094" calcext:value-type="float">
            <text:p>3825050094</text:p>
          </table:table-cell>
          <table:table-cell table:style-name="ce2" office:value-type="float" office:value="47340144" calcext:value-type="float">
            <text:p>47340144</text:p>
          </table:table-cell>
          <table:table-cell table:style-name="ce5" office:value-type="float" office:value="80.7992914850449" calcext:value-type="float">
            <text:p>80.8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Albanian lek</text:p>
          </table:table-cell>
          <table:table-cell office:value-type="float" office:value="3129678" calcext:value-type="float">
            <text:p>3129678</text:p>
          </table:table-cell>
          <table:table-cell office:value-type="float" office:value="28748" calcext:value-type="float">
            <text:p>28748</text:p>
          </table:table-cell>
          <table:table-cell office:value-type="float" office:value="109" calcext:value-type="float">
            <text:p>109</text:p>
          </table:table-cell>
          <table:table-cell office:value-type="float" office:value="8379" calcext:value-type="float">
            <text:p>8379</text:p>
          </table:table-cell>
          <table:table-cell office:value-type="float" office:value="77.24" calcext:value-type="float">
            <text:p>77.24</text:p>
          </table:table-cell>
          <table:table-cell office:value-type="float" office:value="15.11" calcext:value-type="float">
            <text:p>15.11</text:p>
          </table:table-cell>
          <table:table-cell office:value-type="float" office:value="5.12" calcext:value-type="float">
            <text:p>5.12</text:p>
          </table:table-cell>
          <table:table-cell/>
          <table:table-cell table:style-name="ce2" office:value-type="string" calcext:value-type="string">
            <text:p>Europe</text:p>
          </table:table-cell>
          <table:table-cell table:style-name="ce2" office:value-type="float" office:value="820589450" calcext:value-type="float">
            <text:p>820589450</text:p>
          </table:table-cell>
          <table:table-cell table:style-name="ce2" office:value-type="float" office:value="7628421" calcext:value-type="float">
            <text:p>7628421</text:p>
          </table:table-cell>
          <table:table-cell table:style-name="ce5" office:value-type="float" office:value="107.570026614944" calcext:value-type="float">
            <text:p>107.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lgiers</text:p>
          </table:table-cell>
          <table:table-cell office:value-type="string" calcext:value-type="string">
            <text:p>Algerian dinar</text:p>
          </table:table-cell>
          <table:table-cell office:value-type="float" office:value="32853800" calcext:value-type="float">
            <text:p>32853800</text:p>
          </table:table-cell>
          <table:table-cell office:value-type="float" office:value="2381741" calcext:value-type="float">
            <text:p>2381741</text:p>
          </table:table-cell>
          <table:table-cell office:value-type="float" office:value="13" calcext:value-type="float">
            <text:p>13</text:p>
          </table:table-cell>
          <table:table-cell office:value-type="float" office:value="102257" calcext:value-type="float">
            <text:p>102257</text:p>
          </table:table-cell>
          <table:table-cell office:value-type="float" office:value="73" calcext:value-type="float">
            <text:p>73</text:p>
          </table:table-cell>
          <table:table-cell office:value-type="float" office:value="17.14" calcext:value-type="float">
            <text:p>17.14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2" office:value-type="string" calcext:value-type="string">
            <text:p>North America</text:p>
          </table:table-cell>
          <table:table-cell table:style-name="ce2" office:value-type="float" office:value="511336932" calcext:value-type="float">
            <text:p>511336932</text:p>
          </table:table-cell>
          <table:table-cell table:style-name="ce2" office:value-type="float" office:value="22299939" calcext:value-type="float">
            <text:p>22299939</text:p>
          </table:table-cell>
          <table:table-cell table:style-name="ce5" office:value-type="float" office:value="22.9299699878103" calcext:value-type="float">
            <text:p>22.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ndorra la Vella</text:p>
          </table:table-cell>
          <table:table-cell office:value-type="string" calcext:value-type="string">
            <text:p>Euro</text:p>
          </table:table-cell>
          <table:table-cell office:value-type="float" office:value="67151" calcext:value-type="float">
            <text:p>67151</text:p>
          </table:table-cell>
          <table:table-cell office:value-type="float" office:value="468" calcext:value-type="float">
            <text:p>468</text:p>
          </table:table-cell>
          <table:table-cell office:value-type="float" office:value="143" calcext:value-type="float">
            <text:p>143</text:p>
          </table:table-cell>
          <table:table-cell office:value-type="float" office:value="960" calcext:value-type="float">
            <text:p>960</text:p>
          </table:table-cell>
          <table:table-cell office:value-type="float" office:value="83.51" calcext:value-type="float">
            <text:p>83.51</text:p>
          </table:table-cell>
          <table:table-cell office:value-type="float" office:value="8.71" calcext:value-type="float">
            <text:p>8.71</text:p>
          </table:table-cell>
          <table:table-cell office:value-type="float" office:value="6.07" calcext:value-type="float">
            <text:p>6.07</text:p>
          </table:table-cell>
          <table:table-cell/>
          <table:table-cell table:style-name="ce2" office:value-type="string" calcext:value-type="string">
            <text:p>Oceana</text:p>
          </table:table-cell>
          <table:table-cell table:style-name="ce2" office:value-type="float" office:value="32108276" calcext:value-type="float">
            <text:p>32108276</text:p>
          </table:table-cell>
          <table:table-cell table:style-name="ce2" office:value-type="float" office:value="8538899" calcext:value-type="float">
            <text:p>8538899</text:p>
          </table:table-cell>
          <table:table-cell table:style-name="ce5" office:value-type="float" office:value="3.76023606790524" calcext:value-type="float">
            <text:p>3.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ngolan kwanza</text:p>
          </table:table-cell>
          <table:table-cell office:value-type="float" office:value="15941390" calcext:value-type="float">
            <text:p>15941390</text:p>
          </table:table-cell>
          <table:table-cell office:value-type="float" office:value="1246700" calcext:value-type="float">
            <text:p>1246700</text:p>
          </table:table-cell>
          <table:table-cell office:value-type="float" office:value="12" calcext:value-type="float">
            <text:p>12</text:p>
          </table:table-cell>
          <table:table-cell office:value-type="float" office:value="28038" calcext:value-type="float">
            <text:p>28038</text:p>
          </table:table-cell>
          <table:table-cell office:value-type="float" office:value="38.43" calcext:value-type="float">
            <text:p>38.43</text:p>
          </table:table-cell>
          <table:table-cell office:value-type="float" office:value="45.11" calcext:value-type="float">
            <text:p>45.11</text:p>
          </table:table-cell>
          <table:table-cell office:value-type="float" office:value="24.5" calcext:value-type="float">
            <text:p>24.5</text:p>
          </table:table-cell>
          <table:table-cell/>
          <table:table-cell table:style-name="ce2" office:value-type="string" calcext:value-type="string">
            <text:p>South America</text:p>
          </table:table-cell>
          <table:table-cell table:style-name="ce2" office:value-type="float" office:value="374997087" calcext:value-type="float">
            <text:p>374997087</text:p>
          </table:table-cell>
          <table:table-cell table:style-name="ce2" office:value-type="float" office:value="17730252" calcext:value-type="float">
            <text:p>17730252</text:p>
          </table:table-cell>
          <table:table-cell table:style-name="ce5" office:value-type="float" office:value="21.1501273078352" calcext:value-type="float">
            <text:p>21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t. John's</text:p>
          </table:table-cell>
          <table:table-cell office:value-type="string" calcext:value-type="string">
            <text:p>East Caribbean dollar</text:p>
          </table:table-cell>
          <table:table-cell office:value-type="float" office:value="81479" calcext:value-type="float">
            <text:p>81479</text:p>
          </table:table-cell>
          <table:table-cell office:value-type="float" office:value="442" calcext:value-type="float">
            <text:p>442</text:p>
          </table:table-cell>
          <table:table-cell office:value-type="float" office:value="184" calcext:value-type="float">
            <text:p>184</text:p>
          </table:table-cell>
          <table:table-cell office:value-type="float" office:value="905" calcext:value-type="float">
            <text:p>905</text:p>
          </table:table-cell>
          <table:table-cell office:value-type="float" office:value="71.9" calcext:value-type="float">
            <text:p>71.9</text:p>
          </table:table-cell>
          <table:table-cell office:value-type="float" office:value="16.93" calcext:value-type="float">
            <text:p>16.93</text:p>
          </table:table-cell>
          <table:table-cell office:value-type="float" office:value="5.44" calcext:value-type="float">
            <text:p>5.44</text:p>
          </table:table-cell>
          <table:table-cell/>
          <table:table-cell table:style-name="ce2" office:value-type="string" calcext:value-type="string">
            <text:p>Total Result</text:p>
          </table:table-cell>
          <table:table-cell table:style-name="ce2" office:value-type="float" office:value="6472488589" calcext:value-type="float">
            <text:p>6472488589</text:p>
          </table:table-cell>
          <table:table-cell table:style-name="ce2" office:value-type="float" office:value="133718815" calcext:value-type="float">
            <text:p>133718815</text:p>
          </table:table-cell>
          <table:table-cell table:style-name="ce5" office:value-type="float" office:value="48.4037238065563" calcext:value-type="float">
            <text:p>48.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e peso</text:p>
          </table:table-cell>
          <table:table-cell office:value-type="float" office:value="38747150" calcext:value-type="float">
            <text:p>38747150</text:p>
          </table:table-cell>
          <table:table-cell office:value-type="float" office:value="2780400" calcext:value-type="float">
            <text:p>2780400</text:p>
          </table:table-cell>
          <table:table-cell office:value-type="float" office:value="13" calcext:value-type="float">
            <text:p>13</text:p>
          </table:table-cell>
          <table:table-cell office:value-type="float" office:value="183309" calcext:value-type="float">
            <text:p>183309</text:p>
          </table:table-cell>
          <table:table-cell office:value-type="float" office:value="75.91" calcext:value-type="float">
            <text:p>75.91</text:p>
          </table:table-cell>
          <table:table-cell office:value-type="float" office:value="16.73" calcext:value-type="float">
            <text:p>16.73</text:p>
          </table:table-cell>
          <table:table-cell office:value-type="float" office:value="7.56" calcext:value-type="float">
            <text:p>7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Armenian dram</text:p>
          </table:table-cell>
          <table:table-cell office:value-type="float" office:value="3016312" calcext:value-type="float">
            <text:p>3016312</text:p>
          </table:table-cell>
          <table:table-cell office:value-type="float" office:value="29800" calcext:value-type="float">
            <text:p>29800</text:p>
          </table:table-cell>
          <table:table-cell office:value-type="float" office:value="101" calcext:value-type="float">
            <text:p>101</text:p>
          </table:table-cell>
          <table:table-cell office:value-type="float" office:value="4903" calcext:value-type="float">
            <text:p>4903</text:p>
          </table:table-cell>
          <table:table-cell office:value-type="float" office:value="71.55" calcext:value-type="float">
            <text:p>71.55</text:p>
          </table:table-cell>
          <table:table-cell office:value-type="float" office:value="12.07" calcext:value-type="float">
            <text:p>12.07</text:p>
          </table:table-cell>
          <table:table-cell office:value-type="float" office:value="8.16" calcext:value-type="float">
            <text:p>8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ustralian dollar</text:p>
          </table:table-cell>
          <table:table-cell office:value-type="float" office:value="20155130" calcext:value-type="float">
            <text:p>20155130</text:p>
          </table:table-cell>
          <table:table-cell office:value-type="float" office:value="7741220" calcext:value-type="float">
            <text:p>7741220</text:p>
          </table:table-cell>
          <table:table-cell office:value-type="float" office:value="2" calcext:value-type="float">
            <text:p>2</text:p>
          </table:table-cell>
          <table:table-cell office:value-type="float" office:value="700672" calcext:value-type="float">
            <text:p>700672</text:p>
          </table:table-cell>
          <table:table-cell office:value-type="float" office:value="81.01" calcext:value-type="float">
            <text:p>81.01</text:p>
          </table:table-cell>
          <table:table-cell office:value-type="float" office:value="12.14" calcext:value-type="float">
            <text:p>12.14</text:p>
          </table:table-cell>
          <table:table-cell office:value-type="float" office:value="7.44" calcext:value-type="float">
            <text:p>7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Euro</text:p>
          </table:table-cell>
          <table:table-cell office:value-type="float" office:value="8189444" calcext:value-type="float">
            <text:p>8189444</text:p>
          </table:table-cell>
          <table:table-cell office:value-type="float" office:value="83858" calcext:value-type="float">
            <text:p>83858</text:p>
          </table:table-cell>
          <table:table-cell office:value-type="float" office:value="98" calcext:value-type="float">
            <text:p>98</text:p>
          </table:table-cell>
          <table:table-cell office:value-type="float" office:value="304527" calcext:value-type="float">
            <text:p>304527</text:p>
          </table:table-cell>
          <table:table-cell office:value-type="float" office:value="79.07" calcext:value-type="float">
            <text:p>79.07</text:p>
          </table:table-cell>
          <table:table-cell office:value-type="float" office:value="8.74" calcext:value-type="float">
            <text:p>8.74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3" office:value-type="string" calcext:value-type="string">
            <text:p>從 unique filter 分頁剪貼過來的</text:p>
          </table:table-cell>
          <table:table-cell office:value-type="string" calcext:value-type="string">
            <text:p>用 sumif 分項加總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Azerbaijani manat</text:p>
          </table:table-cell>
          <table:table-cell office:value-type="float" office:value="8410801" calcext:value-type="float">
            <text:p>8410801</text:p>
          </table:table-cell>
          <table:table-cell office:value-type="float" office:value="86600" calcext:value-type="float">
            <text:p>86600</text:p>
          </table:table-cell>
          <table:table-cell office:value-type="float" office:value="97" calcext:value-type="float">
            <text:p>97</text:p>
          </table:table-cell>
          <table:table-cell office:value-type="float" office:value="12561" calcext:value-type="float">
            <text:p>12561</text:p>
          </table:table-cell>
          <table:table-cell office:value-type="float" office:value="63.35" calcext:value-type="float">
            <text:p>63.35</text:p>
          </table:table-cell>
          <table:table-cell office:value-type="float" office:value="20.74" calcext:value-type="float">
            <text:p>20.74</text:p>
          </table:table-cell>
          <table:table-cell office:value-type="float" office:value="9.86" calcext:value-type="float">
            <text:p>9.86</text:p>
          </table:table-cell>
          <table:table-cell/>
          <table:table-cell table:style-name="ce3" office:value-type="string" calcext:value-type="string">
            <text:p>Africa</text:p>
          </table:table-cell>
          <table:table-cell table:formula="of:=SUMIF([.B$6:.B$204];[.M17];[.E$6:.E$204])" office:value-type="float" office:value="908406750" calcext:value-type="float">
            <text:p>908406750</text:p>
          </table:table-cell>
          <table:table-cell table:formula="of:=SUMIF([.B$6:.B$204];[.M17];[.F$6:.F$204])" office:value-type="float" office:value="30181160" calcext:value-type="float">
            <text:p>30181160</text:p>
          </table:table-cell>
          <table:table-cell table:formula="of:=[.N17]/[.O17]" office:value-type="float" office:value="30.0984703702575" calcext:value-type="float">
            <text:p>30.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Bahamian dollar</text:p>
          </table:table-cell>
          <table:table-cell office:value-type="float" office:value="323063" calcext:value-type="float">
            <text:p>323063</text:p>
          </table:table-cell>
          <table:table-cell office:value-type="float" office:value="13878" calcext:value-type="float">
            <text:p>13878</text:p>
          </table:table-cell>
          <table:table-cell office:value-type="float" office:value="23" calcext:value-type="float">
            <text:p>23</text:p>
          </table:table-cell>
          <table:table-cell office:value-type="float" office:value="5502" calcext:value-type="float">
            <text:p>5502</text:p>
          </table:table-cell>
          <table:table-cell office:value-type="float" office:value="65.54" calcext:value-type="float">
            <text:p>65.54</text:p>
          </table:table-cell>
          <table:table-cell office:value-type="float" office:value="17.57" calcext:value-type="float">
            <text:p>17.57</text:p>
          </table:table-cell>
          <table:table-cell office:value-type="float" office:value="8.97" calcext:value-type="float">
            <text:p>8.97</text:p>
          </table:table-cell>
          <table:table-cell/>
          <table:table-cell table:style-name="ce3" office:value-type="string" calcext:value-type="string">
            <text:p>Asia</text:p>
          </table:table-cell>
          <table:table-cell table:formula="of:=SUMIF([.B$6:.B$204];[.M18];[.E$6:.E$204])" office:value-type="float" office:value="3825050094" calcext:value-type="float">
            <text:p>3825050094</text:p>
          </table:table-cell>
          <table:table-cell table:formula="of:=SUMIF([.B$6:.B$204];[.M18];[.F$6:.F$204])" office:value-type="float" office:value="47340144" calcext:value-type="float">
            <text:p>47340144</text:p>
          </table:table-cell>
          <table:table-cell table:formula="of:=[.N18]/[.O18]" office:value-type="float" office:value="80.7992914850449" calcext:value-type="float">
            <text:p>80.8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Bahraini dinar</text:p>
          </table:table-cell>
          <table:table-cell office:value-type="float" office:value="726617" calcext:value-type="float">
            <text:p>726617</text:p>
          </table:table-cell>
          <table:table-cell office:value-type="float" office:value="694" calcext:value-type="float">
            <text:p>694</text:p>
          </table:table-cell>
          <table:table-cell office:value-type="float" office:value="1047" calcext:value-type="float">
            <text:p>1047</text:p>
          </table:table-cell>
          <table:table-cell office:value-type="float" office:value="12995" calcext:value-type="float">
            <text:p>12995</text:p>
          </table:table-cell>
          <table:table-cell office:value-type="float" office:value="74.23" calcext:value-type="float">
            <text:p>74.23</text:p>
          </table:table-cell>
          <table:table-cell office:value-type="float" office:value="17.8" calcext:value-type="float">
            <text:p>17.8</text:p>
          </table:table-cell>
          <table:table-cell office:value-type="float" office:value="4.08" calcext:value-type="float">
            <text:p>4.08</text:p>
          </table:table-cell>
          <table:table-cell/>
          <table:table-cell table:style-name="ce3" office:value-type="string" calcext:value-type="string">
            <text:p>Europe</text:p>
          </table:table-cell>
          <table:table-cell table:formula="of:=SUMIF([.B$6:.B$204];[.M19];[.E$6:.E$204])" office:value-type="float" office:value="820589450" calcext:value-type="float">
            <text:p>820589450</text:p>
          </table:table-cell>
          <table:table-cell table:formula="of:=SUMIF([.B$6:.B$204];[.M19];[.F$6:.F$204])" office:value-type="float" office:value="7628421" calcext:value-type="float">
            <text:p>7628421</text:p>
          </table:table-cell>
          <table:table-cell table:formula="of:=[.N19]/[.O19]" office:value-type="float" office:value="107.570026614944" calcext:value-type="float">
            <text:p>107.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angladeshi taka</text:p>
          </table:table-cell>
          <table:table-cell office:value-type="float" office:value="141822300" calcext:value-type="float">
            <text:p>141822300</text:p>
          </table:table-cell>
          <table:table-cell office:value-type="float" office:value="143998" calcext:value-type="float">
            <text:p>143998</text:p>
          </table:table-cell>
          <table:table-cell office:value-type="float" office:value="985" calcext:value-type="float">
            <text:p>985</text:p>
          </table:table-cell>
          <table:table-cell office:value-type="float" office:value="59958" calcext:value-type="float">
            <text:p>59958</text:p>
          </table:table-cell>
          <table:table-cell office:value-type="float" office:value="62.08" calcext:value-type="float">
            <text:p>62.08</text:p>
          </table:table-cell>
          <table:table-cell office:value-type="float" office:value="29.8" calcext:value-type="float">
            <text:p>29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3" office:value-type="string" calcext:value-type="string">
            <text:p>North America</text:p>
          </table:table-cell>
          <table:table-cell table:formula="of:=SUMIF([.B$6:.B$204];[.M20];[.E$6:.E$204])" office:value-type="float" office:value="511336932" calcext:value-type="float">
            <text:p>511336932</text:p>
          </table:table-cell>
          <table:table-cell table:formula="of:=SUMIF([.B$6:.B$204];[.M20];[.F$6:.F$204])" office:value-type="float" office:value="22299939" calcext:value-type="float">
            <text:p>22299939</text:p>
          </table:table-cell>
          <table:table-cell table:formula="of:=[.N20]/[.O20]" office:value-type="float" office:value="22.9299699878103" calcext:value-type="float">
            <text:p>22.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Barbadian dollar</text:p>
          </table:table-cell>
          <table:table-cell office:value-type="float" office:value="269556" calcext:value-type="float">
            <text:p>269556</text:p>
          </table:table-cell>
          <table:table-cell office:value-type="float" office:value="430" calcext:value-type="float">
            <text:p>430</text:p>
          </table:table-cell>
          <table:table-cell office:value-type="float" office:value="627" calcext:value-type="float">
            <text:p>627</text:p>
          </table:table-cell>
          <table:table-cell office:value-type="float" office:value="2976" calcext:value-type="float">
            <text:p>2976</text:p>
          </table:table-cell>
          <table:table-cell office:value-type="float" office:value="72.59" calcext:value-type="float">
            <text:p>72.59</text:p>
          </table:table-cell>
          <table:table-cell office:value-type="float" office:value="12.71" calcext:value-type="float">
            <text:p>12.71</text:p>
          </table:table-cell>
          <table:table-cell office:value-type="float" office:value="8.74" calcext:value-type="float">
            <text:p>8.74</text:p>
          </table:table-cell>
          <table:table-cell/>
          <table:table-cell table:style-name="ce3" office:value-type="string" calcext:value-type="string">
            <text:p>Oceana</text:p>
          </table:table-cell>
          <table:table-cell table:formula="of:=SUMIF([.B$6:.B$204];[.M21];[.E$6:.E$204])" office:value-type="float" office:value="32108276" calcext:value-type="float">
            <text:p>32108276</text:p>
          </table:table-cell>
          <table:table-cell table:formula="of:=SUMIF([.B$6:.B$204];[.M21];[.F$6:.F$204])" office:value-type="float" office:value="8538899" calcext:value-type="float">
            <text:p>8538899</text:p>
          </table:table-cell>
          <table:table-cell table:formula="of:=[.N21]/[.O21]" office:value-type="float" office:value="3.76023606790524" calcext:value-type="float">
            <text:p>3.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Belarusian ruble</text:p>
          </table:table-cell>
          <table:table-cell office:value-type="float" office:value="9755106" calcext:value-type="float">
            <text:p>9755106</text:p>
          </table:table-cell>
          <table:table-cell office:value-type="float" office:value="207600" calcext:value-type="float">
            <text:p>207600</text:p>
          </table:table-cell>
          <table:table-cell office:value-type="float" office:value="47" calcext:value-type="float">
            <text:p>47</text:p>
          </table:table-cell>
          <table:table-cell office:value-type="float" office:value="29566" calcext:value-type="float">
            <text:p>29566</text:p>
          </table:table-cell>
          <table:table-cell office:value-type="float" office:value="68.72" calcext:value-type="float">
            <text:p>68.72</text:p>
          </table:table-cell>
          <table:table-cell office:value-type="float" office:value="11.16" calcext:value-type="float">
            <text:p>11.16</text:p>
          </table:table-cell>
          <table:table-cell office:value-type="float" office:value="14.15" calcext:value-type="float">
            <text:p>14.15</text:p>
          </table:table-cell>
          <table:table-cell/>
          <table:table-cell table:style-name="ce3" office:value-type="string" calcext:value-type="string">
            <text:p>South America</text:p>
          </table:table-cell>
          <table:table-cell table:formula="of:=SUMIF([.B$6:.B$204];[.M22];[.E$6:.E$204])" office:value-type="float" office:value="374997087" calcext:value-type="float">
            <text:p>374997087</text:p>
          </table:table-cell>
          <table:table-cell table:formula="of:=SUMIF([.B$6:.B$204];[.M22];[.F$6:.F$204])" office:value-type="float" office:value="17730252" calcext:value-type="float">
            <text:p>17730252</text:p>
          </table:table-cell>
          <table:table-cell table:formula="of:=[.N22]/[.O22]" office:value-type="float" office:value="21.1501273078352" calcext:value-type="float">
            <text:p>21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Euro</text:p>
          </table:table-cell>
          <table:table-cell office:value-type="float" office:value="10419050" calcext:value-type="float">
            <text:p>10419050</text:p>
          </table:table-cell>
          <table:table-cell office:value-type="float" office:value="30528" calcext:value-type="float">
            <text:p>30528</text:p>
          </table:table-cell>
          <table:table-cell office:value-type="float" office:value="341" calcext:value-type="float">
            <text:p>341</text:p>
          </table:table-cell>
          <table:table-cell office:value-type="float" office:value="364735" calcext:value-type="float">
            <text:p>364735</text:p>
          </table:table-cell>
          <table:table-cell office:value-type="float" office:value="78.77" calcext:value-type="float">
            <text:p>78.77</text:p>
          </table:table-cell>
          <table:table-cell office:value-type="float" office:value="10.38" calcext:value-type="float">
            <text:p>10.38</text:p>
          </table:table-cell>
          <table:table-cell office:value-type="float" office:value="10.22" calcext:value-type="float">
            <text:p>1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Belize dollar</text:p>
          </table:table-cell>
          <table:table-cell office:value-type="float" office:value="269736" calcext:value-type="float">
            <text:p>269736</text:p>
          </table:table-cell>
          <table:table-cell office:value-type="float" office:value="22966" calcext:value-type="float">
            <text:p>22966</text:p>
          </table:table-cell>
          <table:table-cell office:value-type="float" office:value="11" calcext:value-type="float">
            <text:p>11</text:p>
          </table:table-cell>
          <table:table-cell office:value-type="float" office:value="1105" calcext:value-type="float">
            <text:p>1105</text:p>
          </table:table-cell>
          <table:table-cell office:value-type="float" office:value="68.44" calcext:value-type="float">
            <text:p>68.44</text:p>
          </table:table-cell>
          <table:table-cell office:value-type="float" office:value="28.84" calcext:value-type="float">
            <text:p>28.84</text:p>
          </table:table-cell>
          <table:table-cell office:value-type="float" office:value="5.65" calcext:value-type="float">
            <text:p>5.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otonou</text:p>
          </table:table-cell>
          <table:table-cell office:value-type="string" calcext:value-type="string">
            <text:p>West African CFA franc</text:p>
          </table:table-cell>
          <table:table-cell office:value-type="float" office:value="8438853" calcext:value-type="float">
            <text:p>8438853</text:p>
          </table:table-cell>
          <table:table-cell office:value-type="float" office:value="112622" calcext:value-type="float">
            <text:p>112622</text:p>
          </table:table-cell>
          <table:table-cell office:value-type="float" office:value="75" calcext:value-type="float">
            <text:p>75</text:p>
          </table:table-cell>
          <table:table-cell office:value-type="float" office:value="4287" calcext:value-type="float">
            <text:p>4287</text:p>
          </table:table-cell>
          <table:table-cell office:value-type="float" office:value="52.66" calcext:value-type="float">
            <text:p>52.66</text:p>
          </table:table-cell>
          <table:table-cell office:value-type="float" office:value="38.85" calcext:value-type="float">
            <text:p>38.85</text:p>
          </table:table-cell>
          <table:table-cell office:value-type="float" office:value="12.49" calcext:value-type="float">
            <text:p>12.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himphu</text:p>
          </table:table-cell>
          <table:table-cell office:value-type="string" calcext:value-type="string">
            <text:p>Bhutanese ngultrum;Indian rupee</text:p>
          </table:table-cell>
          <table:table-cell office:value-type="float" office:value="2162546" calcext:value-type="float">
            <text:p>2162546</text:p>
          </table:table-cell>
          <table:table-cell office:value-type="float" office:value="47000" calcext:value-type="float">
            <text:p>47000</text:p>
          </table:table-cell>
          <table:table-cell office:value-type="float" office:value="46" calcext:value-type="float">
            <text:p>46</text:p>
          </table:table-cell>
          <table:table-cell office:value-type="float" office:value="840" calcext:value-type="float">
            <text:p>840</text:p>
          </table:table-cell>
          <table:table-cell office:value-type="float" office:value="54.39" calcext:value-type="float">
            <text:p>54.39</text:p>
          </table:table-cell>
          <table:table-cell office:value-type="float" office:value="33.65" calcext:value-type="float">
            <text:p>33.65</text:p>
          </table:table-cell>
          <table:table-cell office:value-type="float" office:value="12.94" calcext:value-type="float">
            <text:p>12.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olivian boliviano</text:p>
          </table:table-cell>
          <table:table-cell office:value-type="float" office:value="9182015" calcext:value-type="float">
            <text:p>9182015</text:p>
          </table:table-cell>
          <table:table-cell office:value-type="float" office:value="1098581" calcext:value-type="float">
            <text:p>1098581</text:p>
          </table:table-cell>
          <table:table-cell office:value-type="float" office:value="8" calcext:value-type="float">
            <text:p>8</text:p>
          </table:table-cell>
          <table:table-cell office:value-type="float" office:value="9334" calcext:value-type="float">
            <text:p>9334</text:p>
          </table:table-cell>
          <table:table-cell office:value-type="float" office:value="65.5" calcext:value-type="float">
            <text:p>65.5</text:p>
          </table:table-cell>
          <table:table-cell office:value-type="float" office:value="23.3" calcext:value-type="float">
            <text:p>23.3</text:p>
          </table:table-cell>
          <table:table-cell office:value-type="float" office:value="7.64" calcext:value-type="float">
            <text:p>7.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Convertible mark</text:p>
          </table:table-cell>
          <table:table-cell office:value-type="float" office:value="3907074" calcext:value-type="float">
            <text:p>3907074</text:p>
          </table:table-cell>
          <table:table-cell office:value-type="float" office:value="51197" calcext:value-type="float">
            <text:p>51197</text:p>
          </table:table-cell>
          <table:table-cell office:value-type="float" office:value="76" calcext:value-type="float">
            <text:p>76</text:p>
          </table:table-cell>
          <table:table-cell office:value-type="float" office:value="9369" calcext:value-type="float">
            <text:p>9369</text:p>
          </table:table-cell>
          <table:table-cell office:value-type="float" office:value="78" calcext:value-type="float">
            <text:p>78</text:p>
          </table:table-cell>
          <table:table-cell office:value-type="float" office:value="8.77" calcext:value-type="float">
            <text:p>8.77</text:p>
          </table:table-cell>
          <table:table-cell office:value-type="float" office:value="8.08" calcext:value-type="float">
            <text:p>8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Botswana pula</text:p>
          </table:table-cell>
          <table:table-cell office:value-type="float" office:value="1764926" calcext:value-type="float">
            <text:p>1764926</text:p>
          </table:table-cell>
          <table:table-cell office:value-type="float" office:value="581730" calcext:value-type="float">
            <text:p>581730</text:p>
          </table:table-cell>
          <table:table-cell office:value-type="float" office:value="3" calcext:value-type="float">
            <text:p>3</text:p>
          </table:table-cell>
          <table:table-cell office:value-type="float" office:value="9350" calcext:value-type="float">
            <text:p>9350</text:p>
          </table:table-cell>
          <table:table-cell office:value-type="float" office:value="33.87" calcext:value-type="float">
            <text:p>33.87</text:p>
          </table:table-cell>
          <table:table-cell office:value-type="float" office:value="23.08" calcext:value-type="float">
            <text:p>23.08</text:p>
          </table:table-cell>
          <table:table-cell office:value-type="float" office:value="29.36" calcext:value-type="float">
            <text:p>29.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Brazilian real</text:p>
          </table:table-cell>
          <table:table-cell office:value-type="float" office:value="186404900" calcext:value-type="float">
            <text:p>186404900</text:p>
          </table:table-cell>
          <table:table-cell office:value-type="float" office:value="8514877" calcext:value-type="float">
            <text:p>8514877</text:p>
          </table:table-cell>
          <table:table-cell office:value-type="float" office:value="22" calcext:value-type="float">
            <text:p>22</text:p>
          </table:table-cell>
          <table:table-cell office:value-type="float" office:value="794098" calcext:value-type="float">
            <text:p>794098</text:p>
          </table:table-cell>
          <table:table-cell office:value-type="float" office:value="71.69" calcext:value-type="float">
            <text:p>71.69</text:p>
          </table:table-cell>
          <table:table-cell office:value-type="float" office:value="16.56" calcext:value-type="float">
            <text:p>16.56</text:p>
          </table:table-cell>
          <table:table-cell office:value-type="float" office:value="6.15" calcext:value-type="float">
            <text:p>6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dar Seri Begawan</text:p>
          </table:table-cell>
          <table:table-cell office:value-type="string" calcext:value-type="string">
            <text:p>Brunei dollar;Singapore dollar</text:p>
          </table:table-cell>
          <table:table-cell office:value-type="float" office:value="373819" calcext:value-type="float">
            <text:p>373819</text:p>
          </table:table-cell>
          <table:table-cell office:value-type="float" office:value="5765" calcext:value-type="float">
            <text:p>5765</text:p>
          </table:table-cell>
          <table:table-cell office:value-type="float" office:value="65" calcext:value-type="float">
            <text:p>65</text:p>
          </table:table-cell>
          <table:table-cell office:value-type="float" office:value="9531" calcext:value-type="float">
            <text:p>9531</text:p>
          </table:table-cell>
          <table:table-cell office:value-type="float" office:value="74.8" calcext:value-type="float">
            <text:p>74.8</text:p>
          </table:table-cell>
          <table:table-cell office:value-type="float" office:value="18.79" calcext:value-type="float">
            <text:p>18.79</text:p>
          </table:table-cell>
          <table:table-cell office:value-type="float" office:value="3.42" calcext:value-type="float">
            <text:p>3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ulgarian lev</text:p>
          </table:table-cell>
          <table:table-cell office:value-type="float" office:value="7725965" calcext:value-type="float">
            <text:p>7725965</text:p>
          </table:table-cell>
          <table:table-cell office:value-type="float" office:value="110912" calcext:value-type="float">
            <text:p>110912</text:p>
          </table:table-cell>
          <table:table-cell office:value-type="float" office:value="70" calcext:value-type="float">
            <text:p>70</text:p>
          </table:table-cell>
          <table:table-cell office:value-type="float" office:value="26648" calcext:value-type="float">
            <text:p>26648</text:p>
          </table:table-cell>
          <table:table-cell office:value-type="float" office:value="72.03" calcext:value-type="float">
            <text:p>72.03</text:p>
          </table:table-cell>
          <table:table-cell office:value-type="float" office:value="9.65" calcext:value-type="float">
            <text:p>9.65</text:p>
          </table:table-cell>
          <table:table-cell office:value-type="float" office:value="14.26" calcext:value-type="float">
            <text:p>14.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West African CFA franc</text:p>
          </table:table-cell>
          <table:table-cell office:value-type="float" office:value="13227840" calcext:value-type="float">
            <text:p>13227840</text:p>
          </table:table-cell>
          <table:table-cell office:value-type="float" office:value="274000" calcext:value-type="float">
            <text:p>274000</text:p>
          </table:table-cell>
          <table:table-cell office:value-type="float" office:value="48" calcext:value-type="float">
            <text:p>48</text:p>
          </table:table-cell>
          <table:table-cell office:value-type="float" office:value="5171" calcext:value-type="float">
            <text:p>5171</text:p>
          </table:table-cell>
          <table:table-cell office:value-type="float" office:value="48.45" calcext:value-type="float">
            <text:p>48.45</text:p>
          </table:table-cell>
          <table:table-cell office:value-type="float" office:value="45.62" calcext:value-type="float">
            <text:p>45.62</text:p>
          </table:table-cell>
          <table:table-cell office:value-type="float" office:value="15.92" calcext:value-type="float">
            <text:p>15.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Burundian franc</text:p>
          </table:table-cell>
          <table:table-cell office:value-type="float" office:value="7547515" calcext:value-type="float">
            <text:p>7547515</text:p>
          </table:table-cell>
          <table:table-cell office:value-type="float" office:value="27834" calcext:value-type="float">
            <text:p>27834</text:p>
          </table:table-cell>
          <table:table-cell office:value-type="float" office:value="271" calcext:value-type="float">
            <text:p>271</text:p>
          </table:table-cell>
          <table:table-cell office:value-type="float" office:value="800" calcext:value-type="float">
            <text:p>800</text:p>
          </table:table-cell>
          <table:table-cell office:value-type="float" office:value="50.29" calcext:value-type="float">
            <text:p>50.29</text:p>
          </table:table-cell>
          <table:table-cell office:value-type="float" office:value="42.22" calcext:value-type="float">
            <text:p>42.22</text:p>
          </table:table-cell>
          <table:table-cell office:value-type="float" office:value="13.79" calcext:value-type="float">
            <text:p>13.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Cambodian riel</text:p>
          </table:table-cell>
          <table:table-cell office:value-type="float" office:value="14071010" calcext:value-type="float">
            <text:p>14071010</text:p>
          </table:table-cell>
          <table:table-cell office:value-type="float" office:value="181035" calcext:value-type="float">
            <text:p>181035</text:p>
          </table:table-cell>
          <table:table-cell office:value-type="float" office:value="78" calcext:value-type="float">
            <text:p>78</text:p>
          </table:table-cell>
          <table:table-cell office:value-type="float" office:value="5391" calcext:value-type="float">
            <text:p>5391</text:p>
          </table:table-cell>
          <table:table-cell office:value-type="float" office:value="58.92" calcext:value-type="float">
            <text:p>58.92</text:p>
          </table:table-cell>
          <table:table-cell office:value-type="float" office:value="26.9" calcext:value-type="float">
            <text:p>26.9</text:p>
          </table:table-cell>
          <table:table-cell office:value-type="float" office:value="9.15" calcext:value-type="float">
            <text:p>9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Central African CFA franc</text:p>
          </table:table-cell>
          <table:table-cell office:value-type="float" office:value="16321860" calcext:value-type="float">
            <text:p>16321860</text:p>
          </table:table-cell>
          <table:table-cell office:value-type="float" office:value="475442" calcext:value-type="float">
            <text:p>475442</text:p>
          </table:table-cell>
          <table:table-cell office:value-type="float" office:value="34" calcext:value-type="float">
            <text:p>34</text:p>
          </table:table-cell>
          <table:table-cell office:value-type="float" office:value="16985" calcext:value-type="float">
            <text:p>16985</text:p>
          </table:table-cell>
          <table:table-cell office:value-type="float" office:value="50.89" calcext:value-type="float">
            <text:p>50.89</text:p>
          </table:table-cell>
          <table:table-cell office:value-type="float" office:value="33.89" calcext:value-type="float">
            <text:p>33.89</text:p>
          </table:table-cell>
          <table:table-cell office:value-type="float" office:value="13.63" calcext:value-type="float">
            <text:p>13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Canadian dollar</text:p>
          </table:table-cell>
          <table:table-cell office:value-type="float" office:value="32268240" calcext:value-type="float">
            <text:p>32268240</text:p>
          </table:table-cell>
          <table:table-cell office:value-type="float" office:value="9970610" calcext:value-type="float">
            <text:p>9970610</text:p>
          </table:table-cell>
          <table:table-cell office:value-type="float" office:value="3" calcext:value-type="float">
            <text:p>3</text:p>
          </table:table-cell>
          <table:table-cell office:value-type="float" office:value="1115192" calcext:value-type="float">
            <text:p>1115192</text:p>
          </table:table-cell>
          <table:table-cell office:value-type="float" office:value="80.22" calcext:value-type="float">
            <text:p>80.22</text:p>
          </table:table-cell>
          <table:table-cell office:value-type="float" office:value="10.78" calcext:value-type="float">
            <text:p>10.78</text:p>
          </table:table-cell>
          <table:table-cell office:value-type="float" office:value="7.73" calcext:value-type="float">
            <text:p>7.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raia</text:p>
          </table:table-cell>
          <table:table-cell office:value-type="string" calcext:value-type="string">
            <text:p>Cape Verdean escudo</text:p>
          </table:table-cell>
          <table:table-cell office:value-type="float" office:value="506807" calcext:value-type="float">
            <text:p>506807</text:p>
          </table:table-cell>
          <table:table-cell office:value-type="float" office:value="4033" calcext:value-type="float">
            <text:p>4033</text:p>
          </table:table-cell>
          <table:table-cell office:value-type="float" office:value="126" calcext:value-type="float">
            <text:p>126</text:p>
          </table:table-cell>
          <table:table-cell office:value-type="float" office:value="1024" calcext:value-type="float">
            <text:p>1024</text:p>
          </table:table-cell>
          <table:table-cell office:value-type="float" office:value="70.45" calcext:value-type="float">
            <text:p>70.45</text:p>
          </table:table-cell>
          <table:table-cell office:value-type="float" office:value="24.87" calcext:value-type="float">
            <text:p>24.87</text:p>
          </table:table-cell>
          <table:table-cell office:value-type="float" office:value="6.62" calcext:value-type="float">
            <text:p>6.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Central African CFA franc</text:p>
          </table:table-cell>
          <table:table-cell office:value-type="float" office:value="4037747" calcext:value-type="float">
            <text:p>4037747</text:p>
          </table:table-cell>
          <table:table-cell office:value-type="float" office:value="622984" calcext:value-type="float">
            <text:p>622984</text:p>
          </table:table-cell>
          <table:table-cell office:value-type="float" office:value="6" calcext:value-type="float">
            <text:p>6</text:p>
          </table:table-cell>
          <table:table-cell office:value-type="float" office:value="1369" calcext:value-type="float">
            <text:p>1369</text:p>
          </table:table-cell>
          <table:table-cell office:value-type="float" office:value="43.39" calcext:value-type="float">
            <text:p>43.39</text:p>
          </table:table-cell>
          <table:table-cell office:value-type="float" office:value="33.91" calcext:value-type="float">
            <text:p>33.91</text:p>
          </table:table-cell>
          <table:table-cell office:value-type="float" office:value="18.81" calcext:value-type="float">
            <text:p>18.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Central African CFA franc</text:p>
          </table:table-cell>
          <table:table-cell office:value-type="float" office:value="9748931" calcext:value-type="float">
            <text:p>9748931</text:p>
          </table:table-cell>
          <table:table-cell office:value-type="float" office:value="1284000" calcext:value-type="float">
            <text:p>1284000</text:p>
          </table:table-cell>
          <table:table-cell office:value-type="float" office:value="7" calcext:value-type="float">
            <text:p>7</text:p>
          </table:table-cell>
          <table:table-cell office:value-type="float" office:value="5469" calcext:value-type="float">
            <text:p>5469</text:p>
          </table:table-cell>
          <table:table-cell office:value-type="float" office:value="47.18" calcext:value-type="float">
            <text:p>47.18</text:p>
          </table:table-cell>
          <table:table-cell office:value-type="float" office:value="45.73" calcext:value-type="float">
            <text:p>45.73</text:p>
          </table:table-cell>
          <table:table-cell office:value-type="float" office:value="16.71" calcext:value-type="float">
            <text:p>16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Chilean peso</text:p>
          </table:table-cell>
          <table:table-cell office:value-type="float" office:value="16295100" calcext:value-type="float">
            <text:p>16295100</text:p>
          </table:table-cell>
          <table:table-cell office:value-type="float" office:value="756096" calcext:value-type="float">
            <text:p>756096</text:p>
          </table:table-cell>
          <table:table-cell office:value-type="float" office:value="22" calcext:value-type="float">
            <text:p>22</text:p>
          </table:table-cell>
          <table:table-cell office:value-type="float" office:value="115248" calcext:value-type="float">
            <text:p>115248</text:p>
          </table:table-cell>
          <table:table-cell office:value-type="float" office:value="76.58" calcext:value-type="float">
            <text:p>76.58</text:p>
          </table:table-cell>
          <table:table-cell office:value-type="float" office:value="15.23" calcext:value-type="float">
            <text:p>15.23</text:p>
          </table:table-cell>
          <table:table-cell office:value-type="float" office:value="5.76" calcext:value-type="float">
            <text:p>5.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ina-People's Republic of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Chinese yuan (renminbi)</text:p>
          </table:table-cell>
          <table:table-cell office:value-type="float" office:value="1315844000" calcext:value-type="float">
            <text:p>1315844000</text:p>
          </table:table-cell>
          <table:table-cell office:value-type="float" office:value="9596961" calcext:value-type="float">
            <text:p>9596961</text:p>
          </table:table-cell>
          <table:table-cell office:value-type="float" office:value="137" calcext:value-type="float">
            <text:p>137</text:p>
          </table:table-cell>
          <table:table-cell office:value-type="float" office:value="2228862" calcext:value-type="float">
            <text:p>2228862</text:p>
          </table:table-cell>
          <table:table-cell office:value-type="float" office:value="72.27" calcext:value-type="float">
            <text:p>72.27</text:p>
          </table:table-cell>
          <table:table-cell office:value-type="float" office:value="13.25" calcext:value-type="float">
            <text:p>13.25</text:p>
          </table:table-cell>
          <table:table-cell office:value-type="float" office:value="6.94" calcext:value-type="float">
            <text:p>6.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lombian peso</text:p>
          </table:table-cell>
          <table:table-cell office:value-type="float" office:value="45600240" calcext:value-type="float">
            <text:p>45600240</text:p>
          </table:table-cell>
          <table:table-cell office:value-type="float" office:value="1138914" calcext:value-type="float">
            <text:p>1138914</text:p>
          </table:table-cell>
          <table:table-cell office:value-type="float" office:value="40" calcext:value-type="float">
            <text:p>40</text:p>
          </table:table-cell>
          <table:table-cell office:value-type="float" office:value="122309" calcext:value-type="float">
            <text:p>122309</text:p>
          </table:table-cell>
          <table:table-cell office:value-type="float" office:value="71.72" calcext:value-type="float">
            <text:p>71.72</text:p>
          </table:table-cell>
          <table:table-cell office:value-type="float" office:value="20.48" calcext:value-type="float">
            <text:p>20.48</text:p>
          </table:table-cell>
          <table:table-cell office:value-type="float" office:value="5.59" calcext:value-type="float">
            <text:p>5.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Comorian franc</text:p>
          </table:table-cell>
          <table:table-cell office:value-type="float" office:value="797902" calcext:value-type="float">
            <text:p>797902</text:p>
          </table:table-cell>
          <table:table-cell office:value-type="float" office:value="2235" calcext:value-type="float">
            <text:p>2235</text:p>
          </table:table-cell>
          <table:table-cell office:value-type="float" office:value="357" calcext:value-type="float">
            <text:p>357</text:p>
          </table:table-cell>
          <table:table-cell office:value-type="float" office:value="382" calcext:value-type="float">
            <text:p>382</text:p>
          </table:table-cell>
          <table:table-cell office:value-type="float" office:value="61.96" calcext:value-type="float">
            <text:p>61.96</text:p>
          </table:table-cell>
          <table:table-cell office:value-type="float" office:value="36.93" calcext:value-type="float">
            <text:p>36.93</text:p>
          </table:table-cell>
          <table:table-cell office:value-type="float" office:value="8.4" calcext:value-type="float">
            <text:p>8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go-Democratic Republic of th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Congolese franc</text:p>
          </table:table-cell>
          <table:table-cell office:value-type="float" office:value="57548740" calcext:value-type="float">
            <text:p>57548740</text:p>
          </table:table-cell>
          <table:table-cell office:value-type="float" office:value="2344858" calcext:value-type="float">
            <text:p>2344858</text:p>
          </table:table-cell>
          <table:table-cell office:value-type="float" office:value="25" calcext:value-type="float">
            <text:p>25</text:p>
          </table:table-cell>
          <table:table-cell office:value-type="float" office:value="6974" calcext:value-type="float">
            <text:p>6974</text:p>
          </table:table-cell>
          <table:table-cell office:value-type="float" office:value="51.1" calcext:value-type="float">
            <text:p>51.1</text:p>
          </table:table-cell>
          <table:table-cell office:value-type="float" office:value="43.69" calcext:value-type="float">
            <text:p>43.69</text:p>
          </table:table-cell>
          <table:table-cell office:value-type="float" office:value="13.54" calcext:value-type="float">
            <text:p>13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go-Republic of th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Central African CFA franc</text:p>
          </table:table-cell>
          <table:table-cell office:value-type="float" office:value="3998904" calcext:value-type="float">
            <text:p>3998904</text:p>
          </table:table-cell>
          <table:table-cell office:value-type="float" office:value="342000" calcext:value-type="float">
            <text:p>342000</text:p>
          </table:table-cell>
          <table:table-cell office:value-type="float" office:value="11" calcext:value-type="float">
            <text:p>11</text:p>
          </table:table-cell>
          <table:table-cell office:value-type="float" office:value="5091" calcext:value-type="float">
            <text:p>5091</text:p>
          </table:table-cell>
          <table:table-cell office:value-type="float" office:value="52.26" calcext:value-type="float">
            <text:p>52.26</text:p>
          </table:table-cell>
          <table:table-cell office:value-type="float" office:value="42.57" calcext:value-type="float">
            <text:p>42.57</text:p>
          </table:table-cell>
          <table:table-cell office:value-type="float" office:value="13.3" calcext:value-type="float">
            <text:p>13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Costa Rican colón</text:p>
          </table:table-cell>
          <table:table-cell office:value-type="float" office:value="4327228" calcext:value-type="float">
            <text:p>4327228</text:p>
          </table:table-cell>
          <table:table-cell office:value-type="float" office:value="51100" calcext:value-type="float">
            <text:p>51100</text:p>
          </table:table-cell>
          <table:table-cell office:value-type="float" office:value="85" calcext:value-type="float">
            <text:p>85</text:p>
          </table:table-cell>
          <table:table-cell office:value-type="float" office:value="19432" calcext:value-type="float">
            <text:p>19432</text:p>
          </table:table-cell>
          <table:table-cell office:value-type="float" office:value="76.84" calcext:value-type="float">
            <text:p>76.84</text:p>
          </table:table-cell>
          <table:table-cell office:value-type="float" office:value="18.32" calcext:value-type="float">
            <text:p>18.32</text:p>
          </table:table-cell>
          <table:table-cell office:value-type="float" office:value="4.33" calcext:value-type="float">
            <text:p>4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Croatian kuna</text:p>
          </table:table-cell>
          <table:table-cell office:value-type="float" office:value="4551338" calcext:value-type="float">
            <text:p>4551338</text:p>
          </table:table-cell>
          <table:table-cell office:value-type="float" office:value="56538" calcext:value-type="float">
            <text:p>56538</text:p>
          </table:table-cell>
          <table:table-cell office:value-type="float" office:value="81" calcext:value-type="float">
            <text:p>81</text:p>
          </table:table-cell>
          <table:table-cell office:value-type="float" office:value="37412" calcext:value-type="float">
            <text:p>37412</text:p>
          </table:table-cell>
          <table:table-cell office:value-type="float" office:value="74.45" calcext:value-type="float">
            <text:p>74.45</text:p>
          </table:table-cell>
          <table:table-cell office:value-type="float" office:value="9.61" calcext:value-type="float">
            <text:p>9.61</text:p>
          </table:table-cell>
          <table:table-cell office:value-type="float" office:value="11.38" calcext:value-type="float">
            <text:p>11.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uban convertible peso;Cuban peso</text:p>
          </table:table-cell>
          <table:table-cell office:value-type="float" office:value="11269400" calcext:value-type="float">
            <text:p>11269400</text:p>
          </table:table-cell>
          <table:table-cell office:value-type="float" office:value="110861" calcext:value-type="float">
            <text:p>110861</text:p>
          </table:table-cell>
          <table:table-cell office:value-type="float" office:value="102" calcext:value-type="float">
            <text:p>102</text:p>
          </table:table-cell>
          <table:table-cell office:value-type="float" office:value="19356" calcext:value-type="float">
            <text:p>19356</text:p>
          </table:table-cell>
          <table:table-cell office:value-type="float" office:value="77.23" calcext:value-type="float">
            <text:p>77.23</text:p>
          </table:table-cell>
          <table:table-cell office:value-type="float" office:value="11.89" calcext:value-type="float">
            <text:p>11.89</text:p>
          </table:table-cell>
          <table:table-cell office:value-type="float" office:value="7.19" calcext:value-type="float">
            <text:p>7.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icosia</text:p>
          </table:table-cell>
          <table:table-cell office:value-type="string" calcext:value-type="string">
            <text:p>Cypriot pound</text:p>
          </table:table-cell>
          <table:table-cell office:value-type="float" office:value="264172" calcext:value-type="float">
            <text:p>264172</text:p>
          </table:table-cell>
          <table:table-cell office:value-type="float" office:value="3355" calcext:value-type="float">
            <text:p>3355</text:p>
          </table:table-cell>
          <table:table-cell office:value-type="float" office:value="78" calcext:value-type="float">
            <text:p>78</text:p>
          </table:table-cell>
          <table:table-cell office:value-type="float" office:value="15418" calcext:value-type="float">
            <text:p>15418</text:p>
          </table:table-cell>
          <table:table-cell office:value-type="float" office:value="77.82" calcext:value-type="float">
            <text:p>77.82</text:p>
          </table:table-cell>
          <table:table-cell office:value-type="float" office:value="12.56" calcext:value-type="float">
            <text:p>12.56</text:p>
          </table:table-cell>
          <table:table-cell office:value-type="float" office:value="7.64" calcext:value-type="float">
            <text:p>7.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ech koruna</text:p>
          </table:table-cell>
          <table:table-cell office:value-type="float" office:value="10219600" calcext:value-type="float">
            <text:p>10219600</text:p>
          </table:table-cell>
          <table:table-cell office:value-type="float" office:value="78866" calcext:value-type="float">
            <text:p>78866</text:p>
          </table:table-cell>
          <table:table-cell office:value-type="float" office:value="130" calcext:value-type="float">
            <text:p>130</text:p>
          </table:table-cell>
          <table:table-cell office:value-type="float" office:value="122345" calcext:value-type="float">
            <text:p>122345</text:p>
          </table:table-cell>
          <table:table-cell office:value-type="float" office:value="76.02" calcext:value-type="float">
            <text:p>76.02</text:p>
          </table:table-cell>
          <table:table-cell office:value-type="float" office:value="10.4" calcext:value-type="float">
            <text:p>10.4</text:p>
          </table:table-cell>
          <table:table-cell office:value-type="float" office:value="10.54" calcext:value-type="float">
            <text:p>10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Danish krone</text:p>
          </table:table-cell>
          <table:table-cell office:value-type="float" office:value="5430590" calcext:value-type="float">
            <text:p>5430590</text:p>
          </table:table-cell>
          <table:table-cell office:value-type="float" office:value="43094" calcext:value-type="float">
            <text:p>43094</text:p>
          </table:table-cell>
          <table:table-cell office:value-type="float" office:value="126" calcext:value-type="float">
            <text:p>126</text:p>
          </table:table-cell>
          <table:table-cell office:value-type="float" office:value="254401" calcext:value-type="float">
            <text:p>254401</text:p>
          </table:table-cell>
          <table:table-cell office:value-type="float" office:value="77.79" calcext:value-type="float">
            <text:p>77.79</text:p>
          </table:table-cell>
          <table:table-cell office:value-type="float" office:value="11.13" calcext:value-type="float">
            <text:p>11.13</text:p>
          </table:table-cell>
          <table:table-cell office:value-type="float" office:value="10.43" calcext:value-type="float">
            <text:p>10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jibouti City</text:p>
          </table:table-cell>
          <table:table-cell office:value-type="string" calcext:value-type="string">
            <text:p>Djiboutian franc</text:p>
          </table:table-cell>
          <table:table-cell office:value-type="float" office:value="793078" calcext:value-type="float">
            <text:p>793078</text:p>
          </table:table-cell>
          <table:table-cell office:value-type="float" office:value="23200" calcext:value-type="float">
            <text:p>23200</text:p>
          </table:table-cell>
          <table:table-cell office:value-type="float" office:value="34" calcext:value-type="float">
            <text:p>34</text:p>
          </table:table-cell>
          <table:table-cell office:value-type="float" office:value="702" calcext:value-type="float">
            <text:p>702</text:p>
          </table:table-cell>
          <table:table-cell office:value-type="float" office:value="43.1" calcext:value-type="float">
            <text:p>43.1</text:p>
          </table:table-cell>
          <table:table-cell office:value-type="float" office:value="39.53" calcext:value-type="float">
            <text:p>39.53</text:p>
          </table:table-cell>
          <table:table-cell office:value-type="float" office:value="19.39" calcext:value-type="float">
            <text:p>19.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East Caribbean dollar</text:p>
          </table:table-cell>
          <table:table-cell office:value-type="float" office:value="78940" calcext:value-type="float">
            <text:p>78940</text:p>
          </table:table-cell>
          <table:table-cell office:value-type="float" office:value="751" calcext:value-type="float">
            <text:p>751</text:p>
          </table:table-cell>
          <table:table-cell office:value-type="float" office:value="105" calcext:value-type="float">
            <text:p>105</text:p>
          </table:table-cell>
          <table:table-cell office:value-type="float" office:value="279" calcext:value-type="float">
            <text:p>279</text:p>
          </table:table-cell>
          <table:table-cell office:value-type="float" office:value="74.65" calcext:value-type="float">
            <text:p>74.65</text:p>
          </table:table-cell>
          <table:table-cell office:value-type="float" office:value="15.27" calcext:value-type="float">
            <text:p>15.27</text:p>
          </table:table-cell>
          <table:table-cell office:value-type="float" office:value="6.81" calcext:value-type="float">
            <text:p>6.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Dominican peso</text:p>
          </table:table-cell>
          <table:table-cell office:value-type="float" office:value="8894907" calcext:value-type="float">
            <text:p>8894907</text:p>
          </table:table-cell>
          <table:table-cell office:value-type="float" office:value="48671" calcext:value-type="float">
            <text:p>48671</text:p>
          </table:table-cell>
          <table:table-cell office:value-type="float" office:value="183" calcext:value-type="float">
            <text:p>183</text:p>
          </table:table-cell>
          <table:table-cell office:value-type="float" office:value="28303" calcext:value-type="float">
            <text:p>28303</text:p>
          </table:table-cell>
          <table:table-cell office:value-type="float" office:value="71.44" calcext:value-type="float">
            <text:p>71.44</text:p>
          </table:table-cell>
          <table:table-cell office:value-type="float" office:value="23.22" calcext:value-type="float">
            <text:p>23.22</text:p>
          </table:table-cell>
          <table:table-cell office:value-type="float" office:value="5.73" calcext:value-type="float">
            <text:p>5.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United States dollar</text:p>
          </table:table-cell>
          <table:table-cell office:value-type="float" office:value="13228420" calcext:value-type="float">
            <text:p>13228420</text:p>
          </table:table-cell>
          <table:table-cell office:value-type="float" office:value="283561" calcext:value-type="float">
            <text:p>283561</text:p>
          </table:table-cell>
          <table:table-cell office:value-type="float" office:value="47" calcext:value-type="float">
            <text:p>47</text:p>
          </table:table-cell>
          <table:table-cell office:value-type="float" office:value="36244" calcext:value-type="float">
            <text:p>36244</text:p>
          </table:table-cell>
          <table:table-cell office:value-type="float" office:value="76.21" calcext:value-type="float">
            <text:p>76.21</text:p>
          </table:table-cell>
          <table:table-cell office:value-type="float" office:value="22.29" calcext:value-type="float">
            <text:p>22.29</text:p>
          </table:table-cell>
          <table:table-cell office:value-type="float" office:value="4.24" calcext:value-type="float">
            <text:p>4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Egyptian pound</text:p>
          </table:table-cell>
          <table:table-cell office:value-type="float" office:value="74032880" calcext:value-type="float">
            <text:p>74032880</text:p>
          </table:table-cell>
          <table:table-cell office:value-type="float" office:value="1001449" calcext:value-type="float">
            <text:p>1001449</text:p>
          </table:table-cell>
          <table:table-cell office:value-type="float" office:value="74" calcext:value-type="float">
            <text:p>74</text:p>
          </table:table-cell>
          <table:table-cell office:value-type="float" office:value="89336" calcext:value-type="float">
            <text:p>89336</text:p>
          </table:table-cell>
          <table:table-cell office:value-type="float" office:value="71" calcext:value-type="float">
            <text:p>71</text:p>
          </table:table-cell>
          <table:table-cell office:value-type="float" office:value="22.94" calcext:value-type="float">
            <text:p>22.94</text:p>
          </table:table-cell>
          <table:table-cell office:value-type="float" office:value="5.26" calcext:value-type="float">
            <text:p>5.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Salvadoran colón;United States Dollar</text:p>
          </table:table-cell>
          <table:table-cell office:value-type="float" office:value="6880951" calcext:value-type="float">
            <text:p>6880951</text:p>
          </table:table-cell>
          <table:table-cell office:value-type="float" office:value="21041" calcext:value-type="float">
            <text:p>21041</text:p>
          </table:table-cell>
          <table:table-cell office:value-type="float" office:value="327" calcext:value-type="float">
            <text:p>327</text:p>
          </table:table-cell>
          <table:table-cell office:value-type="float" office:value="16974" calcext:value-type="float">
            <text:p>16974</text:p>
          </table:table-cell>
          <table:table-cell office:value-type="float" office:value="71.22" calcext:value-type="float">
            <text:p>71.22</text:p>
          </table:table-cell>
          <table:table-cell office:value-type="float" office:value="26.61" calcext:value-type="float">
            <text:p>26.61</text:p>
          </table:table-cell>
          <table:table-cell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Central African CFA franc</text:p>
          </table:table-cell>
          <table:table-cell office:value-type="float" office:value="503519" calcext:value-type="float">
            <text:p>503519</text:p>
          </table:table-cell>
          <table:table-cell office:value-type="float" office:value="28051" calcext:value-type="float">
            <text:p>28051</text:p>
          </table:table-cell>
          <table:table-cell office:value-type="float" office:value="18" calcext:value-type="float">
            <text:p>18</text:p>
          </table:table-cell>
          <table:table-cell office:value-type="float" office:value="3231" calcext:value-type="float">
            <text:p>3231</text:p>
          </table:table-cell>
          <table:table-cell office:value-type="float" office:value="49.7" calcext:value-type="float">
            <text:p>49.7</text:p>
          </table:table-cell>
          <table:table-cell office:value-type="float" office:value="35.59" calcext:value-type="float">
            <text:p>35.59</text:p>
          </table:table-cell>
          <table:table-cell office:value-type="float" office:value="15.04" calcext:value-type="float">
            <text:p>15.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Eritrean nakfa</text:p>
          </table:table-cell>
          <table:table-cell office:value-type="float" office:value="4401357" calcext:value-type="float">
            <text:p>4401357</text:p>
          </table:table-cell>
          <table:table-cell office:value-type="float" office:value="117600" calcext:value-type="float">
            <text:p>117600</text:p>
          </table:table-cell>
          <table:table-cell office:value-type="float" office:value="37" calcext:value-type="float">
            <text:p>37</text:p>
          </table:table-cell>
          <table:table-cell office:value-type="float" office:value="986" calcext:value-type="float">
            <text:p>986</text:p>
          </table:table-cell>
          <table:table-cell office:value-type="float" office:value="58.47" calcext:value-type="float">
            <text:p>58.47</text:p>
          </table:table-cell>
          <table:table-cell office:value-type="float" office:value="34.33" calcext:value-type="float">
            <text:p>34.33</text:p>
          </table:table-cell>
          <table:table-cell office:value-type="float" office:value="9.87" calcext:value-type="float">
            <text:p>9.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stonian kroon</text:p>
          </table:table-cell>
          <table:table-cell office:value-type="float" office:value="1329697" calcext:value-type="float">
            <text:p>1329697</text:p>
          </table:table-cell>
          <table:table-cell office:value-type="float" office:value="45100" calcext:value-type="float">
            <text:p>45100</text:p>
          </table:table-cell>
          <table:table-cell office:value-type="float" office:value="29" calcext:value-type="float">
            <text:p>29</text:p>
          </table:table-cell>
          <table:table-cell office:value-type="float" office:value="13107" calcext:value-type="float">
            <text:p>13107</text:p>
          </table:table-cell>
          <table:table-cell office:value-type="float" office:value="71.77" calcext:value-type="float">
            <text:p>71.77</text:p>
          </table:table-cell>
          <table:table-cell office:value-type="float" office:value="10.04" calcext:value-type="float">
            <text:p>10.04</text:p>
          </table:table-cell>
          <table:table-cell office:value-type="float" office:value="13.21" calcext:value-type="float">
            <text:p>13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Ethiopian birr</text:p>
          </table:table-cell>
          <table:table-cell office:value-type="float" office:value="77430700" calcext:value-type="float">
            <text:p>77430700</text:p>
          </table:table-cell>
          <table:table-cell office:value-type="float" office:value="1104300" calcext:value-type="float">
            <text:p>1104300</text:p>
          </table:table-cell>
          <table:table-cell office:value-type="float" office:value="70" calcext:value-type="float">
            <text:p>70</text:p>
          </table:table-cell>
          <table:table-cell office:value-type="float" office:value="11174" calcext:value-type="float">
            <text:p>11174</text:p>
          </table:table-cell>
          <table:table-cell office:value-type="float" office:value="48.83" calcext:value-type="float">
            <text:p>48.83</text:p>
          </table:table-cell>
          <table:table-cell office:value-type="float" office:value="37.98" calcext:value-type="float">
            <text:p>37.98</text:p>
          </table:table-cell>
          <table:table-cell office:value-type="float" office:value="15.06" calcext:value-type="float">
            <text:p>15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Fijian dollar</text:p>
          </table:table-cell>
          <table:table-cell office:value-type="float" office:value="847706" calcext:value-type="float">
            <text:p>847706</text:p>
          </table:table-cell>
          <table:table-cell office:value-type="float" office:value="18274" calcext:value-type="float">
            <text:p>18274</text:p>
          </table:table-cell>
          <table:table-cell office:value-type="float" office:value="46" calcext:value-type="float">
            <text:p>46</text:p>
          </table:table-cell>
          <table:table-cell office:value-type="float" office:value="2810" calcext:value-type="float">
            <text:p>2810</text:p>
          </table:table-cell>
          <table:table-cell office:value-type="float" office:value="69.53" calcext:value-type="float">
            <text:p>69.53</text:p>
          </table:table-cell>
          <table:table-cell office:value-type="float" office:value="22.55" calcext:value-type="float">
            <text:p>22.55</text:p>
          </table:table-cell>
          <table:table-cell office:value-type="float" office:value="5.65" calcext:value-type="float">
            <text:p>5.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Euro</text:p>
          </table:table-cell>
          <table:table-cell office:value-type="float" office:value="5249060" calcext:value-type="float">
            <text:p>5249060</text:p>
          </table:table-cell>
          <table:table-cell office:value-type="float" office:value="338145" calcext:value-type="float">
            <text:p>338145</text:p>
          </table:table-cell>
          <table:table-cell office:value-type="float" office:value="15" calcext:value-type="float">
            <text:p>15</text:p>
          </table:table-cell>
          <table:table-cell office:value-type="float" office:value="193176" calcext:value-type="float">
            <text:p>193176</text:p>
          </table:table-cell>
          <table:table-cell office:value-type="float" office:value="78.5" calcext:value-type="float">
            <text:p>78.5</text:p>
          </table:table-cell>
          <table:table-cell office:value-type="float" office:value="10.45" calcext:value-type="float">
            <text:p>10.45</text:p>
          </table:table-cell>
          <table:table-cell office:value-type="float" office:value="9.79" calcext:value-type="float">
            <text:p>9.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ro</text:p>
          </table:table-cell>
          <table:table-cell office:value-type="float" office:value="60495540" calcext:value-type="float">
            <text:p>60495540</text:p>
          </table:table-cell>
          <table:table-cell office:value-type="float" office:value="551500" calcext:value-type="float">
            <text:p>551500</text:p>
          </table:table-cell>
          <table:table-cell office:value-type="float" office:value="110" calcext:value-type="float">
            <text:p>110</text:p>
          </table:table-cell>
          <table:table-cell office:value-type="float" office:value="2110185" calcext:value-type="float">
            <text:p>2110185</text:p>
          </table:table-cell>
          <table:table-cell office:value-type="float" office:value="79.73" calcext:value-type="float">
            <text:p>79.73</text:p>
          </table:table-cell>
          <table:table-cell office:value-type="float" office:value="11.99" calcext:value-type="float">
            <text:p>11.99</text:p>
          </table:table-cell>
          <table:table-cell office:value-type="float" office:value="9.08" calcext:value-type="float">
            <text:p>9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Central African CFA franc</text:p>
          </table:table-cell>
          <table:table-cell office:value-type="float" office:value="1383841" calcext:value-type="float">
            <text:p>1383841</text:p>
          </table:table-cell>
          <table:table-cell office:value-type="float" office:value="267668" calcext:value-type="float">
            <text:p>267668</text:p>
          </table:table-cell>
          <table:table-cell office:value-type="float" office:value="5" calcext:value-type="float">
            <text:p>5</text:p>
          </table:table-cell>
          <table:table-cell office:value-type="float" office:value="8055" calcext:value-type="float">
            <text:p>8055</text:p>
          </table:table-cell>
          <table:table-cell office:value-type="float" office:value="55.02" calcext:value-type="float">
            <text:p>55.02</text:p>
          </table:table-cell>
          <table:table-cell office:value-type="float" office:value="36.16" calcext:value-type="float">
            <text:p>36.16</text:p>
          </table:table-cell>
          <table:table-cell office:value-type="float" office:value="12.03" calcext:value-type="float">
            <text:p>12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Gambian dalasi</text:p>
          </table:table-cell>
          <table:table-cell office:value-type="float" office:value="1517079" calcext:value-type="float">
            <text:p>1517079</text:p>
          </table:table-cell>
          <table:table-cell office:value-type="float" office:value="11295" calcext:value-type="float">
            <text:p>11295</text:p>
          </table:table-cell>
          <table:table-cell office:value-type="float" office:value="134" calcext:value-type="float">
            <text:p>134</text:p>
          </table:table-cell>
          <table:table-cell office:value-type="float" office:value="461" calcext:value-type="float">
            <text:p>461</text:p>
          </table:table-cell>
          <table:table-cell office:value-type="float" office:value="53.75" calcext:value-type="float">
            <text:p>53.75</text:p>
          </table:table-cell>
          <table:table-cell office:value-type="float" office:value="39.37" calcext:value-type="float">
            <text:p>39.37</text:p>
          </table:table-cell>
          <table:table-cell office:value-type="float" office:value="12.52" calcext:value-type="float">
            <text:p>12.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bilisi</text:p>
          </table:table-cell>
          <table:table-cell office:value-type="string" calcext:value-type="string">
            <text:p>Georgian lari</text:p>
          </table:table-cell>
          <table:table-cell office:value-type="float" office:value="4474404" calcext:value-type="float">
            <text:p>4474404</text:p>
          </table:table-cell>
          <table:table-cell office:value-type="float" office:value="69700" calcext:value-type="float">
            <text:p>69700</text:p>
          </table:table-cell>
          <table:table-cell office:value-type="float" office:value="64" calcext:value-type="float">
            <text:p>64</text:p>
          </table:table-cell>
          <table:table-cell office:value-type="float" office:value="6395" calcext:value-type="float">
            <text:p>6395</text:p>
          </table:table-cell>
          <table:table-cell office:value-type="float" office:value="75.88" calcext:value-type="float">
            <text:p>75.88</text:p>
          </table:table-cell>
          <table:table-cell office:value-type="float" office:value="10.41" calcext:value-type="float">
            <text:p>10.41</text:p>
          </table:table-cell>
          <table:table-cell office:value-type="float" office:value="9.09" calcext:value-type="float">
            <text:p>9.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uro</text:p>
          </table:table-cell>
          <table:table-cell office:value-type="float" office:value="82689210" calcext:value-type="float">
            <text:p>82689210</text:p>
          </table:table-cell>
          <table:table-cell office:value-type="float" office:value="357022" calcext:value-type="float">
            <text:p>357022</text:p>
          </table:table-cell>
          <table:table-cell office:value-type="float" office:value="232" calcext:value-type="float">
            <text:p>232</text:p>
          </table:table-cell>
          <table:table-cell office:value-type="float" office:value="2781900" calcext:value-type="float">
            <text:p>2781900</text:p>
          </table:table-cell>
          <table:table-cell office:value-type="float" office:value="78.8" calcext:value-type="float">
            <text:p>78.8</text:p>
          </table:table-cell>
          <table:table-cell office:value-type="float" office:value="8.25" calcext:value-type="float">
            <text:p>8.25</text:p>
          </table:table-cell>
          <table:table-cell office:value-type="float" office:value="10.55" calcext:value-type="float">
            <text:p>10.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Ghanaian cedi</text:p>
          </table:table-cell>
          <table:table-cell office:value-type="float" office:value="22112810" calcext:value-type="float">
            <text:p>22112810</text:p>
          </table:table-cell>
          <table:table-cell office:value-type="float" office:value="238533" calcext:value-type="float">
            <text:p>238533</text:p>
          </table:table-cell>
          <table:table-cell office:value-type="float" office:value="93" calcext:value-type="float">
            <text:p>93</text:p>
          </table:table-cell>
          <table:table-cell office:value-type="float" office:value="10695" calcext:value-type="float">
            <text:p>10695</text:p>
          </table:table-cell>
          <table:table-cell office:value-type="float" office:value="58.47" calcext:value-type="float">
            <text:p>58.47</text:p>
          </table:table-cell>
          <table:table-cell office:value-type="float" office:value="30.52" calcext:value-type="float">
            <text:p>30.52</text:p>
          </table:table-cell>
          <table:table-cell office:value-type="float" office:value="9.91" calcext:value-type="float">
            <text:p>9.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uro</text:p>
          </table:table-cell>
          <table:table-cell office:value-type="float" office:value="11119890" calcext:value-type="float">
            <text:p>11119890</text:p>
          </table:table-cell>
          <table:table-cell office:value-type="float" office:value="131957" calcext:value-type="float">
            <text:p>131957</text:p>
          </table:table-cell>
          <table:table-cell office:value-type="float" office:value="84" calcext:value-type="float">
            <text:p>84</text:p>
          </table:table-cell>
          <table:table-cell office:value-type="float" office:value="213698" calcext:value-type="float">
            <text:p>213698</text:p>
          </table:table-cell>
          <table:table-cell office:value-type="float" office:value="79.24" calcext:value-type="float">
            <text:p>79.24</text:p>
          </table:table-cell>
          <table:table-cell office:value-type="float" office:value="9.68" calcext:value-type="float">
            <text:p>9.68</text:p>
          </table:table-cell>
          <table:table-cell office:value-type="float" office:value="10.15" calcext:value-type="float">
            <text:p>10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t. George's</text:p>
          </table:table-cell>
          <table:table-cell office:value-type="string" calcext:value-type="string">
            <text:p>East Caribbean dollar</text:p>
          </table:table-cell>
          <table:table-cell office:value-type="float" office:value="102924" calcext:value-type="float">
            <text:p>102924</text:p>
          </table:table-cell>
          <table:table-cell office:value-type="float" office:value="344" calcext:value-type="float">
            <text:p>344</text:p>
          </table:table-cell>
          <table:table-cell office:value-type="float" office:value="260" calcext:value-type="float">
            <text:p>260</text:p>
          </table:table-cell>
          <table:table-cell office:value-type="float" office:value="454" calcext:value-type="float">
            <text:p>454</text:p>
          </table:table-cell>
          <table:table-cell office:value-type="float" office:value="64.53" calcext:value-type="float">
            <text:p>64.53</text:p>
          </table:table-cell>
          <table:table-cell office:value-type="float" office:value="22.08" calcext:value-type="float">
            <text:p>22.08</text:p>
          </table:table-cell>
          <table:table-cell office:value-type="float" office:value="7.17" calcext:value-type="float">
            <text:p>7.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Guatemala City</text:p>
          </table:table-cell>
          <table:table-cell office:value-type="string" calcext:value-type="string">
            <text:p>Guatemalan quetzal</text:p>
          </table:table-cell>
          <table:table-cell office:value-type="float" office:value="12599060" calcext:value-type="float">
            <text:p>12599060</text:p>
          </table:table-cell>
          <table:table-cell office:value-type="float" office:value="108889" calcext:value-type="float">
            <text:p>108889</text:p>
          </table:table-cell>
          <table:table-cell office:value-type="float" office:value="116" calcext:value-type="float">
            <text:p>116</text:p>
          </table:table-cell>
          <table:table-cell office:value-type="float" office:value="31683" calcext:value-type="float">
            <text:p>31683</text:p>
          </table:table-cell>
          <table:table-cell office:value-type="float" office:value="69.06" calcext:value-type="float">
            <text:p>69.06</text:p>
          </table:table-cell>
          <table:table-cell office:value-type="float" office:value="29.88" calcext:value-type="float">
            <text:p>29.88</text:p>
          </table:table-cell>
          <table:table-cell office:value-type="float" office:value="5.3" calcext:value-type="float">
            <text:p>5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Guinean franc</text:p>
          </table:table-cell>
          <table:table-cell office:value-type="float" office:value="9402098" calcext:value-type="float">
            <text:p>9402098</text:p>
          </table:table-cell>
          <table:table-cell office:value-type="float" office:value="245857" calcext:value-type="float">
            <text:p>245857</text:p>
          </table:table-cell>
          <table:table-cell office:value-type="float" office:value="38" calcext:value-type="float">
            <text:p>38</text:p>
          </table:table-cell>
          <table:table-cell office:value-type="float" office:value="2689" calcext:value-type="float">
            <text:p>2689</text:p>
          </table:table-cell>
          <table:table-cell office:value-type="float" office:value="49.36" calcext:value-type="float">
            <text:p>49.36</text:p>
          </table:table-cell>
          <table:table-cell office:value-type="float" office:value="41.76" calcext:value-type="float">
            <text:p>41.76</text:p>
          </table:table-cell>
          <table:table-cell office:value-type="float" office:value="15.63" calcext:value-type="float">
            <text:p>15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West African CFA franc</text:p>
          </table:table-cell>
          <table:table-cell office:value-type="float" office:value="1586344" calcext:value-type="float">
            <text:p>1586344</text:p>
          </table:table-cell>
          <table:table-cell office:value-type="float" office:value="36125" calcext:value-type="float">
            <text:p>36125</text:p>
          </table:table-cell>
          <table:table-cell office:value-type="float" office:value="44" calcext:value-type="float">
            <text:p>44</text:p>
          </table:table-cell>
          <table:table-cell office:value-type="float" office:value="301" calcext:value-type="float">
            <text:p>301</text:p>
          </table:table-cell>
          <table:table-cell office:value-type="float" office:value="46.61" calcext:value-type="float">
            <text:p>46.61</text:p>
          </table:table-cell>
          <table:table-cell office:value-type="float" office:value="37.22" calcext:value-type="float">
            <text:p>37.22</text:p>
          </table:table-cell>
          <table:table-cell office:value-type="float" office:value="16.73" calcext:value-type="float">
            <text:p>16.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Guyanese dollar</text:p>
          </table:table-cell>
          <table:table-cell office:value-type="float" office:value="751218" calcext:value-type="float">
            <text:p>751218</text:p>
          </table:table-cell>
          <table:table-cell office:value-type="float" office:value="214969" calcext:value-type="float">
            <text:p>214969</text:p>
          </table:table-cell>
          <table:table-cell office:value-type="float" office:value="3" calcext:value-type="float">
            <text:p>3</text:p>
          </table:table-cell>
          <table:table-cell office:value-type="float" office:value="783" calcext:value-type="float">
            <text:p>783</text:p>
          </table:table-cell>
          <table:table-cell office:value-type="float" office:value="65.5" calcext:value-type="float">
            <text:p>65.5</text:p>
          </table:table-cell>
          <table:table-cell office:value-type="float" office:value="18.28" calcext:value-type="float">
            <text:p>18.28</text:p>
          </table:table-cell>
          <table:table-cell office:value-type="float" office:value="8.32" calcext:value-type="float">
            <text:p>8.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Haitian gourde</text:p>
          </table:table-cell>
          <table:table-cell office:value-type="float" office:value="8527777" calcext:value-type="float">
            <text:p>8527777</text:p>
          </table:table-cell>
          <table:table-cell office:value-type="float" office:value="27750" calcext:value-type="float">
            <text:p>27750</text:p>
          </table:table-cell>
          <table:table-cell office:value-type="float" office:value="307" calcext:value-type="float">
            <text:p>307</text:p>
          </table:table-cell>
          <table:table-cell office:value-type="float" office:value="4245" calcext:value-type="float">
            <text:p>4245</text:p>
          </table:table-cell>
          <table:table-cell office:value-type="float" office:value="52.92" calcext:value-type="float">
            <text:p>52.92</text:p>
          </table:table-cell>
          <table:table-cell office:value-type="float" office:value="36.44" calcext:value-type="float">
            <text:p>36.44</text:p>
          </table:table-cell>
          <table:table-cell office:value-type="float" office:value="12.34" calcext:value-type="float">
            <text:p>12.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Honduran lempira</text:p>
          </table:table-cell>
          <table:table-cell office:value-type="float" office:value="7204723" calcext:value-type="float">
            <text:p>7204723</text:p>
          </table:table-cell>
          <table:table-cell office:value-type="float" office:value="112088" calcext:value-type="float">
            <text:p>112088</text:p>
          </table:table-cell>
          <table:table-cell office:value-type="float" office:value="64" calcext:value-type="float">
            <text:p>64</text:p>
          </table:table-cell>
          <table:table-cell office:value-type="float" office:value="7976" calcext:value-type="float">
            <text:p>7976</text:p>
          </table:table-cell>
          <table:table-cell office:value-type="float" office:value="69.3" calcext:value-type="float">
            <text:p>69.3</text:p>
          </table:table-cell>
          <table:table-cell office:value-type="float" office:value="28.24" calcext:value-type="float">
            <text:p>28.24</text:p>
          </table:table-cell>
          <table:table-cell office:value-type="float" office:value="5.25" calcext:value-type="float">
            <text:p>5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ungarian forint</text:p>
          </table:table-cell>
          <table:table-cell office:value-type="float" office:value="10097730" calcext:value-type="float">
            <text:p>10097730</text:p>
          </table:table-cell>
          <table:table-cell office:value-type="float" office:value="93032" calcext:value-type="float">
            <text:p>93032</text:p>
          </table:table-cell>
          <table:table-cell office:value-type="float" office:value="109" calcext:value-type="float">
            <text:p>109</text:p>
          </table:table-cell>
          <table:table-cell office:value-type="float" office:value="109154" calcext:value-type="float">
            <text:p>109154</text:p>
          </table:table-cell>
          <table:table-cell office:value-type="float" office:value="72.4" calcext:value-type="float">
            <text:p>72.4</text:p>
          </table:table-cell>
          <table:table-cell office:value-type="float" office:value="9.72" calcext:value-type="float">
            <text:p>9.72</text:p>
          </table:table-cell>
          <table:table-cell office:value-type="float" office:value="13.19" calcext:value-type="float">
            <text:p>13.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Icelandic króna</text:p>
          </table:table-cell>
          <table:table-cell office:value-type="float" office:value="294561" calcext:value-type="float">
            <text:p>294561</text:p>
          </table:table-cell>
          <table:table-cell office:value-type="float" office:value="103000" calcext:value-type="float">
            <text:p>103000</text:p>
          </table:table-cell>
          <table:table-cell office:value-type="float" office:value="2" calcext:value-type="float">
            <text:p>2</text:p>
          </table:table-cell>
          <table:table-cell office:value-type="float" office:value="15036" calcext:value-type="float">
            <text:p>15036</text:p>
          </table:table-cell>
          <table:table-cell office:value-type="float" office:value="80.31" calcext:value-type="float">
            <text:p>80.31</text:p>
          </table:table-cell>
          <table:table-cell office:value-type="float" office:value="13.64" calcext:value-type="float">
            <text:p>13.64</text:p>
          </table:table-cell>
          <table:table-cell office:value-type="float" office:value="6.68" calcext:value-type="float">
            <text:p>6.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n rupee</text:p>
          </table:table-cell>
          <table:table-cell office:value-type="float" office:value="1103371000" calcext:value-type="float">
            <text:p>1103371000</text:p>
          </table:table-cell>
          <table:table-cell office:value-type="float" office:value="3287263" calcext:value-type="float">
            <text:p>3287263</text:p>
          </table:table-cell>
          <table:table-cell office:value-type="float" office:value="336" calcext:value-type="float">
            <text:p>336</text:p>
          </table:table-cell>
          <table:table-cell office:value-type="float" office:value="785468" calcext:value-type="float">
            <text:p>785468</text:p>
          </table:table-cell>
          <table:table-cell office:value-type="float" office:value="64.35" calcext:value-type="float">
            <text:p>64.35</text:p>
          </table:table-cell>
          <table:table-cell office:value-type="float" office:value="22.01" calcext:value-type="float">
            <text:p>22.01</text:p>
          </table:table-cell>
          <table:table-cell office:value-type="float" office:value="8.28" calcext:value-type="float">
            <text:p>8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ndonesian rupiah</text:p>
          </table:table-cell>
          <table:table-cell office:value-type="float" office:value="222781500" calcext:value-type="float">
            <text:p>222781500</text:p>
          </table:table-cell>
          <table:table-cell office:value-type="float" office:value="1904569" calcext:value-type="float">
            <text:p>1904569</text:p>
          </table:table-cell>
          <table:table-cell office:value-type="float" office:value="117" calcext:value-type="float">
            <text:p>117</text:p>
          </table:table-cell>
          <table:table-cell office:value-type="float" office:value="287217" calcext:value-type="float">
            <text:p>287217</text:p>
          </table:table-cell>
          <table:table-cell office:value-type="float" office:value="69.57" calcext:value-type="float">
            <text:p>69.57</text:p>
          </table:table-cell>
          <table:table-cell office:value-type="float" office:value="20.34" calcext:value-type="float">
            <text:p>20.34</text:p>
          </table:table-cell>
          <table:table-cell office:value-type="float" office:value="6.25" calcext:value-type="float">
            <text:p>6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ehran</text:p>
          </table:table-cell>
          <table:table-cell office:value-type="string" calcext:value-type="string">
            <text:p>Iranian rial</text:p>
          </table:table-cell>
          <table:table-cell office:value-type="float" office:value="69515210" calcext:value-type="float">
            <text:p>69515210</text:p>
          </table:table-cell>
          <table:table-cell office:value-type="float" office:value="1648195" calcext:value-type="float">
            <text:p>1648195</text:p>
          </table:table-cell>
          <table:table-cell office:value-type="float" office:value="42" calcext:value-type="float">
            <text:p>42</text:p>
          </table:table-cell>
          <table:table-cell office:value-type="float" office:value="196343" calcext:value-type="float">
            <text:p>196343</text:p>
          </table:table-cell>
          <table:table-cell office:value-type="float" office:value="69.96" calcext:value-type="float">
            <text:p>69.96</text:p>
          </table:table-cell>
          <table:table-cell office:value-type="float" office:value="17" calcext:value-type="float">
            <text:p>17</text:p>
          </table:table-cell>
          <table:table-cell office:value-type="float" office:value="5.55" calcext:value-type="float">
            <text:p>5.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Iraqi dinar</text:p>
          </table:table-cell>
          <table:table-cell office:value-type="float" office:value="28807190" calcext:value-type="float">
            <text:p>28807190</text:p>
          </table:table-cell>
          <table:table-cell office:value-type="float" office:value="438317" calcext:value-type="float">
            <text:p>438317</text:p>
          </table:table-cell>
          <table:table-cell office:value-type="float" office:value="66" calcext:value-type="float">
            <text:p>66</text:p>
          </table:table-cell>
          <table:table-cell office:value-type="float" office:value="12602" calcext:value-type="float">
            <text:p>12602</text:p>
          </table:table-cell>
          <table:table-cell office:value-type="float" office:value="68.7" calcext:value-type="float">
            <text:p>68.7</text:p>
          </table:table-cell>
          <table:table-cell office:value-type="float" office:value="31.98" calcext:value-type="float">
            <text:p>31.98</text:p>
          </table:table-cell>
          <table:table-cell office:value-type="float" office:value="5.49" calcext:value-type="float">
            <text:p>5.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uro</text:p>
          </table:table-cell>
          <table:table-cell office:value-type="float" office:value="4147901" calcext:value-type="float">
            <text:p>4147901</text:p>
          </table:table-cell>
          <table:table-cell office:value-type="float" office:value="70273" calcext:value-type="float">
            <text:p>70273</text:p>
          </table:table-cell>
          <table:table-cell office:value-type="float" office:value="59" calcext:value-type="float">
            <text:p>59</text:p>
          </table:table-cell>
          <table:table-cell office:value-type="float" office:value="196388" calcext:value-type="float">
            <text:p>196388</text:p>
          </table:table-cell>
          <table:table-cell office:value-type="float" office:value="77.56" calcext:value-type="float">
            <text:p>77.56</text:p>
          </table:table-cell>
          <table:table-cell office:value-type="float" office:value="14.45" calcext:value-type="float">
            <text:p>14.45</text:p>
          </table:table-cell>
          <table:table-cell office:value-type="float" office:value="7.85" calcext:value-type="float">
            <text:p>7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Israeli new sheqel</text:p>
          </table:table-cell>
          <table:table-cell office:value-type="float" office:value="6724564" calcext:value-type="float">
            <text:p>6724564</text:p>
          </table:table-cell>
          <table:table-cell office:value-type="float" office:value="22145" calcext:value-type="float">
            <text:p>22145</text:p>
          </table:table-cell>
          <table:table-cell office:value-type="float" office:value="304" calcext:value-type="float">
            <text:p>304</text:p>
          </table:table-cell>
          <table:table-cell office:value-type="float" office:value="123434" calcext:value-type="float">
            <text:p>123434</text:p>
          </table:table-cell>
          <table:table-cell office:value-type="float" office:value="79.46" calcext:value-type="float">
            <text:p>79.46</text:p>
          </table:table-cell>
          <table:table-cell office:value-type="float" office:value="17.97" calcext:value-type="float">
            <text:p>17.97</text:p>
          </table:table-cell>
          <table:table-cell office:value-type="float" office:value="6.18" calcext:value-type="float">
            <text:p>6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uro</text:p>
          </table:table-cell>
          <table:table-cell office:value-type="float" office:value="58092740" calcext:value-type="float">
            <text:p>58092740</text:p>
          </table:table-cell>
          <table:table-cell office:value-type="float" office:value="301318" calcext:value-type="float">
            <text:p>301318</text:p>
          </table:table-cell>
          <table:table-cell office:value-type="float" office:value="193" calcext:value-type="float">
            <text:p>193</text:p>
          </table:table-cell>
          <table:table-cell office:value-type="float" office:value="1723044" calcext:value-type="float">
            <text:p>1723044</text:p>
          </table:table-cell>
          <table:table-cell office:value-type="float" office:value="79.81" calcext:value-type="float">
            <text:p>79.81</text:p>
          </table:table-cell>
          <table:table-cell office:value-type="float" office:value="8.72" calcext:value-type="float">
            <text:p>8.72</text:p>
          </table:table-cell>
          <table:table-cell office:value-type="float" office:value="10.3" calcext:value-type="float">
            <text:p>1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West African CFA franc</text:p>
          </table:table-cell>
          <table:table-cell office:value-type="float" office:value="18153870" calcext:value-type="float">
            <text:p>18153870</text:p>
          </table:table-cell>
          <table:table-cell office:value-type="float" office:value="322463" calcext:value-type="float">
            <text:p>322463</text:p>
          </table:table-cell>
          <table:table-cell office:value-type="float" office:value="56" calcext:value-type="float">
            <text:p>56</text:p>
          </table:table-cell>
          <table:table-cell office:value-type="float" office:value="16055" calcext:value-type="float">
            <text:p>16055</text:p>
          </table:table-cell>
          <table:table-cell office:value-type="float" office:value="48.62" calcext:value-type="float">
            <text:p>48.62</text:p>
          </table:table-cell>
          <table:table-cell office:value-type="float" office:value="35.11" calcext:value-type="float">
            <text:p>35.11</text:p>
          </table:table-cell>
          <table:table-cell office:value-type="float" office:value="14.94" calcext:value-type="float">
            <text:p>14.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Jamaican dollar</text:p>
          </table:table-cell>
          <table:table-cell office:value-type="float" office:value="2650713" calcext:value-type="float">
            <text:p>2650713</text:p>
          </table:table-cell>
          <table:table-cell office:value-type="float" office:value="10991" calcext:value-type="float">
            <text:p>10991</text:p>
          </table:table-cell>
          <table:table-cell office:value-type="float" office:value="241" calcext:value-type="float">
            <text:p>241</text:p>
          </table:table-cell>
          <table:table-cell office:value-type="float" office:value="9696" calcext:value-type="float">
            <text:p>9696</text:p>
          </table:table-cell>
          <table:table-cell office:value-type="float" office:value="73.33" calcext:value-type="float">
            <text:p>73.33</text:p>
          </table:table-cell>
          <table:table-cell office:value-type="float" office:value="20.82" calcext:value-type="float">
            <text:p>20.82</text:p>
          </table:table-cell>
          <table:table-cell office:value-type="float" office:value="6.47" calcext:value-type="float">
            <text:p>6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ese yen</text:p>
          </table:table-cell>
          <table:table-cell office:value-type="float" office:value="128084700" calcext:value-type="float">
            <text:p>128084700</text:p>
          </table:table-cell>
          <table:table-cell office:value-type="float" office:value="377873" calcext:value-type="float">
            <text:p>377873</text:p>
          </table:table-cell>
          <table:table-cell office:value-type="float" office:value="339" calcext:value-type="float">
            <text:p>339</text:p>
          </table:table-cell>
          <table:table-cell office:value-type="float" office:value="4505912" calcext:value-type="float">
            <text:p>4505912</text:p>
          </table:table-cell>
          <table:table-cell office:value-type="float" office:value="81.25" calcext:value-type="float">
            <text:p>81.25</text:p>
          </table:table-cell>
          <table:table-cell office:value-type="float" office:value="9.37" calcext:value-type="float">
            <text:p>9.37</text:p>
          </table:table-cell>
          <table:table-cell office:value-type="float" office:value="8.95" calcext:value-type="float">
            <text:p>8.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Jordanian dinar</text:p>
          </table:table-cell>
          <table:table-cell office:value-type="float" office:value="5702776" calcext:value-type="float">
            <text:p>5702776</text:p>
          </table:table-cell>
          <table:table-cell office:value-type="float" office:value="89342" calcext:value-type="float">
            <text:p>89342</text:p>
          </table:table-cell>
          <table:table-cell office:value-type="float" office:value="64" calcext:value-type="float">
            <text:p>64</text:p>
          </table:table-cell>
          <table:table-cell office:value-type="float" office:value="12861" calcext:value-type="float">
            <text:p>12861</text:p>
          </table:table-cell>
          <table:table-cell office:value-type="float" office:value="78.4" calcext:value-type="float">
            <text:p>78.4</text:p>
          </table:table-cell>
          <table:table-cell office:value-type="float" office:value="21.25" calcext:value-type="float">
            <text:p>21.25</text:p>
          </table:table-cell>
          <table:table-cell office:value-type="float" office:value="2.63" calcext:value-type="float">
            <text:p>2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tana</text:p>
          </table:table-cell>
          <table:table-cell office:value-type="string" calcext:value-type="string">
            <text:p>Kazakhstani tenge</text:p>
          </table:table-cell>
          <table:table-cell office:value-type="float" office:value="14825110" calcext:value-type="float">
            <text:p>14825110</text:p>
          </table:table-cell>
          <table:table-cell office:value-type="float" office:value="2724900" calcext:value-type="float">
            <text:p>2724900</text:p>
          </table:table-cell>
          <table:table-cell office:value-type="float" office:value="5" calcext:value-type="float">
            <text:p>5</text:p>
          </table:table-cell>
          <table:table-cell office:value-type="float" office:value="56088" calcext:value-type="float">
            <text:p>56088</text:p>
          </table:table-cell>
          <table:table-cell office:value-type="float" office:value="66.55" calcext:value-type="float">
            <text:p>66.55</text:p>
          </table:table-cell>
          <table:table-cell office:value-type="float" office:value="16" calcext:value-type="float">
            <text:p>16</text:p>
          </table:table-cell>
          <table:table-cell office:value-type="float" office:value="9.46" calcext:value-type="float">
            <text:p>9.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nyan shilling</text:p>
          </table:table-cell>
          <table:table-cell office:value-type="float" office:value="34255720" calcext:value-type="float">
            <text:p>34255720</text:p>
          </table:table-cell>
          <table:table-cell office:value-type="float" office:value="580367" calcext:value-type="float">
            <text:p>580367</text:p>
          </table:table-cell>
          <table:table-cell office:value-type="float" office:value="59" calcext:value-type="float">
            <text:p>59</text:p>
          </table:table-cell>
          <table:table-cell office:value-type="float" office:value="17977" calcext:value-type="float">
            <text:p>17977</text:p>
          </table:table-cell>
          <table:table-cell office:value-type="float" office:value="47.99" calcext:value-type="float">
            <text:p>47.99</text:p>
          </table:table-cell>
          <table:table-cell office:value-type="float" office:value="39.72" calcext:value-type="float">
            <text:p>39.72</text:p>
          </table:table-cell>
          <table:table-cell office:value-type="float" office:value="14.65" calcext:value-type="float">
            <text:p>14.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South Tarawa</text:p>
          </table:table-cell>
          <table:table-cell office:value-type="string" calcext:value-type="string">
            <text:p>Australian dollar;Kiribati dollar</text:p>
          </table:table-cell>
          <table:table-cell office:value-type="float" office:value="99350" calcext:value-type="float">
            <text:p>99350</text:p>
          </table:table-cell>
          <table:table-cell office:value-type="float" office:value="726" calcext:value-type="float">
            <text:p>726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office:value-type="float" office:value="61.71" calcext:value-type="float">
            <text:p>61.71</text:p>
          </table:table-cell>
          <table:table-cell office:value-type="float" office:value="30.65" calcext:value-type="float">
            <text:p>30.65</text:p>
          </table:table-cell>
          <table:table-cell office:value-type="float" office:value="8.37" calcext:value-type="float">
            <text:p>8.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rea-Nort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North Korean won</text:p>
          </table:table-cell>
          <table:table-cell office:value-type="float" office:value="22487660" calcext:value-type="float">
            <text:p>22487660</text:p>
          </table:table-cell>
          <table:table-cell office:value-type="float" office:value="120538" calcext:value-type="float">
            <text:p>120538</text:p>
          </table:table-cell>
          <table:table-cell office:value-type="float" office:value="187" calcext:value-type="float">
            <text:p>187</text:p>
          </table:table-cell>
          <table:table-cell office:value-type="float" office:value="5997" calcext:value-type="float">
            <text:p>5997</text:p>
          </table:table-cell>
          <table:table-cell office:value-type="float" office:value="71.37" calcext:value-type="float">
            <text:p>71.37</text:p>
          </table:table-cell>
          <table:table-cell office:value-type="float" office:value="15.54" calcext:value-type="float">
            <text:p>15.54</text:p>
          </table:table-cell>
          <table:table-cell office:value-type="float" office:value="7.05" calcext:value-type="float">
            <text:p>7.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rea-Sout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South Korean won</text:p>
          </table:table-cell>
          <table:table-cell office:value-type="float" office:value="48846823" calcext:value-type="float">
            <text:p>48846823</text:p>
          </table:table-cell>
          <table:table-cell office:value-type="float" office:value="99538" calcext:value-type="float">
            <text:p>99538</text:p>
          </table:table-cell>
          <table:table-cell office:value-type="float" office:value="480" calcext:value-type="float">
            <text:p>480</text:p>
          </table:table-cell>
          <table:table-cell office:value-type="float" office:value="787624" calcext:value-type="float">
            <text:p>787624</text:p>
          </table:table-cell>
          <table:table-cell office:value-type="float" office:value="76.85" calcext:value-type="float">
            <text:p>76.85</text:p>
          </table:table-cell>
          <table:table-cell office:value-type="float" office:value="10" calcext:value-type="float">
            <text:p>10</text:p>
          </table:table-cell>
          <table:table-cell office:value-type="float" office:value="5.72" calcext:value-type="float">
            <text:p>5.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uwait City</text:p>
          </table:table-cell>
          <table:table-cell office:value-type="string" calcext:value-type="string">
            <text:p>Kuwaiti dinar</text:p>
          </table:table-cell>
          <table:table-cell office:value-type="float" office:value="2686873" calcext:value-type="float">
            <text:p>2686873</text:p>
          </table:table-cell>
          <table:table-cell office:value-type="float" office:value="17818" calcext:value-type="float">
            <text:p>17818</text:p>
          </table:table-cell>
          <table:table-cell office:value-type="float" office:value="151" calcext:value-type="float">
            <text:p>151</text:p>
          </table:table-cell>
          <table:table-cell office:value-type="float" office:value="74658" calcext:value-type="float">
            <text:p>74658</text:p>
          </table:table-cell>
          <table:table-cell office:value-type="float" office:value="77.03" calcext:value-type="float">
            <text:p>77.03</text:p>
          </table:table-cell>
          <table:table-cell office:value-type="float" office:value="21.94" calcext:value-type="float">
            <text:p>21.94</text:p>
          </table:table-cell>
          <table:table-cell office:value-type="float" office:value="2.42" calcext:value-type="float">
            <text:p>2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ishkek</text:p>
          </table:table-cell>
          <table:table-cell office:value-type="string" calcext:value-type="string">
            <text:p>Kyrgyzstani som</text:p>
          </table:table-cell>
          <table:table-cell office:value-type="float" office:value="5263794" calcext:value-type="float">
            <text:p>5263794</text:p>
          </table:table-cell>
          <table:table-cell office:value-type="float" office:value="199900" calcext:value-type="float">
            <text:p>199900</text:p>
          </table:table-cell>
          <table:table-cell office:value-type="float" office:value="26" calcext:value-type="float">
            <text:p>26</text:p>
          </table:table-cell>
          <table:table-cell office:value-type="float" office:value="2441" calcext:value-type="float">
            <text:p>2441</text:p>
          </table:table-cell>
          <table:table-cell office:value-type="float" office:value="68.16" calcext:value-type="float">
            <text:p>68.16</text:p>
          </table:table-cell>
          <table:table-cell office:value-type="float" office:value="22.8" calcext:value-type="float">
            <text:p>22.8</text:p>
          </table:table-cell>
          <table:table-cell office:value-type="float" office:value="7.13" calcext:value-type="float">
            <text:p>7.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Lao kip</text:p>
          </table:table-cell>
          <table:table-cell office:value-type="float" office:value="5924145" calcext:value-type="float">
            <text:p>5924145</text:p>
          </table:table-cell>
          <table:table-cell office:value-type="float" office:value="236800" calcext:value-type="float">
            <text:p>236800</text:p>
          </table:table-cell>
          <table:table-cell office:value-type="float" office:value="25" calcext:value-type="float">
            <text:p>25</text:p>
          </table:table-cell>
          <table:table-cell office:value-type="float" office:value="2855" calcext:value-type="float">
            <text:p>2855</text:p>
          </table:table-cell>
          <table:table-cell office:value-type="float" office:value="55.08" calcext:value-type="float">
            <text:p>55.08</text:p>
          </table:table-cell>
          <table:table-cell office:value-type="float" office:value="35.49" calcext:value-type="float">
            <text:p>35.49</text:p>
          </table:table-cell>
          <table:table-cell office:value-type="float" office:value="11.83" calcext:value-type="float">
            <text:p>11.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Latvian lats</text:p>
          </table:table-cell>
          <table:table-cell office:value-type="float" office:value="2306988" calcext:value-type="float">
            <text:p>2306988</text:p>
          </table:table-cell>
          <table:table-cell office:value-type="float" office:value="64600" calcext:value-type="float">
            <text:p>64600</text:p>
          </table:table-cell>
          <table:table-cell office:value-type="float" office:value="36" calcext:value-type="float">
            <text:p>36</text:p>
          </table:table-cell>
          <table:table-cell office:value-type="float" office:value="15771" calcext:value-type="float">
            <text:p>15771</text:p>
          </table:table-cell>
          <table:table-cell office:value-type="float" office:value="71.05" calcext:value-type="float">
            <text:p>71.05</text:p>
          </table:table-cell>
          <table:table-cell office:value-type="float" office:value="9.24" calcext:value-type="float">
            <text:p>9.24</text:p>
          </table:table-cell>
          <table:table-cell office:value-type="float" office:value="13.7" calcext:value-type="float">
            <text:p>13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rut</text:p>
          </table:table-cell>
          <table:table-cell office:value-type="string" calcext:value-type="string">
            <text:p>Lebanese lira</text:p>
          </table:table-cell>
          <table:table-cell office:value-type="float" office:value="3576818" calcext:value-type="float">
            <text:p>3576818</text:p>
          </table:table-cell>
          <table:table-cell office:value-type="float" office:value="10400" calcext:value-type="float">
            <text:p>10400</text:p>
          </table:table-cell>
          <table:table-cell office:value-type="float" office:value="344" calcext:value-type="float">
            <text:p>344</text:p>
          </table:table-cell>
          <table:table-cell office:value-type="float" office:value="22210" calcext:value-type="float">
            <text:p>22210</text:p>
          </table:table-cell>
          <table:table-cell office:value-type="float" office:value="72.63" calcext:value-type="float">
            <text:p>72.63</text:p>
          </table:table-cell>
          <table:table-cell office:value-type="float" office:value="18.52" calcext:value-type="float">
            <text:p>18.52</text:p>
          </table:table-cell>
          <table:table-cell office:value-type="float" office:value="6.24" calcext:value-type="float">
            <text:p>6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Lesotho loti;South African rand</text:p>
          </table:table-cell>
          <table:table-cell office:value-type="float" office:value="1794769" calcext:value-type="float">
            <text:p>1794769</text:p>
          </table:table-cell>
          <table:table-cell office:value-type="float" office:value="30355" calcext:value-type="float">
            <text:p>30355</text:p>
          </table:table-cell>
          <table:table-cell office:value-type="float" office:value="59" calcext:value-type="float">
            <text:p>59</text:p>
          </table:table-cell>
          <table:table-cell office:value-type="float" office:value="1453" calcext:value-type="float">
            <text:p>1453</text:p>
          </table:table-cell>
          <table:table-cell office:value-type="float" office:value="34.47" calcext:value-type="float">
            <text:p>34.47</text:p>
          </table:table-cell>
          <table:table-cell office:value-type="float" office:value="24.75" calcext:value-type="float">
            <text:p>24.75</text:p>
          </table:table-cell>
          <table:table-cell office:value-type="float" office:value="28.67" calcext:value-type="float">
            <text:p>28.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Liberian dollar</text:p>
          </table:table-cell>
          <table:table-cell office:value-type="float" office:value="3283267" calcext:value-type="float">
            <text:p>3283267</text:p>
          </table:table-cell>
          <table:table-cell office:value-type="float" office:value="111369" calcext:value-type="float">
            <text:p>111369</text:p>
          </table:table-cell>
          <table:table-cell office:value-type="float" office:value="29" calcext:value-type="float">
            <text:p>29</text:p>
          </table:table-cell>
          <table:table-cell office:value-type="float" office:value="548" calcext:value-type="float">
            <text:p>548</text:p>
          </table:table-cell>
          <table:table-cell office:value-type="float" office:value="38.89" calcext:value-type="float">
            <text:p>38.89</text:p>
          </table:table-cell>
          <table:table-cell office:value-type="float" office:value="44.77" calcext:value-type="float">
            <text:p>44.77</text:p>
          </table:table-cell>
          <table:table-cell office:value-type="float" office:value="23.93" calcext:value-type="float">
            <text:p>23.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Libyan dinar</text:p>
          </table:table-cell>
          <table:table-cell office:value-type="float" office:value="5853452" calcext:value-type="float">
            <text:p>5853452</text:p>
          </table:table-cell>
          <table:table-cell office:value-type="float" office:value="1759540" calcext:value-type="float">
            <text:p>1759540</text:p>
          </table:table-cell>
          <table:table-cell office:value-type="float" office:value="3" calcext:value-type="float">
            <text:p>3</text:p>
          </table:table-cell>
          <table:table-cell office:value-type="float" office:value="38756" calcext:value-type="float">
            <text:p>38756</text:p>
          </table:table-cell>
          <table:table-cell office:value-type="float" office:value="76.5" calcext:value-type="float">
            <text:p>76.5</text:p>
          </table:table-cell>
          <table:table-cell office:value-type="float" office:value="26.49" calcext:value-type="float">
            <text:p>26.49</text:p>
          </table:table-cell>
          <table:table-cell office:value-type="float" office:value="3.48" calcext:value-type="float">
            <text:p>3.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Swiss franc</text:p>
          </table:table-cell>
          <table:table-cell office:value-type="float" office:value="34521" calcext:value-type="float">
            <text:p>34521</text:p>
          </table:table-cell>
          <table:table-cell office:value-type="float" office:value="160" calcext:value-type="float">
            <text:p>160</text:p>
          </table:table-cell>
          <table:table-cell office:value-type="float" office:value="216" calcext:value-type="float">
            <text:p>216</text:p>
          </table:table-cell>
          <table:table-cell office:value-type="float" office:value="1315" calcext:value-type="float">
            <text:p>1315</text:p>
          </table:table-cell>
          <table:table-cell office:value-type="float" office:value="79.68" calcext:value-type="float">
            <text:p>79.68</text:p>
          </table:table-cell>
          <table:table-cell office:value-type="float" office:value="10.21" calcext:value-type="float">
            <text:p>10.21</text:p>
          </table:table-cell>
          <table:table-cell office:value-type="float" office:value="7.06" calcext:value-type="float">
            <text:p>7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Lithuanian litas</text:p>
          </table:table-cell>
          <table:table-cell office:value-type="float" office:value="3431033" calcext:value-type="float">
            <text:p>3431033</text:p>
          </table:table-cell>
          <table:table-cell office:value-type="float" office:value="65300" calcext:value-type="float">
            <text:p>65300</text:p>
          </table:table-cell>
          <table:table-cell office:value-type="float" office:value="53" calcext:value-type="float">
            <text:p>53</text:p>
          </table:table-cell>
          <table:table-cell office:value-type="float" office:value="25495" calcext:value-type="float">
            <text:p>25495</text:p>
          </table:table-cell>
          <table:table-cell office:value-type="float" office:value="73.97" calcext:value-type="float">
            <text:p>73.97</text:p>
          </table:table-cell>
          <table:table-cell office:value-type="float" office:value="8.75" calcext:value-type="float">
            <text:p>8.75</text:p>
          </table:table-cell>
          <table:table-cell office:value-type="float" office:value="10.92" calcext:value-type="float">
            <text:p>10.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uxembourg City</text:p>
          </table:table-cell>
          <table:table-cell office:value-type="string" calcext:value-type="string">
            <text:p>Euro</text:p>
          </table:table-cell>
          <table:table-cell office:value-type="float" office:value="464904" calcext:value-type="float">
            <text:p>464904</text:p>
          </table:table-cell>
          <table:table-cell office:value-type="float" office:value="2586" calcext:value-type="float">
            <text:p>2586</text:p>
          </table:table-cell>
          <table:table-cell office:value-type="float" office:value="180" calcext:value-type="float">
            <text:p>180</text:p>
          </table:table-cell>
          <table:table-cell office:value-type="float" office:value="33779" calcext:value-type="float">
            <text:p>33779</text:p>
          </table:table-cell>
          <table:table-cell office:value-type="float" office:value="78.89" calcext:value-type="float">
            <text:p>78.89</text:p>
          </table:table-cell>
          <table:table-cell office:value-type="float" office:value="11.94" calcext:value-type="float">
            <text:p>11.94</text:p>
          </table:table-cell>
          <table:table-cell office:value-type="float" office:value="8.41" calcext:value-type="float">
            <text:p>8.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cedonia-Former Yugoslavia Republic of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Macedonian denar</text:p>
          </table:table-cell>
          <table:table-cell office:value-type="float" office:value="2034060" calcext:value-type="float">
            <text:p>2034060</text:p>
          </table:table-cell>
          <table:table-cell office:value-type="float" office:value="25713" calcext:value-type="float">
            <text:p>25713</text:p>
          </table:table-cell>
          <table:table-cell office:value-type="float" office:value="79" calcext:value-type="float">
            <text:p>79</text:p>
          </table:table-cell>
          <table:table-cell office:value-type="float" office:value="5762" calcext:value-type="float">
            <text:p>5762</text:p>
          </table:table-cell>
          <table:table-cell office:value-type="float" office:value="73.73" calcext:value-type="float">
            <text:p>73.73</text:p>
          </table:table-cell>
          <table:table-cell office:value-type="float" office:value="12.02" calcext:value-type="float">
            <text:p>12.02</text:p>
          </table:table-cell>
          <table:table-cell office:value-type="float" office:value="8.73" calcext:value-type="float">
            <text:p>8.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Malagasy ariary</text:p>
          </table:table-cell>
          <table:table-cell office:value-type="float" office:value="18605920" calcext:value-type="float">
            <text:p>18605920</text:p>
          </table:table-cell>
          <table:table-cell office:value-type="float" office:value="587041" calcext:value-type="float">
            <text:p>587041</text:p>
          </table:table-cell>
          <table:table-cell office:value-type="float" office:value="32" calcext:value-type="float">
            <text:p>32</text:p>
          </table:table-cell>
          <table:table-cell office:value-type="float" office:value="5040" calcext:value-type="float">
            <text:p>5040</text:p>
          </table:table-cell>
          <table:table-cell office:value-type="float" office:value="56.95" calcext:value-type="float">
            <text:p>56.95</text:p>
          </table:table-cell>
          <table:table-cell office:value-type="float" office:value="41.41" calcext:value-type="float">
            <text:p>41.41</text:p>
          </table:table-cell>
          <table:table-cell office:value-type="float" office:value="11.35" calcext:value-type="float">
            <text:p>11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ilongwe</text:p>
          </table:table-cell>
          <table:table-cell office:value-type="string" calcext:value-type="string">
            <text:p>Malawian kwacha</text:p>
          </table:table-cell>
          <table:table-cell office:value-type="float" office:value="12883940" calcext:value-type="float">
            <text:p>12883940</text:p>
          </table:table-cell>
          <table:table-cell office:value-type="float" office:value="118484" calcext:value-type="float">
            <text:p>118484</text:p>
          </table:table-cell>
          <table:table-cell office:value-type="float" office:value="109" calcext:value-type="float">
            <text:p>109</text:p>
          </table:table-cell>
          <table:table-cell office:value-type="float" office:value="2072" calcext:value-type="float">
            <text:p>2072</text:p>
          </table:table-cell>
          <table:table-cell office:value-type="float" office:value="41.43" calcext:value-type="float">
            <text:p>41.43</text:p>
          </table:table-cell>
          <table:table-cell office:value-type="float" office:value="43.13" calcext:value-type="float">
            <text:p>43.13</text:p>
          </table:table-cell>
          <table:table-cell office:value-type="float" office:value="19.63" calcext:value-type="float">
            <text:p>19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utrajaya</text:p>
          </table:table-cell>
          <table:table-cell office:value-type="string" calcext:value-type="string">
            <text:p>Malaysian ringgit</text:p>
          </table:table-cell>
          <table:table-cell office:value-type="float" office:value="25347370" calcext:value-type="float">
            <text:p>25347370</text:p>
          </table:table-cell>
          <table:table-cell office:value-type="float" office:value="329847" calcext:value-type="float">
            <text:p>329847</text:p>
          </table:table-cell>
          <table:table-cell office:value-type="float" office:value="77" calcext:value-type="float">
            <text:p>77</text:p>
          </table:table-cell>
          <table:table-cell office:value-type="float" office:value="130143" calcext:value-type="float">
            <text:p>130143</text:p>
          </table:table-cell>
          <table:table-cell office:value-type="float" office:value="72.24" calcext:value-type="float">
            <text:p>72.24</text:p>
          </table:table-cell>
          <table:table-cell office:value-type="float" office:value="22.86" calcext:value-type="float">
            <text:p>22.86</text:p>
          </table:table-cell>
          <table:table-cell office:value-type="float" office:value="5.06" calcext:value-type="float">
            <text:p>5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lé</text:p>
          </table:table-cell>
          <table:table-cell office:value-type="string" calcext:value-type="string">
            <text:p>Maldivian rufiyaa</text:p>
          </table:table-cell>
          <table:table-cell office:value-type="float" office:value="329198" calcext:value-type="float">
            <text:p>329198</text:p>
          </table:table-cell>
          <table:table-cell office:value-type="float" office:value="298" calcext:value-type="float">
            <text:p>298</text:p>
          </table:table-cell>
          <table:table-cell office:value-type="float" office:value="1105" calcext:value-type="float">
            <text:p>1105</text:p>
          </table:table-cell>
          <table:table-cell office:value-type="float" office:value="817" calcext:value-type="float">
            <text:p>817</text:p>
          </table:table-cell>
          <table:table-cell office:value-type="float" office:value="64.06" calcext:value-type="float">
            <text:p>64.06</text:p>
          </table:table-cell>
          <table:table-cell office:value-type="float" office:value="34.81" calcext:value-type="float">
            <text:p>34.81</text:p>
          </table:table-cell>
          <table:table-cell office:value-type="float" office:value="7.24" calcext:value-type="float">
            <text:p>7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West African CFA franc</text:p>
          </table:table-cell>
          <table:table-cell office:value-type="float" office:value="13518420" calcext:value-type="float">
            <text:p>13518420</text:p>
          </table:table-cell>
          <table:table-cell office:value-type="float" office:value="1240192" calcext:value-type="float">
            <text:p>1240192</text:p>
          </table:table-cell>
          <table:table-cell office:value-type="float" office:value="10" calcext:value-type="float">
            <text:p>10</text:p>
          </table:table-cell>
          <table:table-cell office:value-type="float" office:value="5098" calcext:value-type="float">
            <text:p>5098</text:p>
          </table:table-cell>
          <table:table-cell office:value-type="float" office:value="48.64" calcext:value-type="float">
            <text:p>48.64</text:p>
          </table:table-cell>
          <table:table-cell office:value-type="float" office:value="49.82" calcext:value-type="float">
            <text:p>49.82</text:p>
          </table:table-cell>
          <table:table-cell office:value-type="float" office:value="17.23" calcext:value-type="float">
            <text:p>17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lletta</text:p>
          </table:table-cell>
          <table:table-cell office:value-type="string" calcext:value-type="string">
            <text:p>Maltese lira</text:p>
          </table:table-cell>
          <table:table-cell office:value-type="float" office:value="401630" calcext:value-type="float">
            <text:p>401630</text:p>
          </table:table-cell>
          <table:table-cell office:value-type="float" office:value="316" calcext:value-type="float">
            <text:p>316</text:p>
          </table:table-cell>
          <table:table-cell office:value-type="float" office:value="1271" calcext:value-type="float">
            <text:p>1271</text:p>
          </table:table-cell>
          <table:table-cell office:value-type="float" office:value="5570" calcext:value-type="float">
            <text:p>5570</text:p>
          </table:table-cell>
          <table:table-cell office:value-type="float" office:value="79.01" calcext:value-type="float">
            <text:p>79.01</text:p>
          </table:table-cell>
          <table:table-cell office:value-type="float" office:value="10.22" calcext:value-type="float">
            <text:p>10.22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United States dollar</text:p>
          </table:table-cell>
          <table:table-cell office:value-type="float" office:value="61963" calcext:value-type="float">
            <text:p>61963</text:p>
          </table:table-cell>
          <table:table-cell office:value-type="float" office:value="181" calcext:value-type="float">
            <text:p>181</text:p>
          </table:table-cell>
          <table:table-cell office:value-type="float" office:value="342" calcext:value-type="float">
            <text:p>342</text:p>
          </table:table-cell>
          <table:table-cell office:value-type="float" office:value="144" calcext:value-type="float">
            <text:p>144</text:p>
          </table:table-cell>
          <table:table-cell office:value-type="float" office:value="70.01" calcext:value-type="float">
            <text:p>70.01</text:p>
          </table:table-cell>
          <table:table-cell office:value-type="float" office:value="33.05" calcext:value-type="float">
            <text:p>33.05</text:p>
          </table:table-cell>
          <table:table-cell office:value-type="float" office:value="4.88" calcext:value-type="float">
            <text:p>4.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Mauritanian ouguiya</text:p>
          </table:table-cell>
          <table:table-cell office:value-type="float" office:value="3068742" calcext:value-type="float">
            <text:p>3068742</text:p>
          </table:table-cell>
          <table:table-cell office:value-type="float" office:value="1025520" calcext:value-type="float">
            <text:p>1025520</text:p>
          </table:table-cell>
          <table:table-cell office:value-type="float" office:value="3" calcext:value-type="float">
            <text:p>3</text:p>
          </table:table-cell>
          <table:table-cell office:value-type="float" office:value="1888" calcext:value-type="float">
            <text:p>1888</text:p>
          </table:table-cell>
          <table:table-cell office:value-type="float" office:value="52.73" calcext:value-type="float">
            <text:p>52.73</text:p>
          </table:table-cell>
          <table:table-cell office:value-type="float" office:value="40.99" calcext:value-type="float">
            <text:p>40.99</text:p>
          </table:table-cell>
          <table:table-cell office:value-type="float" office:value="12.44" calcext:value-type="float">
            <text:p>12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ort Louis</text:p>
          </table:table-cell>
          <table:table-cell office:value-type="string" calcext:value-type="string">
            <text:p>Mauritian rupee</text:p>
          </table:table-cell>
          <table:table-cell office:value-type="float" office:value="1244663" calcext:value-type="float">
            <text:p>1244663</text:p>
          </table:table-cell>
          <table:table-cell office:value-type="float" office:value="2040" calcext:value-type="float">
            <text:p>2040</text:p>
          </table:table-cell>
          <table:table-cell office:value-type="float" office:value="610" calcext:value-type="float">
            <text:p>610</text:p>
          </table:table-cell>
          <table:table-cell office:value-type="float" office:value="6447" calcext:value-type="float">
            <text:p>6447</text:p>
          </table:table-cell>
          <table:table-cell office:value-type="float" office:value="72.38" calcext:value-type="float">
            <text:p>72.38</text:p>
          </table:table-cell>
          <table:table-cell office:value-type="float" office:value="15.43" calcext:value-type="float">
            <text:p>15.43</text:p>
          </table:table-cell>
          <table:table-cell office:value-type="float" office:value="6.83" calcext:value-type="float">
            <text:p>6.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Mexican peso</text:p>
          </table:table-cell>
          <table:table-cell office:value-type="float" office:value="107029400" calcext:value-type="float">
            <text:p>107029400</text:p>
          </table:table-cell>
          <table:table-cell office:value-type="float" office:value="1958201" calcext:value-type="float">
            <text:p>1958201</text:p>
          </table:table-cell>
          <table:table-cell office:value-type="float" office:value="55" calcext:value-type="float">
            <text:p>55</text:p>
          </table:table-cell>
          <table:table-cell office:value-type="float" office:value="768438" calcext:value-type="float">
            <text:p>768438</text:p>
          </table:table-cell>
          <table:table-cell office:value-type="float" office:value="75.19" calcext:value-type="float">
            <text:p>75.19</text:p>
          </table:table-cell>
          <table:table-cell office:value-type="float" office:value="20.69" calcext:value-type="float">
            <text:p>20.69</text:p>
          </table:table-cell>
          <table:table-cell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nesia-Federated States of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Palikir</text:p>
          </table:table-cell>
          <table:table-cell office:value-type="string" calcext:value-type="string">
            <text:p>Micronesian dollar;United States dollar</text:p>
          </table:table-cell>
          <table:table-cell office:value-type="float" office:value="110487" calcext:value-type="float">
            <text:p>110487</text:p>
          </table:table-cell>
          <table:table-cell office:value-type="float" office:value="702" calcext:value-type="float">
            <text:p>702</text:p>
          </table:table-cell>
          <table:table-cell office:value-type="float" office:value="157" calcext:value-type="float">
            <text:p>157</text:p>
          </table:table-cell>
          <table:table-cell office:value-type="float" office:value="232" calcext:value-type="float">
            <text:p>232</text:p>
          </table:table-cell>
          <table:table-cell office:value-type="float" office:value="69.75" calcext:value-type="float">
            <text:p>69.75</text:p>
          </table:table-cell>
          <table:table-cell office:value-type="float" office:value="24.68" calcext:value-type="float">
            <text:p>24.68</text:p>
          </table:table-cell>
          <table:table-cell office:value-type="float" office:value="4.87" calcext:value-type="float">
            <text:p>4.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Moldovan leu</text:p>
          </table:table-cell>
          <table:table-cell office:value-type="float" office:value="4205747" calcext:value-type="float">
            <text:p>4205747</text:p>
          </table:table-cell>
          <table:table-cell office:value-type="float" office:value="33851" calcext:value-type="float">
            <text:p>33851</text:p>
          </table:table-cell>
          <table:table-cell office:value-type="float" office:value="124" calcext:value-type="float">
            <text:p>124</text:p>
          </table:table-cell>
          <table:table-cell office:value-type="float" office:value="2906" calcext:value-type="float">
            <text:p>2906</text:p>
          </table:table-cell>
          <table:table-cell office:value-type="float" office:value="65.18" calcext:value-type="float">
            <text:p>65.18</text:p>
          </table:table-cell>
          <table:table-cell office:value-type="float" office:value="15.7" calcext:value-type="float">
            <text:p>15.7</text:p>
          </table:table-cell>
          <table:table-cell office:value-type="float" office:value="12.79" calcext:value-type="float">
            <text:p>12.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</text:p>
          </table:table-cell>
          <table:table-cell office:value-type="float" office:value="35253" calcext:value-type="float">
            <text:p>35253</text:p>
          </table:table-cell>
          <table:table-cell office:value-type="float" office:value="1" calcext:value-type="float">
            <text:p>1</text:p>
          </table:table-cell>
          <table:table-cell office:value-type="float" office:value="23660" calcext:value-type="float">
            <text:p>23660</text:p>
          </table:table-cell>
          <table:table-cell office:value-type="float" office:value="847" calcext:value-type="float">
            <text:p>847</text:p>
          </table:table-cell>
          <table:table-cell office:value-type="float" office:value="79.69" calcext:value-type="float">
            <text:p>79.69</text:p>
          </table:table-cell>
          <table:table-cell office:value-type="float" office:value="9.19" calcext:value-type="float">
            <text:p>9.19</text:p>
          </table:table-cell>
          <table:table-cell office:value-type="float" office:value="12.71" calcext:value-type="float">
            <text:p>12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Ulaanbaatar</text:p>
          </table:table-cell>
          <table:table-cell office:value-type="string" calcext:value-type="string">
            <text:p>Mongolian tugrug</text:p>
          </table:table-cell>
          <table:table-cell office:value-type="float" office:value="2646487" calcext:value-type="float">
            <text:p>2646487</text:p>
          </table:table-cell>
          <table:table-cell office:value-type="float" office:value="1564116" calcext:value-type="float">
            <text:p>1564116</text:p>
          </table:table-cell>
          <table:table-cell office:value-type="float" office:value="1" calcext:value-type="float">
            <text:p>1</text:p>
          </table:table-cell>
          <table:table-cell office:value-type="float" office:value="1880" calcext:value-type="float">
            <text:p>1880</text:p>
          </table:table-cell>
          <table:table-cell office:value-type="float" office:value="64.52" calcext:value-type="float">
            <text:p>64.52</text:p>
          </table:table-cell>
          <table:table-cell office:value-type="float" office:value="21.59" calcext:value-type="float">
            <text:p>21.59</text:p>
          </table:table-cell>
          <table:table-cell office:value-type="float" office:value="7.03" calcext:value-type="float">
            <text:p>7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Euro</text:p>
          </table:table-cell>
          <table:table-cell office:value-type="float" office:value="630548" calcext:value-type="float">
            <text:p>630548</text:p>
          </table:table-cell>
          <table:table-cell office:value-type="float" office:value="14026" calcext:value-type="float">
            <text:p>14026</text:p>
          </table:table-cell>
          <table:table-cell office:value-type="float" office:value="45" calcext:value-type="float">
            <text:p>45</text:p>
          </table:table-cell>
          <table:table-cell office:value-type="float" office:value="27059" calcext:value-type="float">
            <text:p>27059</text:p>
          </table:table-cell>
          <table:table-cell office:value-type="float" office:value="74.73" calcext:value-type="float">
            <text:p>74.73</text:p>
          </table:table-cell>
          <table:table-cell office:value-type="float" office:value="12.6" calcext:value-type="float">
            <text:p>12.6</text:p>
          </table:table-cell>
          <table:table-cell office:value-type="float" office:value="9.2" calcext:value-type="float">
            <text:p>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Moroccan dirham</text:p>
          </table:table-cell>
          <table:table-cell office:value-type="float" office:value="31478460" calcext:value-type="float">
            <text:p>31478460</text:p>
          </table:table-cell>
          <table:table-cell office:value-type="float" office:value="446550" calcext:value-type="float">
            <text:p>446550</text:p>
          </table:table-cell>
          <table:table-cell office:value-type="float" office:value="70" calcext:value-type="float">
            <text:p>70</text:p>
          </table:table-cell>
          <table:table-cell office:value-type="float" office:value="51745" calcext:value-type="float">
            <text:p>51745</text:p>
          </table:table-cell>
          <table:table-cell office:value-type="float" office:value="70.66" calcext:value-type="float">
            <text:p>70.66</text:p>
          </table:table-cell>
          <table:table-cell office:value-type="float" office:value="21.98" calcext:value-type="float">
            <text:p>21.98</text:p>
          </table:table-cell>
          <table:table-cell office:value-type="float" office:value="5.64" calcext:value-type="float">
            <text:p>5.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Mozambican metical</text:p>
          </table:table-cell>
          <table:table-cell office:value-type="float" office:value="19792300" calcext:value-type="float">
            <text:p>19792300</text:p>
          </table:table-cell>
          <table:table-cell office:value-type="float" office:value="801590" calcext:value-type="float">
            <text:p>801590</text:p>
          </table:table-cell>
          <table:table-cell office:value-type="float" office:value="25" calcext:value-type="float">
            <text:p>25</text:p>
          </table:table-cell>
          <table:table-cell office:value-type="float" office:value="6630" calcext:value-type="float">
            <text:p>6630</text:p>
          </table:table-cell>
          <table:table-cell office:value-type="float" office:value="40.32" calcext:value-type="float">
            <text:p>40.32</text:p>
          </table:table-cell>
          <table:table-cell office:value-type="float" office:value="35.18" calcext:value-type="float">
            <text:p>35.18</text:p>
          </table:table-cell>
          <table:table-cell office:value-type="float" office:value="20.99" calcext:value-type="float">
            <text:p>20.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yanmar (Burma)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aypyidaw</text:p>
          </table:table-cell>
          <table:table-cell office:value-type="string" calcext:value-type="string">
            <text:p>Myanmar kyat</text:p>
          </table:table-cell>
          <table:table-cell office:value-type="float" office:value="50519490" calcext:value-type="float">
            <text:p>50519490</text:p>
          </table:table-cell>
          <table:table-cell office:value-type="float" office:value="676578" calcext:value-type="float">
            <text:p>676578</text:p>
          </table:table-cell>
          <table:table-cell office:value-type="float" office:value="75" calcext:value-type="float">
            <text:p>75</text:p>
          </table:table-cell>
          <table:table-cell office:value-type="float" office:value="12151" calcext:value-type="float">
            <text:p>12151</text:p>
          </table:table-cell>
          <table:table-cell office:value-type="float" office:value="60.7" calcext:value-type="float">
            <text:p>60.7</text:p>
          </table:table-cell>
          <table:table-cell office:value-type="float" office:value="17.91" calcext:value-type="float">
            <text:p>17.91</text:p>
          </table:table-cell>
          <table:table-cell office:value-type="float" office:value="9.85" calcext:value-type="float">
            <text:p>9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gorno-Karabak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hankendi</text:p>
          </table:table-cell>
          <table:table-cell office:value-type="string" calcext:value-type="string">
            <text:p>Armenian dram;Nagorno-Karabakh dram</text:p>
          </table:table-cell>
          <table:table-cell office:value-type="float" office:value="145000" calcext:value-type="float">
            <text:p>145000</text:p>
          </table:table-cell>
          <table:table-cell office:value-type="float" office:value="4400" calcext:value-type="float">
            <text:p>440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Namibian dollar;South African rand</text:p>
          </table:table-cell>
          <table:table-cell office:value-type="float" office:value="2031252" calcext:value-type="float">
            <text:p>2031252</text:p>
          </table:table-cell>
          <table:table-cell office:value-type="float" office:value="824292" calcext:value-type="float">
            <text:p>824292</text:p>
          </table:table-cell>
          <table:table-cell office:value-type="float" office:value="2" calcext:value-type="float">
            <text:p>2</text:p>
          </table:table-cell>
          <table:table-cell office:value-type="float" office:value="6126" calcext:value-type="float">
            <text:p>6126</text:p>
          </table:table-cell>
          <table:table-cell office:value-type="float" office:value="43.93" calcext:value-type="float">
            <text:p>43.93</text:p>
          </table:table-cell>
          <table:table-cell office:value-type="float" office:value="24.32" calcext:value-type="float">
            <text:p>24.32</text:p>
          </table:table-cell>
          <table:table-cell office:value-type="float" office:value="18.36" calcext:value-type="float">
            <text:p>18.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stralian dollar;Nauruan dollar</text:p>
          </table:table-cell>
          <table:table-cell office:value-type="float" office:value="13635" calcext:value-type="float">
            <text:p>13635</text:p>
          </table:table-cell>
          <table:table-cell office:value-type="float" office:value="21" calcext:value-type="float">
            <text:p>21</text:p>
          </table:table-cell>
          <table:table-cell office:value-type="float" office:value="649" calcext:value-type="float">
            <text:p>649</text:p>
          </table:table-cell>
          <table:table-cell office:value-type="float" office:value="368" calcext:value-type="float">
            <text:p>368</text:p>
          </table:table-cell>
          <table:table-cell office:value-type="float" office:value="62.73" calcext:value-type="float">
            <text:p>62.73</text:p>
          </table:table-cell>
          <table:table-cell office:value-type="float" office:value="24.76" calcext:value-type="float">
            <text:p>24.76</text:p>
          </table:table-cell>
          <table:table-cell office:value-type="float" office:value="6.82" calcext:value-type="float">
            <text:p>6.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thmandu</text:p>
          </table:table-cell>
          <table:table-cell office:value-type="string" calcext:value-type="string">
            <text:p>Nepalese rupee</text:p>
          </table:table-cell>
          <table:table-cell office:value-type="float" office:value="27132630" calcext:value-type="float">
            <text:p>27132630</text:p>
          </table:table-cell>
          <table:table-cell office:value-type="float" office:value="147181" calcext:value-type="float">
            <text:p>147181</text:p>
          </table:table-cell>
          <table:table-cell office:value-type="float" office:value="184" calcext:value-type="float">
            <text:p>184</text:p>
          </table:table-cell>
          <table:table-cell office:value-type="float" office:value="7346" calcext:value-type="float">
            <text:p>7346</text:p>
          </table:table-cell>
          <table:table-cell office:value-type="float" office:value="59.8" calcext:value-type="float">
            <text:p>59.8</text:p>
          </table:table-cell>
          <table:table-cell office:value-type="float" office:value="30.98" calcext:value-type="float">
            <text:p>30.98</text:p>
          </table:table-cell>
          <table:table-cell office:value-type="float" office:value="9.47" calcext:value-type="float">
            <text:p>9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herlands-Th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uro</text:p>
          </table:table-cell>
          <table:table-cell office:value-type="float" office:value="16299170" calcext:value-type="float">
            <text:p>16299170</text:p>
          </table:table-cell>
          <table:table-cell office:value-type="float" office:value="41528" calcext:value-type="float">
            <text:p>41528</text:p>
          </table:table-cell>
          <table:table-cell office:value-type="float" office:value="392" calcext:value-type="float">
            <text:p>392</text:p>
          </table:table-cell>
          <table:table-cell office:value-type="float" office:value="594755" calcext:value-type="float">
            <text:p>594755</text:p>
          </table:table-cell>
          <table:table-cell office:value-type="float" office:value="78.96" calcext:value-type="float">
            <text:p>78.96</text:p>
          </table:table-cell>
          <table:table-cell office:value-type="float" office:value="10.9" calcext:value-type="float">
            <text:p>10.9</text:p>
          </table:table-cell>
          <table:table-cell office:value-type="float" office:value="8.68" calcext:value-type="float">
            <text:p>8.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New Zealand dollar</text:p>
          </table:table-cell>
          <table:table-cell office:value-type="float" office:value="4028384" calcext:value-type="float">
            <text:p>4028384</text:p>
          </table:table-cell>
          <table:table-cell office:value-type="float" office:value="270534" calcext:value-type="float">
            <text:p>270534</text:p>
          </table:table-cell>
          <table:table-cell office:value-type="float" office:value="14" calcext:value-type="float">
            <text:p>14</text:p>
          </table:table-cell>
          <table:table-cell office:value-type="float" office:value="109041" calcext:value-type="float">
            <text:p>109041</text:p>
          </table:table-cell>
          <table:table-cell office:value-type="float" office:value="78.81" calcext:value-type="float">
            <text:p>78.81</text:p>
          </table:table-cell>
          <table:table-cell office:value-type="float" office:value="13.76" calcext:value-type="float">
            <text:p>13.76</text:p>
          </table:table-cell>
          <table:table-cell office:value-type="float" office:value="7.53" calcext:value-type="float">
            <text:p>7.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Nicaraguan córdoba</text:p>
          </table:table-cell>
          <table:table-cell office:value-type="float" office:value="5486685" calcext:value-type="float">
            <text:p>5486685</text:p>
          </table:table-cell>
          <table:table-cell office:value-type="float" office:value="130000" calcext:value-type="float">
            <text:p>130000</text:p>
          </table:table-cell>
          <table:table-cell office:value-type="float" office:value="42" calcext:value-type="float">
            <text:p>42</text:p>
          </table:table-cell>
          <table:table-cell office:value-type="float" office:value="4911" calcext:value-type="float">
            <text:p>4911</text:p>
          </table:table-cell>
          <table:table-cell office:value-type="float" office:value="70.33" calcext:value-type="float">
            <text:p>70.33</text:p>
          </table:table-cell>
          <table:table-cell office:value-type="float" office:value="24.51" calcext:value-type="float">
            <text:p>24.51</text:p>
          </table:table-cell>
          <table:table-cell office:value-type="float" office:value="4.49" calcext:value-type="float">
            <text:p>4.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West African CFA franc</text:p>
          </table:table-cell>
          <table:table-cell office:value-type="float" office:value="13956980" calcext:value-type="float">
            <text:p>13956980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11" calcext:value-type="float">
            <text:p>11</text:p>
          </table:table-cell>
          <table:table-cell office:value-type="float" office:value="3405" calcext:value-type="float">
            <text:p>3405</text:p>
          </table:table-cell>
          <table:table-cell office:value-type="float" office:value="43.5" calcext:value-type="float">
            <text:p>43.5</text:p>
          </table:table-cell>
          <table:table-cell office:value-type="float" office:value="50.73" calcext:value-type="float">
            <text:p>50.73</text:p>
          </table:table-cell>
          <table:table-cell office:value-type="float" office:value="21.19" calcext:value-type="float">
            <text:p>21.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Nigerian naira</text:p>
          </table:table-cell>
          <table:table-cell office:value-type="float" office:value="131529700" calcext:value-type="float">
            <text:p>131529700</text:p>
          </table:table-cell>
          <table:table-cell office:value-type="float" office:value="923768" calcext:value-type="float">
            <text:p>923768</text:p>
          </table:table-cell>
          <table:table-cell office:value-type="float" office:value="142" calcext:value-type="float">
            <text:p>142</text:p>
          </table:table-cell>
          <table:table-cell office:value-type="float" office:value="98951" calcext:value-type="float">
            <text:p>98951</text:p>
          </table:table-cell>
          <table:table-cell office:value-type="float" office:value="46.74" calcext:value-type="float">
            <text:p>46.74</text:p>
          </table:table-cell>
          <table:table-cell office:value-type="float" office:value="40.43" calcext:value-type="float">
            <text:p>40.43</text:p>
          </table:table-cell>
          <table:table-cell office:value-type="float" office:value="17.18" calcext:value-type="float">
            <text:p>17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orwegian krone</text:p>
          </table:table-cell>
          <table:table-cell office:value-type="float" office:value="4620275" calcext:value-type="float">
            <text:p>4620275</text:p>
          </table:table-cell>
          <table:table-cell office:value-type="float" office:value="385155" calcext:value-type="float">
            <text:p>385155</text:p>
          </table:table-cell>
          <table:table-cell office:value-type="float" office:value="12" calcext:value-type="float">
            <text:p>12</text:p>
          </table:table-cell>
          <table:table-cell office:value-type="float" office:value="283920" calcext:value-type="float">
            <text:p>283920</text:p>
          </table:table-cell>
          <table:table-cell office:value-type="float" office:value="79.54" calcext:value-type="float">
            <text:p>79.54</text:p>
          </table:table-cell>
          <table:table-cell office:value-type="float" office:value="11.46" calcext:value-type="float">
            <text:p>11.46</text:p>
          </table:table-cell>
          <table:table-cell office:value-type="float" office:value="9.45" calcext:value-type="float">
            <text:p>9.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Omani rial</text:p>
          </table:table-cell>
          <table:table-cell office:value-type="float" office:value="2566981" calcext:value-type="float">
            <text:p>2566981</text:p>
          </table:table-cell>
          <table:table-cell office:value-type="float" office:value="309500" calcext:value-type="float">
            <text:p>309500</text:p>
          </table:table-cell>
          <table:table-cell office:value-type="float" office:value="8" calcext:value-type="float">
            <text:p>8</text:p>
          </table:table-cell>
          <table:table-cell office:value-type="float" office:value="24284" calcext:value-type="float">
            <text:p>24284</text:p>
          </table:table-cell>
          <table:table-cell office:value-type="float" office:value="73.13" calcext:value-type="float">
            <text:p>73.13</text:p>
          </table:table-cell>
          <table:table-cell office:value-type="float" office:value="36.24" calcext:value-type="float">
            <text:p>36.24</text:p>
          </table:table-cell>
          <table:table-cell office:value-type="float" office:value="3.86" calcext:value-type="float">
            <text:p>3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Pakistani rupee</text:p>
          </table:table-cell>
          <table:table-cell office:value-type="float" office:value="157935100" calcext:value-type="float">
            <text:p>157935100</text:p>
          </table:table-cell>
          <table:table-cell office:value-type="float" office:value="796095" calcext:value-type="float">
            <text:p>796095</text:p>
          </table:table-cell>
          <table:table-cell office:value-type="float" office:value="198" calcext:value-type="float">
            <text:p>198</text:p>
          </table:table-cell>
          <table:table-cell office:value-type="float" office:value="110732" calcext:value-type="float">
            <text:p>110732</text:p>
          </table:table-cell>
          <table:table-cell office:value-type="float" office:value="63" calcext:value-type="float">
            <text:p>63</text:p>
          </table:table-cell>
          <table:table-cell office:value-type="float" office:value="29.74" calcext:value-type="float">
            <text:p>29.74</text:p>
          </table:table-cell>
          <table:table-cell office:value-type="float" office:value="8.45" calcext:value-type="float">
            <text:p>8.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Melekeok</text:p>
          </table:table-cell>
          <table:table-cell office:value-type="string" calcext:value-type="string">
            <text:p>Palauan dollar;United States dollar</text:p>
          </table:table-cell>
          <table:table-cell office:value-type="float" office:value="19949" calcext:value-type="float">
            <text:p>19949</text:p>
          </table:table-cell>
          <table:table-cell office:value-type="float" office:value="459" calcext:value-type="float">
            <text:p>459</text:p>
          </table:table-cell>
          <table:table-cell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office:value-type="float" office:value="70.14" calcext:value-type="float">
            <text:p>70.14</text:p>
          </table:table-cell>
          <table:table-cell office:value-type="float" office:value="18.03" calcext:value-type="float">
            <text:p>18.03</text:p>
          </table:table-cell>
          <table:table-cell office:value-type="float" office:value="6.85" calcext:value-type="float">
            <text:p>6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anama City</text:p>
          </table:table-cell>
          <table:table-cell office:value-type="string" calcext:value-type="string">
            <text:p>Panamanian balboa;United States dollar</text:p>
          </table:table-cell>
          <table:table-cell office:value-type="float" office:value="3231502" calcext:value-type="float">
            <text:p>3231502</text:p>
          </table:table-cell>
          <table:table-cell office:value-type="float" office:value="75517" calcext:value-type="float">
            <text:p>75517</text:p>
          </table:table-cell>
          <table:table-cell office:value-type="float" office:value="43" calcext:value-type="float">
            <text:p>43</text:p>
          </table:table-cell>
          <table:table-cell office:value-type="float" office:value="15467" calcext:value-type="float">
            <text:p>15467</text:p>
          </table:table-cell>
          <table:table-cell office:value-type="float" office:value="75.25" calcext:value-type="float">
            <text:p>75.25</text:p>
          </table:table-cell>
          <table:table-cell office:value-type="float" office:value="21.74" calcext:value-type="float">
            <text:p>21.74</text:p>
          </table:table-cell>
          <table:table-cell office:value-type="float" office:value="5.28" calcext:value-type="float">
            <text:p>5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Papua New Guinean kina</text:p>
          </table:table-cell>
          <table:table-cell office:value-type="float" office:value="5887138" calcext:value-type="float">
            <text:p>5887138</text:p>
          </table:table-cell>
          <table:table-cell office:value-type="float" office:value="462840" calcext:value-type="float">
            <text:p>462840</text:p>
          </table:table-cell>
          <table:table-cell office:value-type="float" office:value="12" calcext:value-type="float">
            <text:p>12</text:p>
          </table:table-cell>
          <table:table-cell office:value-type="float" office:value="4731" calcext:value-type="float">
            <text:p>4731</text:p>
          </table:table-cell>
          <table:table-cell office:value-type="float" office:value="64.93" calcext:value-type="float">
            <text:p>64.93</text:p>
          </table:table-cell>
          <table:table-cell office:value-type="float" office:value="29.36" calcext:value-type="float">
            <text:p>29.36</text:p>
          </table:table-cell>
          <table:table-cell office:value-type="float" office:value="7.37" calcext:value-type="float">
            <text:p>7.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sunción</text:p>
          </table:table-cell>
          <table:table-cell office:value-type="string" calcext:value-type="string">
            <text:p>Paraguayan guaraní</text:p>
          </table:table-cell>
          <table:table-cell office:value-type="float" office:value="6158259" calcext:value-type="float">
            <text:p>6158259</text:p>
          </table:table-cell>
          <table:table-cell office:value-type="float" office:value="406752" calcext:value-type="float">
            <text:p>406752</text:p>
          </table:table-cell>
          <table:table-cell office:value-type="float" office:value="15" calcext:value-type="float">
            <text:p>15</text:p>
          </table:table-cell>
          <table:table-cell office:value-type="float" office:value="8152" calcext:value-type="float">
            <text:p>8152</text:p>
          </table:table-cell>
          <table:table-cell office:value-type="float" office:value="74.89" calcext:value-type="float">
            <text:p>74.89</text:p>
          </table:table-cell>
          <table:table-cell office:value-type="float" office:value="29.1" calcext:value-type="float">
            <text:p>29.1</text:p>
          </table:table-cell>
          <table:table-cell office:value-type="float" office:value="4.53" calcext:value-type="float">
            <text:p>4.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ruvian nuevo sol</text:p>
          </table:table-cell>
          <table:table-cell office:value-type="float" office:value="27968240" calcext:value-type="float">
            <text:p>27968240</text:p>
          </table:table-cell>
          <table:table-cell office:value-type="float" office:value="1285216" calcext:value-type="float">
            <text:p>1285216</text:p>
          </table:table-cell>
          <table:table-cell office:value-type="float" office:value="22" calcext:value-type="float">
            <text:p>22</text:p>
          </table:table-cell>
          <table:table-cell office:value-type="float" office:value="78431" calcext:value-type="float">
            <text:p>78431</text:p>
          </table:table-cell>
          <table:table-cell office:value-type="float" office:value="69.53" calcext:value-type="float">
            <text:p>69.53</text:p>
          </table:table-cell>
          <table:table-cell office:value-type="float" office:value="20.48" calcext:value-type="float">
            <text:p>20.48</text:p>
          </table:table-cell>
          <table:table-cell office:value-type="float" office:value="6.26" calcext:value-type="float">
            <text:p>6.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Philippine peso</text:p>
          </table:table-cell>
          <table:table-cell office:value-type="float" office:value="83054480" calcext:value-type="float">
            <text:p>8305448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7" calcext:value-type="float">
            <text:p>277</text:p>
          </table:table-cell>
          <table:table-cell office:value-type="float" office:value="98306" calcext:value-type="float">
            <text:p>98306</text:p>
          </table:table-cell>
          <table:table-cell office:value-type="float" office:value="69.91" calcext:value-type="float">
            <text:p>69.91</text:p>
          </table:table-cell>
          <table:table-cell office:value-type="float" office:value="24.89" calcext:value-type="float">
            <text:p>24.89</text:p>
          </table:table-cell>
          <table:table-cell office:value-type="float" office:value="5.47" calcext:value-type="float">
            <text:p>5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olish zloty</text:p>
          </table:table-cell>
          <table:table-cell office:value-type="float" office:value="38529560" calcext:value-type="float">
            <text:p>38529560</text:p>
          </table:table-cell>
          <table:table-cell office:value-type="float" office:value="312685" calcext:value-type="float">
            <text:p>312685</text:p>
          </table:table-cell>
          <table:table-cell office:value-type="float" office:value="123" calcext:value-type="float">
            <text:p>123</text:p>
          </table:table-cell>
          <table:table-cell office:value-type="float" office:value="299151" calcext:value-type="float">
            <text:p>299151</text:p>
          </table:table-cell>
          <table:table-cell office:value-type="float" office:value="74.74" calcext:value-type="float">
            <text:p>74.74</text:p>
          </table:table-cell>
          <table:table-cell office:value-type="float" office:value="9.85" calcext:value-type="float">
            <text:p>9.85</text:p>
          </table:table-cell>
          <table:table-cell office:value-type="float" office:value="9.84" calcext:value-type="float">
            <text:p>9.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Euro</text:p>
          </table:table-cell>
          <table:table-cell office:value-type="float" office:value="10494500" calcext:value-type="float">
            <text:p>10494500</text:p>
          </table:table-cell>
          <table:table-cell office:value-type="float" office:value="91982" calcext:value-type="float">
            <text:p>91982</text:p>
          </table:table-cell>
          <table:table-cell office:value-type="float" office:value="114" calcext:value-type="float">
            <text:p>114</text:p>
          </table:table-cell>
          <table:table-cell office:value-type="float" office:value="173085" calcext:value-type="float">
            <text:p>173085</text:p>
          </table:table-cell>
          <table:table-cell office:value-type="float" office:value="77.53" calcext:value-type="float">
            <text:p>77.53</text:p>
          </table:table-cell>
          <table:table-cell office:value-type="float" office:value="10.72" calcext:value-type="float">
            <text:p>10.72</text:p>
          </table:table-cell>
          <table:table-cell office:value-type="float" office:value="10.43" calcext:value-type="float">
            <text:p>10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Qatari riyal</text:p>
          </table:table-cell>
          <table:table-cell office:value-type="float" office:value="812842" calcext:value-type="float">
            <text:p>812842</text:p>
          </table:table-cell>
          <table:table-cell office:value-type="float" office:value="11000" calcext:value-type="float">
            <text:p>11000</text:p>
          </table:table-cell>
          <table:table-cell office:value-type="float" office:value="74" calcext:value-type="float">
            <text:p>74</text:p>
          </table:table-cell>
          <table:table-cell office:value-type="float" office:value="28451" calcext:value-type="float">
            <text:p>28451</text:p>
          </table:table-cell>
          <table:table-cell office:value-type="float" office:value="73.67" calcext:value-type="float">
            <text:p>73.67</text:p>
          </table:table-cell>
          <table:table-cell office:value-type="float" office:value="15.56" calcext:value-type="float">
            <text:p>15.56</text:p>
          </table:table-cell>
          <table:table-cell office:value-type="float" office:value="4.61" calcext:value-type="float">
            <text:p>4.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Romanian leu</text:p>
          </table:table-cell>
          <table:table-cell office:value-type="float" office:value="21711470" calcext:value-type="float">
            <text:p>21711470</text:p>
          </table:table-cell>
          <table:table-cell office:value-type="float" office:value="238391" calcext:value-type="float">
            <text:p>238391</text:p>
          </table:table-cell>
          <table:table-cell office:value-type="float" office:value="91" calcext:value-type="float">
            <text:p>91</text:p>
          </table:table-cell>
          <table:table-cell office:value-type="float" office:value="98559" calcext:value-type="float">
            <text:p>98559</text:p>
          </table:table-cell>
          <table:table-cell office:value-type="float" office:value="71.35" calcext:value-type="float">
            <text:p>71.35</text:p>
          </table:table-cell>
          <table:table-cell office:value-type="float" office:value="10.7" calcext:value-type="float">
            <text:p>10.7</text:p>
          </table:table-cell>
          <table:table-cell office:value-type="float" office:value="11.74" calcext:value-type="float">
            <text:p>11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ssian ruble</text:p>
          </table:table-cell>
          <table:table-cell office:value-type="float" office:value="143201600" calcext:value-type="float">
            <text:p>143201600</text:p>
          </table:table-cell>
          <table:table-cell office:value-type="float" office:value="17098242" calcext:value-type="float">
            <text:p>17098242</text:p>
          </table:table-cell>
          <table:table-cell office:value-type="float" office:value="8" calcext:value-type="float">
            <text:p>8</text:p>
          </table:table-cell>
          <table:table-cell office:value-type="float" office:value="763720" calcext:value-type="float">
            <text:p>763720</text:p>
          </table:table-cell>
          <table:table-cell office:value-type="float" office:value="67.1" calcext:value-type="float">
            <text:p>67.1</text:p>
          </table:table-cell>
          <table:table-cell office:value-type="float" office:value="9.95" calcext:value-type="float">
            <text:p>9.95</text:p>
          </table:table-cell>
          <table:table-cell office:value-type="float" office:value="14.52" calcext:value-type="float">
            <text:p>14.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Rwandan franc</text:p>
          </table:table-cell>
          <table:table-cell office:value-type="float" office:value="9037690" calcext:value-type="float">
            <text:p>9037690</text:p>
          </table:table-cell>
          <table:table-cell office:value-type="float" office:value="26338" calcext:value-type="float">
            <text:p>26338</text:p>
          </table:table-cell>
          <table:table-cell office:value-type="float" office:value="343" calcext:value-type="float">
            <text:p>343</text:p>
          </table:table-cell>
          <table:table-cell office:value-type="float" office:value="2131" calcext:value-type="float">
            <text:p>2131</text:p>
          </table:table-cell>
          <table:table-cell office:value-type="float" office:value="46.96" calcext:value-type="float">
            <text:p>46.96</text:p>
          </table:table-cell>
          <table:table-cell office:value-type="float" office:value="40.37" calcext:value-type="float">
            <text:p>40.37</text:p>
          </table:table-cell>
          <table:table-cell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asseterre</text:p>
          </table:table-cell>
          <table:table-cell office:value-type="string" calcext:value-type="string">
            <text:p>East Caribbean dollar</text:p>
          </table:table-cell>
          <table:table-cell office:value-type="float" office:value="42696" calcext:value-type="float">
            <text:p>42696</text:p>
          </table:table-cell>
          <table:table-cell office:value-type="float" office:value="261" calcext:value-type="float">
            <text:p>261</text:p>
          </table:table-cell>
          <table:table-cell office:value-type="float" office:value="164" calcext:value-type="float">
            <text:p>164</text:p>
          </table:table-cell>
          <table:table-cell office:value-type="float" office:value="453" calcext:value-type="float">
            <text:p>453</text:p>
          </table:table-cell>
          <table:table-cell office:value-type="float" office:value="72.15" calcext:value-type="float">
            <text:p>72.15</text:p>
          </table:table-cell>
          <table:table-cell office:value-type="float" office:value="18.02" calcext:value-type="float">
            <text:p>18.02</text:p>
          </table:table-cell>
          <table:table-cell office:value-type="float" office:value="8.47" calcext:value-type="float">
            <text:p>8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East Caribbean dollar</text:p>
          </table:table-cell>
          <table:table-cell office:value-type="float" office:value="160765" calcext:value-type="float">
            <text:p>160765</text:p>
          </table:table-cell>
          <table:table-cell office:value-type="float" office:value="539" calcext:value-type="float">
            <text:p>539</text:p>
          </table:table-cell>
          <table:table-cell office:value-type="float" office:value="298" calcext:value-type="float">
            <text:p>298</text:p>
          </table:table-cell>
          <table:table-cell office:value-type="float" office:value="825" calcext:value-type="float">
            <text:p>825</text:p>
          </table:table-cell>
          <table:table-cell office:value-type="float" office:value="73.61" calcext:value-type="float">
            <text:p>73.61</text:p>
          </table:table-cell>
          <table:table-cell office:value-type="float" office:value="19.68" calcext:value-type="float">
            <text:p>19.68</text:p>
          </table:table-cell>
          <table:table-cell office:value-type="float" office:value="5.12" calcext:value-type="float">
            <text:p>5.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East Caribbean dollar</text:p>
          </table:table-cell>
          <table:table-cell office:value-type="float" office:value="119051" calcext:value-type="float">
            <text:p>119051</text:p>
          </table:table-cell>
          <table:table-cell office:value-type="float" office:value="388" calcext:value-type="float">
            <text:p>388</text:p>
          </table:table-cell>
          <table:table-cell office:value-type="float" office:value="307" calcext:value-type="float">
            <text:p>307</text:p>
          </table:table-cell>
          <table:table-cell office:value-type="float" office:value="428" calcext:value-type="float">
            <text:p>428</text:p>
          </table:table-cell>
          <table:table-cell office:value-type="float" office:value="73.62" calcext:value-type="float">
            <text:p>73.62</text:p>
          </table:table-cell>
          <table:table-cell office:value-type="float" office:value="16.18" calcext:value-type="float">
            <text:p>16.18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Samoan tala</text:p>
          </table:table-cell>
          <table:table-cell office:value-type="float" office:value="184984" calcext:value-type="float">
            <text:p>184984</text:p>
          </table:table-cell>
          <table:table-cell office:value-type="float" office:value="2831" calcext:value-type="float">
            <text:p>2831</text:p>
          </table:table-cell>
          <table:table-cell office:value-type="float" office:value="65" calcext:value-type="float">
            <text:p>65</text:p>
          </table:table-cell>
          <table:table-cell office:value-type="float" office:value="399" calcext:value-type="float">
            <text:p>399</text:p>
          </table:table-cell>
          <table:table-cell office:value-type="float" office:value="70.72" calcext:value-type="float">
            <text:p>70.72</text:p>
          </table:table-cell>
          <table:table-cell office:value-type="float" office:value="16.43" calcext:value-type="float">
            <text:p>16.43</text:p>
          </table:table-cell>
          <table:table-cell office:value-type="float" office:value="6.54" calcext:value-type="float">
            <text:p>6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Euro</text:p>
          </table:table-cell>
          <table:table-cell office:value-type="float" office:value="28117" calcext:value-type="float">
            <text:p>28117</text:p>
          </table:table-cell>
          <table:table-cell office:value-type="float" office:value="61" calcext:value-type="float">
            <text:p>61</text:p>
          </table:table-cell>
          <table:table-cell office:value-type="float" office:value="461" calcext:value-type="float">
            <text:p>461</text:p>
          </table:table-cell>
          <table:table-cell office:value-type="float" office:value="478" calcext:value-type="float">
            <text:p>478</text:p>
          </table:table-cell>
          <table:table-cell office:value-type="float" office:value="81.71" calcext:value-type="float">
            <text:p>81.71</text:p>
          </table:table-cell>
          <table:table-cell office:value-type="float" office:value="10.02" calcext:value-type="float">
            <text:p>10.02</text:p>
          </table:table-cell>
          <table:table-cell office:value-type="float" office:value="8.07" calcext:value-type="float">
            <text:p>8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ão Tomé and Príncip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São Tomé and Príncipe dobra</text:p>
          </table:table-cell>
          <table:table-cell office:value-type="float" office:value="156523" calcext:value-type="float">
            <text:p>156523</text:p>
          </table:table-cell>
          <table:table-cell office:value-type="float" office:value="964" calcext:value-type="float">
            <text:p>964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66.99" calcext:value-type="float">
            <text:p>66.99</text:p>
          </table:table-cell>
          <table:table-cell office:value-type="float" office:value="40.25" calcext:value-type="float">
            <text:p>40.25</text:p>
          </table:table-cell>
          <table:table-cell office:value-type="float" office:value="6.68" calcext:value-type="float">
            <text:p>6.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Saudi riyal</text:p>
          </table:table-cell>
          <table:table-cell office:value-type="float" office:value="24573100" calcext:value-type="float">
            <text:p>24573100</text:p>
          </table:table-cell>
          <table:table-cell office:value-type="float" office:value="2149690" calcext:value-type="float">
            <text:p>2149690</text:p>
          </table:table-cell>
          <table:table-cell office:value-type="float" office:value="11" calcext:value-type="float">
            <text:p>11</text:p>
          </table:table-cell>
          <table:table-cell office:value-type="float" office:value="309778" calcext:value-type="float">
            <text:p>309778</text:p>
          </table:table-cell>
          <table:table-cell office:value-type="float" office:value="75.46" calcext:value-type="float">
            <text:p>75.46</text:p>
          </table:table-cell>
          <table:table-cell office:value-type="float" office:value="29.34" calcext:value-type="float">
            <text:p>29.34</text:p>
          </table:table-cell>
          <table:table-cell office:value-type="float" office:value="2.62" calcext:value-type="float">
            <text:p>2.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West African CFA franc</text:p>
          </table:table-cell>
          <table:table-cell office:value-type="float" office:value="11658170" calcext:value-type="float">
            <text:p>11658170</text:p>
          </table:table-cell>
          <table:table-cell office:value-type="float" office:value="196722" calcext:value-type="float">
            <text:p>196722</text:p>
          </table:table-cell>
          <table:table-cell office:value-type="float" office:value="59" calcext:value-type="float">
            <text:p>59</text:p>
          </table:table-cell>
          <table:table-cell office:value-type="float" office:value="8318" calcext:value-type="float">
            <text:p>8318</text:p>
          </table:table-cell>
          <table:table-cell office:value-type="float" office:value="58.9" calcext:value-type="float">
            <text:p>58.9</text:p>
          </table:table-cell>
          <table:table-cell office:value-type="float" office:value="32.78" calcext:value-type="float">
            <text:p>32.78</text:p>
          </table:table-cell>
          <table:table-cell office:value-type="float" office:value="9.59" calcext:value-type="float">
            <text:p>9.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n dinar</text:p>
          </table:table-cell>
          <table:table-cell office:value-type="float" office:value="9396411" calcext:value-type="float">
            <text:p>9396411</text:p>
          </table:table-cell>
          <table:table-cell office:value-type="float" office:value="88361" calcext:value-type="float">
            <text:p>88361</text:p>
          </table:table-cell>
          <table:table-cell office:value-type="float" office:value="106" calcext:value-type="float">
            <text:p>106</text:p>
          </table:table-cell>
          <table:table-cell office:value-type="float" office:value="24058" calcext:value-type="float">
            <text:p>24058</text:p>
          </table:table-cell>
          <table:table-cell office:value-type="float" office:value="74.73" calcext:value-type="float">
            <text:p>74.7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Seychellois rupee</text:p>
          </table:table-cell>
          <table:table-cell office:value-type="float" office:value="80654" calcext:value-type="float">
            <text:p>80654</text:p>
          </table:table-cell>
          <table:table-cell office:value-type="float" office:value="455" calcext:value-type="float">
            <text:p>455</text:p>
          </table:table-cell>
          <table:table-cell office:value-type="float" office:value="177" calcext:value-type="float">
            <text:p>177</text:p>
          </table:table-cell>
          <table:table-cell office:value-type="float" office:value="694" calcext:value-type="float">
            <text:p>694</text:p>
          </table:table-cell>
          <table:table-cell office:value-type="float" office:value="71.82" calcext:value-type="float">
            <text:p>71.82</text:p>
          </table:table-cell>
          <table:table-cell office:value-type="float" office:value="16.03" calcext:value-type="float">
            <text:p>16.03</text:p>
          </table:table-cell>
          <table:table-cell office:value-type="float" office:value="6.34" calcext:value-type="float">
            <text:p>6.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Sierra Leonean leone</text:p>
          </table:table-cell>
          <table:table-cell office:value-type="float" office:value="5525478" calcext:value-type="float">
            <text:p>5525478</text:p>
          </table:table-cell>
          <table:table-cell office:value-type="float" office:value="71740" calcext:value-type="float">
            <text:p>71740</text:p>
          </table:table-cell>
          <table:table-cell office:value-type="float" office:value="77" calcext:value-type="float">
            <text:p>77</text:p>
          </table:table-cell>
          <table:table-cell office:value-type="float" office:value="1193" calcext:value-type="float">
            <text:p>1193</text:p>
          </table:table-cell>
          <table:table-cell office:value-type="float" office:value="39.87" calcext:value-type="float">
            <text:p>39.87</text:p>
          </table:table-cell>
          <table:table-cell office:value-type="float" office:value="45.76" calcext:value-type="float">
            <text:p>45.76</text:p>
          </table:table-cell>
          <table:table-cell office:value-type="float" office:value="23.43" calcext:value-type="float">
            <text:p>23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Brunei dollar;Singapore dollar</text:p>
          </table:table-cell>
          <table:table-cell office:value-type="float" office:value="4483900" calcext:value-type="float">
            <text:p>4483900</text:p>
          </table:table-cell>
          <table:table-cell office:value-type="float" office:value="699" calcext:value-type="float">
            <text:p>699</text:p>
          </table:table-cell>
          <table:table-cell office:value-type="float" office:value="6208" calcext:value-type="float">
            <text:p>6208</text:p>
          </table:table-cell>
          <table:table-cell office:value-type="float" office:value="116764" calcext:value-type="float">
            <text:p>116764</text:p>
          </table:table-cell>
          <table:table-cell office:value-type="float" office:value="81.71" calcext:value-type="float">
            <text:p>81.71</text:p>
          </table:table-cell>
          <table:table-cell office:value-type="float" office:value="9.34" calcext:value-type="float">
            <text:p>9.34</text:p>
          </table:table-cell>
          <table:table-cell office:value-type="float" office:value="4.16" calcext:value-type="float">
            <text:p>4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Slovak koruna</text:p>
          </table:table-cell>
          <table:table-cell office:value-type="float" office:value="5400908" calcext:value-type="float">
            <text:p>5400908</text:p>
          </table:table-cell>
          <table:table-cell office:value-type="float" office:value="49033" calcext:value-type="float">
            <text:p>49033</text:p>
          </table:table-cell>
          <table:table-cell office:value-type="float" office:value="110" calcext:value-type="float">
            <text:p>110</text:p>
          </table:table-cell>
          <table:table-cell office:value-type="float" office:value="46412" calcext:value-type="float">
            <text:p>46412</text:p>
          </table:table-cell>
          <table:table-cell office:value-type="float" office:value="74.5" calcext:value-type="float">
            <text:p>74.5</text:p>
          </table:table-cell>
          <table:table-cell office:value-type="float" office:value="10.65" calcext:value-type="float">
            <text:p>10.65</text:p>
          </table:table-cell>
          <table:table-cell office:value-type="float" office:value="9.43" calcext:value-type="float">
            <text:p>9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Euro</text:p>
          </table:table-cell>
          <table:table-cell office:value-type="float" office:value="1966814" calcext:value-type="float">
            <text:p>1966814</text:p>
          </table:table-cell>
          <table:table-cell office:value-type="float" office:value="20256" calcext:value-type="float">
            <text:p>20256</text:p>
          </table:table-cell>
          <table:table-cell office:value-type="float" office:value="97" calcext:value-type="float">
            <text:p>97</text:p>
          </table:table-cell>
          <table:table-cell office:value-type="float" office:value="34030" calcext:value-type="float">
            <text:p>34030</text:p>
          </table:table-cell>
          <table:table-cell office:value-type="float" office:value="76.14" calcext:value-type="float">
            <text:p>76.14</text:p>
          </table:table-cell>
          <table:table-cell office:value-type="float" office:value="8.98" calcext:value-type="float">
            <text:p>8.98</text:p>
          </table:table-cell>
          <table:table-cell office:value-type="float" office:value="10.22" calcext:value-type="float">
            <text:p>1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Solomon Islands dollar</text:p>
          </table:table-cell>
          <table:table-cell office:value-type="float" office:value="477742" calcext:value-type="float">
            <text:p>477742</text:p>
          </table:table-cell>
          <table:table-cell office:value-type="float" office:value="28896" calcext:value-type="float">
            <text:p>28896</text:p>
          </table:table-cell>
          <table:table-cell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  <table:table-cell office:value-type="float" office:value="72.66" calcext:value-type="float">
            <text:p>72.66</text:p>
          </table:table-cell>
          <table:table-cell office:value-type="float" office:value="30.01" calcext:value-type="float">
            <text:p>30.01</text:p>
          </table:table-cell>
          <table:table-cell office:value-type="float" office:value="3.98" calcext:value-type="float">
            <text:p>3.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gadishu</text:p>
          </table:table-cell>
          <table:table-cell office:value-type="string" calcext:value-type="string">
            <text:p>Somali shilling</text:p>
          </table:table-cell>
          <table:table-cell office:value-type="float" office:value="8227826" calcext:value-type="float">
            <text:p>8227826</text:p>
          </table:table-cell>
          <table:table-cell office:value-type="float" office:value="637657" calcext:value-type="float">
            <text:p>637657</text:p>
          </table:table-cell>
          <table:table-cell office:value-type="float" office:value="12" calcext:value-type="float">
            <text:p>12</text:p>
          </table:table-cell>
          <table:table-cell office:value-type="float" office:value="1132" calcext:value-type="float">
            <text:p>1132</text:p>
          </table:table-cell>
          <table:table-cell office:value-type="float" office:value="48.09" calcext:value-type="float">
            <text:p>48.09</text:p>
          </table:table-cell>
          <table:table-cell office:value-type="float" office:value="45.13" calcext:value-type="float">
            <text:p>45.13</text:p>
          </table:table-cell>
          <table:table-cell office:value-type="float" office:value="16.97" calcext:value-type="float">
            <text:p>16.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malilan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Hargeisa</text:p>
          </table:table-cell>
          <table:table-cell office:value-type="string" calcext:value-type="string">
            <text:p>Somaliland shilling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37600" calcext:value-type="float">
            <text:p>13760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loemfontein</text:p>
          </table:table-cell>
          <table:table-cell office:value-type="string" calcext:value-type="string">
            <text:p>South African rand</text:p>
          </table:table-cell>
          <table:table-cell office:value-type="float" office:value="47431830" calcext:value-type="float">
            <text:p>47431830</text:p>
          </table:table-cell>
          <table:table-cell office:value-type="float" office:value="1221037" calcext:value-type="float">
            <text:p>1221037</text:p>
          </table:table-cell>
          <table:table-cell office:value-type="float" office:value="39" calcext:value-type="float">
            <text:p>39</text:p>
          </table:table-cell>
          <table:table-cell office:value-type="float" office:value="240152" calcext:value-type="float">
            <text:p>240152</text:p>
          </table:table-cell>
          <table:table-cell office:value-type="float" office:value="43.27" calcext:value-type="float">
            <text:p>43.27</text:p>
          </table:table-cell>
          <table:table-cell office:value-type="float" office:value="18.2" calcext:value-type="float">
            <text:p>18.2</text:p>
          </table:table-cell>
          <table:table-cell office:value-type="float" office:value="21.32" calcext:value-type="float">
            <text:p>21.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th Osset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skhinvali</text:p>
          </table:table-cell>
          <table:table-cell office:value-type="string" calcext:value-type="string">
            <text:p>Georgian lari;Russian ruble</text:p>
          </table:table-cell>
          <table:table-cell office:value-type="float" office:value="70000" calcext:value-type="float">
            <text:p>70000</text:p>
          </table:table-cell>
          <table:table-cell office:value-type="float" office:value="3900" calcext:value-type="float">
            <text:p>39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uro</text:p>
          </table:table-cell>
          <table:table-cell office:value-type="float" office:value="43064190" calcext:value-type="float">
            <text:p>43064190</text:p>
          </table:table-cell>
          <table:table-cell office:value-type="float" office:value="505992" calcext:value-type="float">
            <text:p>505992</text:p>
          </table:table-cell>
          <table:table-cell office:value-type="float" office:value="85" calcext:value-type="float">
            <text:p>85</text:p>
          </table:table-cell>
          <table:table-cell office:value-type="float" office:value="1123691" calcext:value-type="float">
            <text:p>1123691</text:p>
          </table:table-cell>
          <table:table-cell office:value-type="float" office:value="79.65" calcext:value-type="float">
            <text:p>79.65</text:p>
          </table:table-cell>
          <table:table-cell office:value-type="float" office:value="10.06" calcext:value-type="float">
            <text:p>10.06</text:p>
          </table:table-cell>
          <table:table-cell office:value-type="float" office:value="9.63" calcext:value-type="float">
            <text:p>9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otte</text:p>
          </table:table-cell>
          <table:table-cell office:value-type="string" calcext:value-type="string">
            <text:p>Sri Lankan rupee</text:p>
          </table:table-cell>
          <table:table-cell office:value-type="float" office:value="20742910" calcext:value-type="float">
            <text:p>20742910</text:p>
          </table:table-cell>
          <table:table-cell office:value-type="float" office:value="65610" calcext:value-type="float">
            <text:p>65610</text:p>
          </table:table-cell>
          <table:table-cell office:value-type="float" office:value="316" calcext:value-type="float">
            <text:p>316</text:p>
          </table:table-cell>
          <table:table-cell office:value-type="float" office:value="23479" calcext:value-type="float">
            <text:p>23479</text:p>
          </table:table-cell>
          <table:table-cell office:value-type="float" office:value="73.17" calcext:value-type="float">
            <text:p>73.17</text:p>
          </table:table-cell>
          <table:table-cell office:value-type="float" office:value="15.51" calcext:value-type="float">
            <text:p>15.51</text:p>
          </table:table-cell>
          <table:table-cell office:value-type="float" office:value="6.49" calcext:value-type="float">
            <text:p>6.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New Sudanese pound;Sudanese dinar</text:p>
          </table:table-cell>
          <table:table-cell office:value-type="float" office:value="36232950" calcext:value-type="float">
            <text:p>36232950</text:p>
          </table:table-cell>
          <table:table-cell office:value-type="float" office:value="2505813" calcext:value-type="float">
            <text:p>2505813</text:p>
          </table:table-cell>
          <table:table-cell office:value-type="float" office:value="14" calcext:value-type="float">
            <text:p>14</text:p>
          </table:table-cell>
          <table:table-cell office:value-type="float" office:value="27699" calcext:value-type="float">
            <text:p>27699</text:p>
          </table:table-cell>
          <table:table-cell office:value-type="float" office:value="58.54" calcext:value-type="float">
            <text:p>58.54</text:p>
          </table:table-cell>
          <table:table-cell office:value-type="float" office:value="34.53" calcext:value-type="float">
            <text:p>34.53</text:p>
          </table:table-cell>
          <table:table-cell office:value-type="float" office:value="9.16" calcext:value-type="float">
            <text:p>9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Surinamese dollar</text:p>
          </table:table-cell>
          <table:table-cell office:value-type="float" office:value="449238" calcext:value-type="float">
            <text:p>449238</text:p>
          </table:table-cell>
          <table:table-cell office:value-type="float" office:value="163820" calcext:value-type="float">
            <text:p>163820</text:p>
          </table:table-cell>
          <table:table-cell office:value-type="float" office:value="2" calcext:value-type="float">
            <text:p>2</text:p>
          </table:table-cell>
          <table:table-cell office:value-type="float" office:value="1342" calcext:value-type="float">
            <text:p>1342</text:p>
          </table:table-cell>
          <table:table-cell office:value-type="float" office:value="68.96" calcext:value-type="float">
            <text:p>68.96</text:p>
          </table:table-cell>
          <table:table-cell office:value-type="float" office:value="18.02" calcext:value-type="float">
            <text:p>18.02</text:p>
          </table:table-cell>
          <table:table-cell office:value-type="float" office:value="7.16" calcext:value-type="float">
            <text:p>7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obamba</text:p>
          </table:table-cell>
          <table:table-cell office:value-type="string" calcext:value-type="string">
            <text:p>Swazi lilangeni</text:p>
          </table:table-cell>
          <table:table-cell office:value-type="float" office:value="1032438" calcext:value-type="float">
            <text:p>1032438</text:p>
          </table:table-cell>
          <table:table-cell office:value-type="float" office:value="17364" calcext:value-type="float">
            <text:p>17364</text:p>
          </table:table-cell>
          <table:table-cell office:value-type="float" office:value="59" calcext:value-type="float">
            <text:p>59</text:p>
          </table:table-cell>
          <table:table-cell office:value-type="float" office:value="2731" calcext:value-type="float">
            <text:p>2731</text:p>
          </table:table-cell>
          <table:table-cell office:value-type="float" office:value="33.22" calcext:value-type="float">
            <text:p>33.22</text:p>
          </table:table-cell>
          <table:table-cell office:value-type="float" office:value="27.41" calcext:value-type="float">
            <text:p>27.41</text:p>
          </table:table-cell>
          <table:table-cell office:value-type="float" office:value="28.82" calcext:value-type="float">
            <text:p>28.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ish krona</text:p>
          </table:table-cell>
          <table:table-cell office:value-type="float" office:value="9041262" calcext:value-type="float">
            <text:p>9041262</text:p>
          </table:table-cell>
          <table:table-cell office:value-type="float" office:value="449964" calcext:value-type="float">
            <text:p>449964</text:p>
          </table:table-cell>
          <table:table-cell office:value-type="float" office:value="20" calcext:value-type="float">
            <text:p>20</text:p>
          </table:table-cell>
          <table:table-cell office:value-type="float" office:value="354115" calcext:value-type="float">
            <text:p>354115</text:p>
          </table:table-cell>
          <table:table-cell office:value-type="float" office:value="80.51" calcext:value-type="float">
            <text:p>80.51</text:p>
          </table:table-cell>
          <table:table-cell office:value-type="float" office:value="10.27" calcext:value-type="float">
            <text:p>10.27</text:p>
          </table:table-cell>
          <table:table-cell office:value-type="float" office:value="10.36" calcext:value-type="float">
            <text:p>10.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ss franc</text:p>
          </table:table-cell>
          <table:table-cell office:value-type="float" office:value="7252331" calcext:value-type="float">
            <text:p>7252331</text:p>
          </table:table-cell>
          <table:table-cell office:value-type="float" office:value="41284" calcext:value-type="float">
            <text:p>41284</text:p>
          </table:table-cell>
          <table:table-cell office:value-type="float" office:value="176" calcext:value-type="float">
            <text:p>176</text:p>
          </table:table-cell>
          <table:table-cell office:value-type="float" office:value="365937" calcext:value-type="float">
            <text:p>365937</text:p>
          </table:table-cell>
          <table:table-cell office:value-type="float" office:value="80.51" calcext:value-type="float">
            <text:p>80.51</text:p>
          </table:table-cell>
          <table:table-cell office:value-type="float" office:value="9.71" calcext:value-type="float">
            <text:p>9.71</text:p>
          </table:table-cell>
          <table:table-cell office:value-type="float" office:value="8.48" calcext:value-type="float">
            <text:p>8.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Syrian pound</text:p>
          </table:table-cell>
          <table:table-cell office:value-type="float" office:value="19043380" calcext:value-type="float">
            <text:p>19043380</text:p>
          </table:table-cell>
          <table:table-cell office:value-type="float" office:value="185180" calcext:value-type="float">
            <text:p>185180</text:p>
          </table:table-cell>
          <table:table-cell office:value-type="float" office:value="103" calcext:value-type="float">
            <text:p>103</text:p>
          </table:table-cell>
          <table:table-cell office:value-type="float" office:value="26320" calcext:value-type="float">
            <text:p>26320</text:p>
          </table:table-cell>
          <table:table-cell office:value-type="float" office:value="70.03" calcext:value-type="float">
            <text:p>70.03</text:p>
          </table:table-cell>
          <table:table-cell office:value-type="float" office:value="27.76" calcext:value-type="float">
            <text:p>27.76</text:p>
          </table:table-cell>
          <table:table-cell office:value-type="float" office:value="4.88" calcext:value-type="float">
            <text:p>4.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iwan (Republic of China)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New Taiwan dollar</text:p>
          </table:table-cell>
          <table:table-cell office:value-type="float" office:value="22894384" calcext:value-type="float">
            <text:p>22894384</text:p>
          </table:table-cell>
          <table:table-cell office:value-type="float" office:value="35980" calcext:value-type="float">
            <text:p>35980</text:p>
          </table:table-cell>
          <table:table-cell office:value-type="float" office:value="636" calcext:value-type="float">
            <text:p>636</text:p>
          </table:table-cell>
          <table:table-cell office:value-type="float" office:value="346178" calcext:value-type="float">
            <text:p>346178</text:p>
          </table:table-cell>
          <table:table-cell office:value-type="float" office:value="77.26" calcext:value-type="float">
            <text:p>77.26</text:p>
          </table:table-cell>
          <table:table-cell office:value-type="float" office:value="12.56" calcext:value-type="float">
            <text:p>12.56</text:p>
          </table:table-cell>
          <table:table-cell office:value-type="float" office:value="6.38" calcext:value-type="float">
            <text:p>6.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ushanbe</text:p>
          </table:table-cell>
          <table:table-cell office:value-type="string" calcext:value-type="string">
            <text:p>Tajikistani somoni</text:p>
          </table:table-cell>
          <table:table-cell office:value-type="float" office:value="6506980" calcext:value-type="float">
            <text:p>6506980</text:p>
          </table:table-cell>
          <table:table-cell office:value-type="float" office:value="143100" calcext:value-type="float">
            <text:p>143100</text:p>
          </table:table-cell>
          <table:table-cell office:value-type="float" office:value="45" calcext:value-type="float">
            <text:p>45</text:p>
          </table:table-cell>
          <table:table-cell office:value-type="float" office:value="2326" calcext:value-type="float">
            <text:p>2326</text:p>
          </table:table-cell>
          <table:table-cell office:value-type="float" office:value="64.56" calcext:value-type="float">
            <text:p>64.56</text:p>
          </table:table-cell>
          <table:table-cell office:value-type="float" office:value="32.65" calcext:value-type="float">
            <text:p>32.65</text:p>
          </table:table-cell>
          <table:table-cell office:value-type="float" office:value="8.39" calcext:value-type="float">
            <text:p>8.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anzanian shilling</text:p>
          </table:table-cell>
          <table:table-cell office:value-type="float" office:value="38328810" calcext:value-type="float">
            <text:p>38328810</text:p>
          </table:table-cell>
          <table:table-cell office:value-type="float" office:value="945087" calcext:value-type="float">
            <text:p>945087</text:p>
          </table:table-cell>
          <table:table-cell office:value-type="float" office:value="41" calcext:value-type="float">
            <text:p>41</text:p>
          </table:table-cell>
          <table:table-cell office:value-type="float" office:value="12111" calcext:value-type="float">
            <text:p>12111</text:p>
          </table:table-cell>
          <table:table-cell office:value-type="float" office:value="45.24" calcext:value-type="float">
            <text:p>45.24</text:p>
          </table:table-cell>
          <table:table-cell office:value-type="float" office:value="37.71" calcext:value-type="float">
            <text:p>37.71</text:p>
          </table:table-cell>
          <table:table-cell office:value-type="float" office:value="16.71" calcext:value-type="float">
            <text:p>16.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hai baht</text:p>
          </table:table-cell>
          <table:table-cell office:value-type="float" office:value="64232760" calcext:value-type="float">
            <text:p>64232760</text:p>
          </table:table-cell>
          <table:table-cell office:value-type="float" office:value="513115" calcext:value-type="float">
            <text:p>513115</text:p>
          </table:table-cell>
          <table:table-cell office:value-type="float" office:value="125" calcext:value-type="float">
            <text:p>125</text:p>
          </table:table-cell>
          <table:table-cell office:value-type="float" office:value="176602" calcext:value-type="float">
            <text:p>176602</text:p>
          </table:table-cell>
          <table:table-cell office:value-type="float" office:value="71.95" calcext:value-type="float">
            <text:p>71.95</text:p>
          </table:table-cell>
          <table:table-cell office:value-type="float" office:value="13.87" calcext:value-type="float">
            <text:p>13.87</text:p>
          </table:table-cell>
          <table:table-cell office:value-type="float" office:value="6.98" calcext:value-type="float">
            <text:p>6.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West African CFA franc</text:p>
          </table:table-cell>
          <table:table-cell office:value-type="float" office:value="6145004" calcext:value-type="float">
            <text:p>6145004</text:p>
          </table:table-cell>
          <table:table-cell office:value-type="float" office:value="56785" calcext:value-type="float">
            <text:p>56785</text:p>
          </table:table-cell>
          <table:table-cell office:value-type="float" office:value="108" calcext:value-type="float">
            <text:p>108</text:p>
          </table:table-cell>
          <table:table-cell office:value-type="float" office:value="2203" calcext:value-type="float">
            <text:p>2203</text:p>
          </table:table-cell>
          <table:table-cell office:value-type="float" office:value="57.01" calcext:value-type="float">
            <text:p>57.01</text:p>
          </table:table-cell>
          <table:table-cell office:value-type="float" office:value="37.01" calcext:value-type="float">
            <text:p>37.01</text:p>
          </table:table-cell>
          <table:table-cell office:value-type="float" office:value="10.01" calcext:value-type="float">
            <text:p>10.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Tongan pa?anga</text:p>
          </table:table-cell>
          <table:table-cell office:value-type="float" office:value="102311" calcext:value-type="float">
            <text:p>102311</text:p>
          </table:table-cell>
          <table:table-cell office:value-type="float" office:value="747" calcext:value-type="float">
            <text:p>747</text:p>
          </table:table-cell>
          <table:table-cell office:value-type="float" office:value="137" calcext:value-type="float">
            <text:p>137</text:p>
          </table:table-cell>
          <table:table-cell office:value-type="float" office:value="244" calcext:value-type="float">
            <text:p>244</text:p>
          </table:table-cell>
          <table:table-cell office:value-type="float" office:value="69.53" calcext:value-type="float">
            <text:p>69.53</text:p>
          </table:table-cell>
          <table:table-cell office:value-type="float" office:value="25.37" calcext:value-type="float">
            <text:p>25.37</text:p>
          </table:table-cell>
          <table:table-cell office:value-type="float" office:value="5.35" calcext:value-type="float">
            <text:p>5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nist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iraspol</text:p>
          </table:table-cell>
          <table:table-cell office:value-type="string" calcext:value-type="string">
            <text:p>Transnistrian ruble</text:p>
          </table:table-cell>
          <table:table-cell office:value-type="float" office:value="555347" calcext:value-type="float">
            <text:p>555347</text:p>
          </table:table-cell>
          <table:table-cell office:value-type="float" office:value="4163" calcext:value-type="float">
            <text:p>4163</text:p>
          </table:table-cell>
          <table:table-cell office:value-type="float" office:value="133" calcext:value-type="float">
            <text:p>133</text:p>
          </table:table-cell>
          <table:table-cell office:value-type="float" office:value="518" calcext:value-type="float">
            <text:p>51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Trinidad and Tobago dollar</text:p>
          </table:table-cell>
          <table:table-cell office:value-type="float" office:value="1305236" calcext:value-type="float">
            <text:p>1305236</text:p>
          </table:table-cell>
          <table:table-cell office:value-type="float" office:value="5130" calcext:value-type="float">
            <text:p>5130</text:p>
          </table:table-cell>
          <table:table-cell office:value-type="float" office:value="254" calcext:value-type="float">
            <text:p>254</text:p>
          </table:table-cell>
          <table:table-cell office:value-type="float" office:value="14762" calcext:value-type="float">
            <text:p>14762</text:p>
          </table:table-cell>
          <table:table-cell office:value-type="float" office:value="66.73" calcext:value-type="float">
            <text:p>66.73</text:p>
          </table:table-cell>
          <table:table-cell office:value-type="float" office:value="12.9" calcext:value-type="float">
            <text:p>12.9</text:p>
          </table:table-cell>
          <table:table-cell office:value-type="float" office:value="10.36" calcext:value-type="float">
            <text:p>10.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unisian dinar</text:p>
          </table:table-cell>
          <table:table-cell office:value-type="float" office:value="10102470" calcext:value-type="float">
            <text:p>10102470</text:p>
          </table:table-cell>
          <table:table-cell office:value-type="float" office:value="163610" calcext:value-type="float">
            <text:p>163610</text:p>
          </table:table-cell>
          <table:table-cell office:value-type="float" office:value="62" calcext:value-type="float">
            <text:p>62</text:p>
          </table:table-cell>
          <table:table-cell office:value-type="float" office:value="28683" calcext:value-type="float">
            <text:p>28683</text:p>
          </table:table-cell>
          <table:table-cell office:value-type="float" office:value="74.89" calcext:value-type="float">
            <text:p>74.89</text:p>
          </table:table-cell>
          <table:table-cell office:value-type="float" office:value="15.52" calcext:value-type="float">
            <text:p>15.52</text:p>
          </table:table-cell>
          <table:table-cell office:value-type="float" office:value="5.09" calcext:value-type="float">
            <text:p>5.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Turkish new lira</text:p>
          </table:table-cell>
          <table:table-cell office:value-type="float" office:value="73192840" calcext:value-type="float">
            <text:p>73192840</text:p>
          </table:table-cell>
          <table:table-cell office:value-type="float" office:value="783562" calcext:value-type="float">
            <text:p>783562</text:p>
          </table:table-cell>
          <table:table-cell office:value-type="float" office:value="93" calcext:value-type="float">
            <text:p>93</text:p>
          </table:table-cell>
          <table:table-cell office:value-type="float" office:value="363300" calcext:value-type="float">
            <text:p>363300</text:p>
          </table:table-cell>
          <table:table-cell office:value-type="float" office:value="72.36" calcext:value-type="float">
            <text:p>72.36</text:p>
          </table:table-cell>
          <table:table-cell office:value-type="float" office:value="16.62" calcext:value-type="float">
            <text:p>16.62</text:p>
          </table:table-cell>
          <table:table-cell office:value-type="float" office:value="5.96" calcext:value-type="float">
            <text:p>5.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kish Republic of Northern Cypru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icosia</text:p>
          </table:table-cell>
          <table:table-cell office:value-type="string" calcext:value-type="string">
            <text:p>Turkish new lira</text:p>
          </table:table-cell>
          <table:table-cell office:value-type="float" office:value="264172" calcext:value-type="float">
            <text:p>264172</text:p>
          </table:table-cell>
          <table:table-cell office:value-type="float" office:value="3355" calcext:value-type="float">
            <text:p>3355</text:p>
          </table:table-cell>
          <table:table-cell office:value-type="float" office:value="79" calcext:value-type="float">
            <text:p>79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hgabat</text:p>
          </table:table-cell>
          <table:table-cell office:value-type="string" calcext:value-type="string">
            <text:p>Turkmenistani manat</text:p>
          </table:table-cell>
          <table:table-cell office:value-type="float" office:value="4833266" calcext:value-type="float">
            <text:p>4833266</text:p>
          </table:table-cell>
          <table:table-cell office:value-type="float" office:value="488100" calcext:value-type="float">
            <text:p>488100</text:p>
          </table:table-cell>
          <table:table-cell office:value-type="float" office:value="9" calcext:value-type="float">
            <text:p>9</text:p>
          </table:table-cell>
          <table:table-cell office:value-type="float" office:value="6774" calcext:value-type="float">
            <text:p>6774</text:p>
          </table:table-cell>
          <table:table-cell office:value-type="float" office:value="61.39" calcext:value-type="float">
            <text:p>61.39</text:p>
          </table:table-cell>
          <table:table-cell office:value-type="float" office:value="27.61" calcext:value-type="float">
            <text:p>27.61</text:p>
          </table:table-cell>
          <table:table-cell office:value-type="float" office:value="8.78" calcext:value-type="float">
            <text:p>8.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Australian dollar;Tuvaluan dollar</text:p>
          </table:table-cell>
          <table:table-cell office:value-type="float" office:value="10441" calcext:value-type="float">
            <text:p>10441</text:p>
          </table:table-cell>
          <table:table-cell office:value-type="float" office:value="26" calcext:value-type="float">
            <text:p>26</text:p>
          </table:table-cell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.01</text:p>
          </table:table-cell>
          <table:table-cell office:value-type="float" office:value="22.18" calcext:value-type="float">
            <text:p>22.18</text:p>
          </table:table-cell>
          <table:table-cell office:value-type="float" office:value="7.22" calcext:value-type="float">
            <text:p>7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Ugandan shilling</text:p>
          </table:table-cell>
          <table:table-cell office:value-type="float" office:value="28816230" calcext:value-type="float">
            <text:p>28816230</text:p>
          </table:table-cell>
          <table:table-cell office:value-type="float" office:value="241038" calcext:value-type="float">
            <text:p>241038</text:p>
          </table:table-cell>
          <table:table-cell office:value-type="float" office:value="120" calcext:value-type="float">
            <text:p>120</text:p>
          </table:table-cell>
          <table:table-cell office:value-type="float" office:value="8712" calcext:value-type="float">
            <text:p>8712</text:p>
          </table:table-cell>
          <table:table-cell office:value-type="float" office:value="51.59" calcext:value-type="float">
            <text:p>51.59</text:p>
          </table:table-cell>
          <table:table-cell office:value-type="float" office:value="47.35" calcext:value-type="float">
            <text:p>47.35</text:p>
          </table:table-cell>
          <table:table-cell office:value-type="float" office:value="12.8" calcext:value-type="float">
            <text:p>1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Kyiv</text:p>
          </table:table-cell>
          <table:table-cell office:value-type="string" calcext:value-type="string">
            <text:p>Ukrainian hryvnia</text:p>
          </table:table-cell>
          <table:table-cell office:value-type="float" office:value="46480700" calcext:value-type="float">
            <text:p>46480700</text:p>
          </table:table-cell>
          <table:table-cell office:value-type="float" office:value="603700" calcext:value-type="float">
            <text:p>603700</text:p>
          </table:table-cell>
          <table:table-cell office:value-type="float" office:value="77" calcext:value-type="float">
            <text:p>77</text:p>
          </table:table-cell>
          <table:table-cell office:value-type="float" office:value="81664" calcext:value-type="float">
            <text:p>81664</text:p>
          </table:table-cell>
          <table:table-cell office:value-type="float" office:value="69.68" calcext:value-type="float">
            <text:p>69.68</text:p>
          </table:table-cell>
          <table:table-cell office:value-type="float" office:value="8.82" calcext:value-type="float">
            <text:p>8.82</text:p>
          </table:table-cell>
          <table:table-cell office:value-type="float" office:value="14.43" calcext:value-type="float">
            <text:p>14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United Arab Emirates dirham</text:p>
          </table:table-cell>
          <table:table-cell office:value-type="float" office:value="4495823" calcext:value-type="float">
            <text:p>4495823</text:p>
          </table:table-cell>
          <table:table-cell office:value-type="float" office:value="83600" calcext:value-type="float">
            <text:p>83600</text:p>
          </table:table-cell>
          <table:table-cell office:value-type="float" office:value="54" calcext:value-type="float">
            <text:p>54</text:p>
          </table:table-cell>
          <table:table-cell office:value-type="float" office:value="104204" calcext:value-type="float">
            <text:p>104204</text:p>
          </table:table-cell>
          <table:table-cell office:value-type="float" office:value="75.24" calcext:value-type="float">
            <text:p>75.24</text:p>
          </table:table-cell>
          <table:table-cell office:value-type="float" office:value="18.96" calcext:value-type="float">
            <text:p>18.96</text:p>
          </table:table-cell>
          <table:table-cell office:value-type="float" office:value="4.26" calcext:value-type="float">
            <text:p>4.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British pound</text:p>
          </table:table-cell>
          <table:table-cell office:value-type="float" office:value="59667840" calcext:value-type="float">
            <text:p>59667840</text:p>
          </table:table-cell>
          <table:table-cell office:value-type="float" office:value="242900" calcext:value-type="float">
            <text:p>242900</text:p>
          </table:table-cell>
          <table:table-cell office:value-type="float" office:value="246" calcext:value-type="float">
            <text:p>246</text:p>
          </table:table-cell>
          <table:table-cell office:value-type="float" office:value="2192553" calcext:value-type="float">
            <text:p>2192553</text:p>
          </table:table-cell>
          <table:table-cell office:value-type="float" office:value="78.54" calcext:value-type="float">
            <text:p>78.54</text:p>
          </table:table-cell>
          <table:table-cell office:value-type="float" office:value="10.78" calcext:value-type="float">
            <text:p>10.78</text:p>
          </table:table-cell>
          <table:table-cell office:value-type="float" office:value="10.18" calcext:value-type="float">
            <text:p>10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Washington-D.C.</text:p>
          </table:table-cell>
          <table:table-cell office:value-type="string" calcext:value-type="string">
            <text:p>United States dollar</text:p>
          </table:table-cell>
          <table:table-cell office:value-type="float" office:value="298212900" calcext:value-type="float">
            <text:p>298212900</text:p>
          </table:table-cell>
          <table:table-cell office:value-type="float" office:value="9629091" calcext:value-type="float">
            <text:p>9629091</text:p>
          </table:table-cell>
          <table:table-cell office:value-type="float" office:value="31" calcext:value-type="float">
            <text:p>31</text:p>
          </table:table-cell>
          <table:table-cell office:value-type="float" office:value="12455068" calcext:value-type="float">
            <text:p>12455068</text:p>
          </table:table-cell>
          <table:table-cell office:value-type="float" office:value="77.85" calcext:value-type="float">
            <text:p>77.85</text:p>
          </table:table-cell>
          <table:table-cell office:value-type="float" office:value="14.14" calcext:value-type="float">
            <text:p>14.14</text:p>
          </table:table-cell>
          <table:table-cell office:value-type="float" office:value="8.25" calcext:value-type="float">
            <text:p>8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Uruguayan peso</text:p>
          </table:table-cell>
          <table:table-cell office:value-type="float" office:value="3463197" calcext:value-type="float">
            <text:p>3463197</text:p>
          </table:table-cell>
          <table:table-cell office:value-type="float" office:value="175016" calcext:value-type="float">
            <text:p>175016</text:p>
          </table:table-cell>
          <table:table-cell office:value-type="float" office:value="19" calcext:value-type="float">
            <text:p>19</text:p>
          </table:table-cell>
          <table:table-cell office:value-type="float" office:value="16792" calcext:value-type="float">
            <text:p>16792</text:p>
          </table:table-cell>
          <table:table-cell office:value-type="float" office:value="76.13" calcext:value-type="float">
            <text:p>76.13</text:p>
          </table:table-cell>
          <table:table-cell office:value-type="float" office:value="13.91" calcext:value-type="float">
            <text:p>13.91</text:p>
          </table:table-cell>
          <table:table-cell office:value-type="float" office:value="9.06" calcext:value-type="float">
            <text:p>9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shkent</text:p>
          </table:table-cell>
          <table:table-cell office:value-type="string" calcext:value-type="string">
            <text:p>Uzbekistani som</text:p>
          </table:table-cell>
          <table:table-cell office:value-type="float" office:value="26593120" calcext:value-type="float">
            <text:p>26593120</text:p>
          </table:table-cell>
          <table:table-cell office:value-type="float" office:value="447400" calcext:value-type="float">
            <text:p>447400</text:p>
          </table:table-cell>
          <table:table-cell office:value-type="float" office:value="59" calcext:value-type="float">
            <text:p>59</text:p>
          </table:table-cell>
          <table:table-cell office:value-type="float" office:value="13667" calcext:value-type="float">
            <text:p>13667</text:p>
          </table:table-cell>
          <table:table-cell office:value-type="float" office:value="64.19" calcext:value-type="float">
            <text:p>64.19</text:p>
          </table:table-cell>
          <table:table-cell office:value-type="float" office:value="26.36" calcext:value-type="float">
            <text:p>26.36</text:p>
          </table:table-cell>
          <table:table-cell office:value-type="float" office:value="7.95" calcext:value-type="float">
            <text:p>7.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Port Vila</text:p>
          </table:table-cell>
          <table:table-cell office:value-type="string" calcext:value-type="string">
            <text:p>Vanuatu vatu</text:p>
          </table:table-cell>
          <table:table-cell office:value-type="float" office:value="211367" calcext:value-type="float">
            <text:p>211367</text:p>
          </table:table-cell>
          <table:table-cell office:value-type="float" office:value="12189" calcext:value-type="float">
            <text:p>12189</text:p>
          </table:table-cell>
          <table:table-cell office:value-type="float" office:value="17" calcext:value-type="float">
            <text:p>17</text:p>
          </table:table-cell>
          <table:table-cell office:value-type="float" office:value="341" calcext:value-type="float">
            <text:p>341</text:p>
          </table:table-cell>
          <table:table-cell office:value-type="float" office:value="62.49" calcext:value-type="float">
            <text:p>62.49</text:p>
          </table:table-cell>
          <table:table-cell office:value-type="float" office:value="22.72" calcext:value-type="float">
            <text:p>22.72</text:p>
          </table:table-cell>
          <table:table-cell office:value-type="float" office:value="7.9" calcext:value-type="float">
            <text:p>7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tican Cit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tican City</text:p>
          </table:table-cell>
          <table:table-cell office:value-type="string" calcext:value-type="string">
            <text:p>Euro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-</text:p>
          </table:table-cell>
          <table:table-cell office:value-type="float" office:value="1780" calcext:value-type="float">
            <text:p>178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Venezuelan bolívar</text:p>
          </table:table-cell>
          <table:table-cell office:value-type="float" office:value="26749110" calcext:value-type="float">
            <text:p>26749110</text:p>
          </table:table-cell>
          <table:table-cell office:value-type="float" office:value="912050" calcext:value-type="float">
            <text:p>912050</text:p>
          </table:table-cell>
          <table:table-cell office:value-type="float" office:value="29" calcext:value-type="float">
            <text:p>29</text:p>
          </table:table-cell>
          <table:table-cell office:value-type="float" office:value="138857" calcext:value-type="float">
            <text:p>138857</text:p>
          </table:table-cell>
          <table:table-cell office:value-type="float" office:value="74.31" calcext:value-type="float">
            <text:p>74.31</text:p>
          </table:table-cell>
          <table:table-cell office:value-type="float" office:value="18.71" calcext:value-type="float">
            <text:p>18.71</text:p>
          </table:table-cell>
          <table:table-cell office:value-type="float" office:value="4.9" calcext:value-type="float">
            <text:p>4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Vietnamese d?ng</text:p>
          </table:table-cell>
          <table:table-cell office:value-type="float" office:value="84238230" calcext:value-type="float">
            <text:p>84238230</text:p>
          </table:table-cell>
          <table:table-cell office:value-type="float" office:value="331689" calcext:value-type="float">
            <text:p>331689</text:p>
          </table:table-cell>
          <table:table-cell office:value-type="float" office:value="254" calcext:value-type="float">
            <text:p>254</text:p>
          </table:table-cell>
          <table:table-cell office:value-type="float" office:value="52408" calcext:value-type="float">
            <text:p>52408</text:p>
          </table:table-cell>
          <table:table-cell office:value-type="float" office:value="70.61" calcext:value-type="float">
            <text:p>70.61</text:p>
          </table:table-cell>
          <table:table-cell office:value-type="float" office:value="16.86" calcext:value-type="float">
            <text:p>16.86</text:p>
          </table:table-cell>
          <table:table-cell office:value-type="float" office:value="6.2" calcext:value-type="float">
            <text:p>6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anaá</text:p>
          </table:table-cell>
          <table:table-cell office:value-type="string" calcext:value-type="string">
            <text:p>Yemeni rial</text:p>
          </table:table-cell>
          <table:table-cell office:value-type="float" office:value="20974660" calcext:value-type="float">
            <text:p>20974660</text:p>
          </table:table-cell>
          <table:table-cell office:value-type="float" office:value="527968" calcext:value-type="float">
            <text:p>527968</text:p>
          </table:table-cell>
          <table:table-cell office:value-type="float" office:value="40" calcext:value-type="float">
            <text:p>40</text:p>
          </table:table-cell>
          <table:table-cell office:value-type="float" office:value="14452" calcext:value-type="float">
            <text:p>14452</text:p>
          </table:table-cell>
          <table:table-cell office:value-type="float" office:value="61.75" calcext:value-type="float">
            <text:p>61.75</text:p>
          </table:table-cell>
          <table:table-cell office:value-type="float" office:value="42.89" calcext:value-type="float">
            <text:p>42.89</text:p>
          </table:table-cell>
          <table:table-cell office:value-type="float" office:value="8.53" calcext:value-type="float">
            <text:p>8.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ambian kwacha</text:p>
          </table:table-cell>
          <table:table-cell office:value-type="float" office:value="11668460" calcext:value-type="float">
            <text:p>11668460</text:p>
          </table:table-cell>
          <table:table-cell office:value-type="float" office:value="752618" calcext:value-type="float">
            <text:p>752618</text:p>
          </table:table-cell>
          <table:table-cell office:value-type="float" office:value="15" calcext:value-type="float">
            <text:p>15</text:p>
          </table:table-cell>
          <table:table-cell office:value-type="float" office:value="7257" calcext:value-type="float">
            <text:p>7257</text:p>
          </table:table-cell>
          <table:table-cell office:value-type="float" office:value="39.7" calcext:value-type="float">
            <text:p>39.7</text:p>
          </table:table-cell>
          <table:table-cell office:value-type="float" office:value="41" calcext:value-type="float">
            <text:p>41</text:p>
          </table:table-cell>
          <table:table-cell office:value-type="float" office:value="20.23" calcext:value-type="float">
            <text:p>20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Zimbabwean dollar</text:p>
          </table:table-cell>
          <table:table-cell office:value-type="float" office:value="13009530" calcext:value-type="float">
            <text:p>13009530</text:p>
          </table:table-cell>
          <table:table-cell office:value-type="float" office:value="390757" calcext:value-type="float">
            <text:p>390757</text:p>
          </table:table-cell>
          <table:table-cell office:value-type="float" office:value="33" calcext:value-type="float">
            <text:p>33</text:p>
          </table:table-cell>
          <table:table-cell office:value-type="float" office:value="3364" calcext:value-type="float">
            <text:p>3364</text:p>
          </table:table-cell>
          <table:table-cell office:value-type="float" office:value="37.82" calcext:value-type="float">
            <text:p>37.82</text:p>
          </table:table-cell>
          <table:table-cell office:value-type="float" office:value="28.01" calcext:value-type="float">
            <text:p>28.01</text:p>
          </table:table-cell>
          <table:table-cell office:value-type="float" office:value="21.92" calcext:value-type="float">
            <text:p>21.92</text:p>
          </table:table-cell>
          <table:table-cell table:number-columns-repeated="1013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countries_1" table:style-name="ta1">
        <table:table-column table:style-name="co12" table:number-columns-repeated="3" table:default-cell-style-name="Default"/>
        <table:table-column table:style-name="co15" table:default-cell-style-name="ce23"/>
        <table:table-row table:style-name="ro2">
          <table:table-cell table:style-name="ce6"/>
          <table:table-cell table:style-name="ce11" office:value-type="string" calcext:value-type="string">
            <text:p>Data</text:p>
          </table:table-cell>
          <table:table-cell table:style-name="ce17"/>
          <table:table-cell/>
        </table:table-row>
        <table:table-row table:style-name="ro2">
          <table:table-cell table:style-name="ce7" office:value-type="string" calcext:value-type="string">
            <text:p>Location (Continent)</text:p>
          </table:table-cell>
          <table:table-cell table:style-name="ce12" office:value-type="string" calcext:value-type="string">
            <text:p>Sum - Population (inhabitants)</text:p>
          </table:table-cell>
          <table:table-cell table:style-name="ce18" office:value-type="string" calcext:value-type="string">
            <text:p>Sum - Area (km²)</text:p>
          </table:table-cell>
          <table:table-cell office:value-type="string" calcext:value-type="string">
            <text:p>人口密度</text:p>
          </table:table-cell>
        </table:table-row>
        <table:table-row table:style-name="ro2">
          <table:table-cell table:style-name="ce8" office:value-type="string" calcext:value-type="string">
            <text:p>Africa</text:p>
          </table:table-cell>
          <table:table-cell table:style-name="ce13" office:value-type="float" office:value="908406750" calcext:value-type="float">
            <text:p>908406750</text:p>
          </table:table-cell>
          <table:table-cell table:style-name="ce19" office:value-type="float" office:value="30181160" calcext:value-type="float">
            <text:p>30181160</text:p>
          </table:table-cell>
          <table:table-cell table:formula="of:=[.B3]/[.C3]" office:value-type="float" office:value="30.0984703702575" calcext:value-type="float">
            <text:p>30.10</text:p>
          </table:table-cell>
        </table:table-row>
        <table:table-row table:style-name="ro2">
          <table:table-cell table:style-name="ce9" office:value-type="string" calcext:value-type="string">
            <text:p>Asia</text:p>
          </table:table-cell>
          <table:table-cell table:style-name="ce14" office:value-type="float" office:value="3825050094" calcext:value-type="float">
            <text:p>3825050094</text:p>
          </table:table-cell>
          <table:table-cell table:style-name="ce20" office:value-type="float" office:value="47340144" calcext:value-type="float">
            <text:p>47340144</text:p>
          </table:table-cell>
          <table:table-cell table:formula="of:=[.B4]/[.C4]" office:value-type="float" office:value="80.7992914850449" calcext:value-type="float">
            <text:p>80.80</text:p>
          </table:table-cell>
        </table:table-row>
        <table:table-row table:style-name="ro2">
          <table:table-cell table:style-name="ce9" office:value-type="string" calcext:value-type="string">
            <text:p>Europe</text:p>
          </table:table-cell>
          <table:table-cell table:style-name="ce14" office:value-type="float" office:value="820589450" calcext:value-type="float">
            <text:p>820589450</text:p>
          </table:table-cell>
          <table:table-cell table:style-name="ce20" office:value-type="float" office:value="7628421" calcext:value-type="float">
            <text:p>7628421</text:p>
          </table:table-cell>
          <table:table-cell table:formula="of:=[.B5]/[.C5]" office:value-type="float" office:value="107.570026614944" calcext:value-type="float">
            <text:p>107.57</text:p>
          </table:table-cell>
        </table:table-row>
        <table:table-row table:style-name="ro2">
          <table:table-cell table:style-name="ce9" office:value-type="string" calcext:value-type="string">
            <text:p>North America</text:p>
          </table:table-cell>
          <table:table-cell table:style-name="ce14" office:value-type="float" office:value="511336932" calcext:value-type="float">
            <text:p>511336932</text:p>
          </table:table-cell>
          <table:table-cell table:style-name="ce20" office:value-type="float" office:value="22299939" calcext:value-type="float">
            <text:p>22299939</text:p>
          </table:table-cell>
          <table:table-cell table:formula="of:=[.B6]/[.C6]" office:value-type="float" office:value="22.9299699878103" calcext:value-type="float">
            <text:p>22.93</text:p>
          </table:table-cell>
        </table:table-row>
        <table:table-row table:style-name="ro2">
          <table:table-cell table:style-name="ce9" office:value-type="string" calcext:value-type="string">
            <text:p>Oceana</text:p>
          </table:table-cell>
          <table:table-cell table:style-name="ce14" office:value-type="float" office:value="32108276" calcext:value-type="float">
            <text:p>32108276</text:p>
          </table:table-cell>
          <table:table-cell table:style-name="ce20" office:value-type="float" office:value="8538899" calcext:value-type="float">
            <text:p>8538899</text:p>
          </table:table-cell>
          <table:table-cell table:formula="of:=[.B7]/[.C7]" office:value-type="float" office:value="3.76023606790524" calcext:value-type="float">
            <text:p>3.76</text:p>
          </table:table-cell>
        </table:table-row>
        <table:table-row table:style-name="ro2">
          <table:table-cell table:style-name="ce9" office:value-type="string" calcext:value-type="string">
            <text:p>South America</text:p>
          </table:table-cell>
          <table:table-cell table:style-name="ce15" office:value-type="float" office:value="374997087" calcext:value-type="float">
            <text:p>374997087</text:p>
          </table:table-cell>
          <table:table-cell table:style-name="ce21" office:value-type="float" office:value="17730252" calcext:value-type="float">
            <text:p>17730252</text:p>
          </table:table-cell>
          <table:table-cell table:formula="of:=[.B8]/[.C8]" office:value-type="float" office:value="21.1501273078352" calcext:value-type="float">
            <text:p>21.15</text:p>
          </table:table-cell>
        </table:table-row>
        <table:table-row table:style-name="ro2">
          <table:table-cell table:style-name="ce10" office:value-type="string" calcext:value-type="string">
            <text:p>Total Result</text:p>
          </table:table-cell>
          <table:table-cell table:style-name="ce16" office:value-type="float" office:value="6472488589" calcext:value-type="float">
            <text:p>6472488589</text:p>
          </table:table-cell>
          <table:table-cell table:style-name="ce22" office:value-type="float" office:value="133718815" calcext:value-type="float">
            <text:p>133718815</text:p>
          </table:table-cell>
          <table:table-cell table:formula="of:=[.B9]/[.C9]" office:value-type="float" office:value="48.4037238065563" calcext:value-type="float">
            <text:p>48.40</text:p>
          </table:table-cell>
        </table:table-row>
        <table:table-row table:style-name="ro2" table:number-rows-repeated="104856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unique filter" table:style-name="ta1">
        <table:table-column table:style-name="co2" table:default-cell-style-name="ce1"/>
        <table:table-row table:style-name="ro1">
          <table:table-cell office:value-type="string" calcext:value-type="string">
            <text:p>Location (Continent)</text:p>
          </table:table-cell>
        </table:table-row>
        <table:table-row table:style-name="ro1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 table:visibility="filter"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 table:visibility="filter"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 table:visibility="filter"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 table:visibility="filter"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string" calcext:value-type="string">
            <text:p>Oceana</text:p>
          </table:table-cell>
        </table:table-row>
        <table:table-row table:style-name="ro1" table:visibility="filter">
          <table:table-cell office:value-type="string" calcext:value-type="string">
            <text:p>Oceana</text:p>
          </table:table-cell>
        </table:table-row>
        <table:table-row table:style-name="ro1" table:visibility="filter">
          <table:table-cell office:value-type="string" calcext:value-type="string">
            <text:p>Oceana</text:p>
          </table:table-cell>
        </table:table-row>
        <table:table-row table:style-name="ro1" table:visibility="filter">
          <table:table-cell office:value-type="string" calcext:value-type="string">
            <text:p>Oceana</text:p>
          </table:table-cell>
        </table:table-row>
        <table:table-row table:style-name="ro1" table:visibility="filter">
          <table:table-cell office:value-type="string" calcext:value-type="string">
            <text:p>Oceana</text:p>
          </table:table-cell>
        </table:table-row>
        <table:table-row table:style-name="ro1" table:visibility="filter">
          <table:table-cell office:value-type="string" calcext:value-type="string">
            <text:p>Oceana</text:p>
          </table:table-cell>
        </table:table-row>
        <table:table-row table:style-name="ro1" table:visibility="filter">
          <table:table-cell office:value-type="string" calcext:value-type="string">
            <text:p>Oceana</text:p>
          </table:table-cell>
        </table:table-row>
        <table:table-row table:style-name="ro1" table:visibility="filter">
          <table:table-cell office:value-type="string" calcext:value-type="string">
            <text:p>Oceana</text:p>
          </table:table-cell>
        </table:table-row>
        <table:table-row table:style-name="ro1" table:visibility="filter">
          <table:table-cell office:value-type="string" calcext:value-type="string">
            <text:p>Oceana</text:p>
          </table:table-cell>
        </table:table-row>
        <table:table-row table:style-name="ro1" table:visibility="filter">
          <table:table-cell office:value-type="string" calcext:value-type="string">
            <text:p>Oceana</text:p>
          </table:table-cell>
        </table:table-row>
        <table:table-row table:style-name="ro1" table:visibility="filter">
          <table:table-cell office:value-type="string" calcext:value-type="string">
            <text:p>Oceana</text:p>
          </table:table-cell>
        </table:table-row>
        <table:table-row table:style-name="ro1" table:visibility="filter">
          <table:table-cell office:value-type="string" calcext:value-type="string">
            <text:p>Oceana</text:p>
          </table:table-cell>
        </table:table-row>
        <table:table-row table:style-name="ro1" table:visibility="filter">
          <table:table-cell office:value-type="string" calcext:value-type="string">
            <text:p>Oceana</text:p>
          </table:table-cell>
        </table:table-row>
        <table:table-row table:style-name="ro1">
          <table:table-cell office:value-type="string" calcext:value-type="string">
            <text:p>South America</text:p>
          </table:table-cell>
        </table:table-row>
        <table:table-row table:style-name="ro1" table:visibility="filter">
          <table:table-cell office:value-type="string" calcext:value-type="string">
            <text:p>South America</text:p>
          </table:table-cell>
        </table:table-row>
        <table:table-row table:style-name="ro1" table:visibility="filter">
          <table:table-cell office:value-type="string" calcext:value-type="string">
            <text:p>South America</text:p>
          </table:table-cell>
        </table:table-row>
        <table:table-row table:style-name="ro1" table:visibility="filter">
          <table:table-cell office:value-type="string" calcext:value-type="string">
            <text:p>South America</text:p>
          </table:table-cell>
        </table:table-row>
        <table:table-row table:style-name="ro1" table:visibility="filter">
          <table:table-cell office:value-type="string" calcext:value-type="string">
            <text:p>South America</text:p>
          </table:table-cell>
        </table:table-row>
        <table:table-row table:style-name="ro1" table:visibility="filter">
          <table:table-cell office:value-type="string" calcext:value-type="string">
            <text:p>South America</text:p>
          </table:table-cell>
        </table:table-row>
        <table:table-row table:style-name="ro1" table:visibility="filter">
          <table:table-cell office:value-type="string" calcext:value-type="string">
            <text:p>South America</text:p>
          </table:table-cell>
        </table:table-row>
        <table:table-row table:style-name="ro1" table:visibility="filter">
          <table:table-cell office:value-type="string" calcext:value-type="string">
            <text:p>South America</text:p>
          </table:table-cell>
        </table:table-row>
        <table:table-row table:style-name="ro1" table:visibility="filter">
          <table:table-cell office:value-type="string" calcext:value-type="string">
            <text:p>South America</text:p>
          </table:table-cell>
        </table:table-row>
        <table:table-row table:style-name="ro1" table:visibility="filter">
          <table:table-cell office:value-type="string" calcext:value-type="string">
            <text:p>South America</text:p>
          </table:table-cell>
        </table:table-row>
        <table:table-row table:style-name="ro1" table:visibility="filter">
          <table:table-cell office:value-type="string" calcext:value-type="string">
            <text:p>South America</text:p>
          </table:table-cell>
        </table:table-row>
        <table:table-row table:style-name="ro1" table:visibility="filter">
          <table:table-cell office:value-type="string" calcext:value-type="string">
            <text:p>South America</text:p>
          </table:table-cell>
        </table:table-row>
        <table:table-row table:style-name="ro1" table:number-rows-repeated="1048372">
          <table:table-cell/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'unique filter'.A1:'unique filter'.A200"/>
      </table:database-ranges>
      <table:data-pilot-tables>
        <table:data-pilot-table table:name="DataPilot1" table:application-data="" table:target-range-address="'Pivot Table_countries_1'.A1:'Pivot Table_countries_1'.C9" table:buttons="'Pivot Table_countries_1'.A2 'Pivot Table_countries_1'.B1" table:show-filter-button="false" table:drill-down-on-double-click="false">
          <table:source-cell-range table:cell-range-address="countries.A5:countries.K20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 (Continent)" table:orientation="row" table:used-hierarchy="0" table:function="auto">
            <table:data-pilot-level table:show-empty="false" calcext:repeat-item-labels="false">
              <table:data-pilot-members>
                <table:data-pilot-member table:name="Africa" table:display="true" table:show-details="true"/>
                <table:data-pilot-member table:name="Asia" table:display="true" table:show-details="true"/>
                <table:data-pilot-member table:name="Europe" table:display="true" table:show-details="true"/>
                <table:data-pilot-member table:name="North America" table:display="true" table:show-details="true"/>
                <table:data-pilot-member table:name="Oceana" table:display="true" table:show-details="true"/>
                <table:data-pilot-member table:name="South Americ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pulation (inhabitants)" table:orientation="data" table:used-hierarchy="0" table:function="sum">
            <table:data-pilot-level table:show-empty="false" calcext:repeat-item-labels="false">
              <table:data-pilot-members>
                <table:data-pilot-member table:name="783" table:display="true" table:show-details="true"/>
                <table:data-pilot-member table:name="10441" table:display="true" table:show-details="true"/>
                <table:data-pilot-member table:name="13635" table:display="true" table:show-details="true"/>
                <table:data-pilot-member table:name="19949" table:display="true" table:show-details="true"/>
                <table:data-pilot-member table:name="28117" table:display="true" table:show-details="true"/>
                <table:data-pilot-member table:name="34521" table:display="true" table:show-details="true"/>
                <table:data-pilot-member table:name="35253" table:display="true" table:show-details="true"/>
                <table:data-pilot-member table:name="42696" table:display="true" table:show-details="true"/>
                <table:data-pilot-member table:name="61963" table:display="true" table:show-details="true"/>
                <table:data-pilot-member table:name="67151" table:display="true" table:show-details="true"/>
                <table:data-pilot-member table:name="70000" table:display="true" table:show-details="true"/>
                <table:data-pilot-member table:name="78940" table:display="true" table:show-details="true"/>
                <table:data-pilot-member table:name="80654" table:display="true" table:show-details="true"/>
                <table:data-pilot-member table:name="81479" table:display="true" table:show-details="true"/>
                <table:data-pilot-member table:name="99350" table:display="true" table:show-details="true"/>
                <table:data-pilot-member table:name="102311" table:display="true" table:show-details="true"/>
                <table:data-pilot-member table:name="102924" table:display="true" table:show-details="true"/>
                <table:data-pilot-member table:name="110487" table:display="true" table:show-details="true"/>
                <table:data-pilot-member table:name="119051" table:display="true" table:show-details="true"/>
                <table:data-pilot-member table:name="145000" table:display="true" table:show-details="true"/>
                <table:data-pilot-member table:name="156523" table:display="true" table:show-details="true"/>
                <table:data-pilot-member table:name="160765" table:display="true" table:show-details="true"/>
                <table:data-pilot-member table:name="184984" table:display="true" table:show-details="true"/>
                <table:data-pilot-member table:name="211367" table:display="true" table:show-details="true"/>
                <table:data-pilot-member table:name="216000" table:display="true" table:show-details="true"/>
                <table:data-pilot-member table:name="264172" table:display="true" table:show-details="true"/>
                <table:data-pilot-member table:name="269556" table:display="true" table:show-details="true"/>
                <table:data-pilot-member table:name="269736" table:display="true" table:show-details="true"/>
                <table:data-pilot-member table:name="294561" table:display="true" table:show-details="true"/>
                <table:data-pilot-member table:name="323063" table:display="true" table:show-details="true"/>
                <table:data-pilot-member table:name="329198" table:display="true" table:show-details="true"/>
                <table:data-pilot-member table:name="373819" table:display="true" table:show-details="true"/>
                <table:data-pilot-member table:name="401630" table:display="true" table:show-details="true"/>
                <table:data-pilot-member table:name="449238" table:display="true" table:show-details="true"/>
                <table:data-pilot-member table:name="464904" table:display="true" table:show-details="true"/>
                <table:data-pilot-member table:name="477742" table:display="true" table:show-details="true"/>
                <table:data-pilot-member table:name="503519" table:display="true" table:show-details="true"/>
                <table:data-pilot-member table:name="506807" table:display="true" table:show-details="true"/>
                <table:data-pilot-member table:name="555347" table:display="true" table:show-details="true"/>
                <table:data-pilot-member table:name="630548" table:display="true" table:show-details="true"/>
                <table:data-pilot-member table:name="726617" table:display="true" table:show-details="true"/>
                <table:data-pilot-member table:name="751218" table:display="true" table:show-details="true"/>
                <table:data-pilot-member table:name="793078" table:display="true" table:show-details="true"/>
                <table:data-pilot-member table:name="797902" table:display="true" table:show-details="true"/>
                <table:data-pilot-member table:name="812842" table:display="true" table:show-details="true"/>
                <table:data-pilot-member table:name="847706" table:display="true" table:show-details="true"/>
                <table:data-pilot-member table:name="1032438" table:display="true" table:show-details="true"/>
                <table:data-pilot-member table:name="1244663" table:display="true" table:show-details="true"/>
                <table:data-pilot-member table:name="1305236" table:display="true" table:show-details="true"/>
                <table:data-pilot-member table:name="1329697" table:display="true" table:show-details="true"/>
                <table:data-pilot-member table:name="1383841" table:display="true" table:show-details="true"/>
                <table:data-pilot-member table:name="1517079" table:display="true" table:show-details="true"/>
                <table:data-pilot-member table:name="1586344" table:display="true" table:show-details="true"/>
                <table:data-pilot-member table:name="1764926" table:display="true" table:show-details="true"/>
                <table:data-pilot-member table:name="1794769" table:display="true" table:show-details="true"/>
                <table:data-pilot-member table:name="1966814" table:display="true" table:show-details="true"/>
                <table:data-pilot-member table:name="2031252" table:display="true" table:show-details="true"/>
                <table:data-pilot-member table:name="2034060" table:display="true" table:show-details="true"/>
                <table:data-pilot-member table:name="2162546" table:display="true" table:show-details="true"/>
                <table:data-pilot-member table:name="2306988" table:display="true" table:show-details="true"/>
                <table:data-pilot-member table:name="2566981" table:display="true" table:show-details="true"/>
                <table:data-pilot-member table:name="2646487" table:display="true" table:show-details="true"/>
                <table:data-pilot-member table:name="2650713" table:display="true" table:show-details="true"/>
                <table:data-pilot-member table:name="2686873" table:display="true" table:show-details="true"/>
                <table:data-pilot-member table:name="3016312" table:display="true" table:show-details="true"/>
                <table:data-pilot-member table:name="3068742" table:display="true" table:show-details="true"/>
                <table:data-pilot-member table:name="3129678" table:display="true" table:show-details="true"/>
                <table:data-pilot-member table:name="3231502" table:display="true" table:show-details="true"/>
                <table:data-pilot-member table:name="3283267" table:display="true" table:show-details="true"/>
                <table:data-pilot-member table:name="3431033" table:display="true" table:show-details="true"/>
                <table:data-pilot-member table:name="3463197" table:display="true" table:show-details="true"/>
                <table:data-pilot-member table:name="3500000" table:display="true" table:show-details="true"/>
                <table:data-pilot-member table:name="3576818" table:display="true" table:show-details="true"/>
                <table:data-pilot-member table:name="3907074" table:display="true" table:show-details="true"/>
                <table:data-pilot-member table:name="3998904" table:display="true" table:show-details="true"/>
                <table:data-pilot-member table:name="4028384" table:display="true" table:show-details="true"/>
                <table:data-pilot-member table:name="4037747" table:display="true" table:show-details="true"/>
                <table:data-pilot-member table:name="4147901" table:display="true" table:show-details="true"/>
                <table:data-pilot-member table:name="4205747" table:display="true" table:show-details="true"/>
                <table:data-pilot-member table:name="4327228" table:display="true" table:show-details="true"/>
                <table:data-pilot-member table:name="4401357" table:display="true" table:show-details="true"/>
                <table:data-pilot-member table:name="4474404" table:display="true" table:show-details="true"/>
                <table:data-pilot-member table:name="4483900" table:display="true" table:show-details="true"/>
                <table:data-pilot-member table:name="4495823" table:display="true" table:show-details="true"/>
                <table:data-pilot-member table:name="4551338" table:display="true" table:show-details="true"/>
                <table:data-pilot-member table:name="4620275" table:display="true" table:show-details="true"/>
                <table:data-pilot-member table:name="4833266" table:display="true" table:show-details="true"/>
                <table:data-pilot-member table:name="5249060" table:display="true" table:show-details="true"/>
                <table:data-pilot-member table:name="5263794" table:display="true" table:show-details="true"/>
                <table:data-pilot-member table:name="5400908" table:display="true" table:show-details="true"/>
                <table:data-pilot-member table:name="5430590" table:display="true" table:show-details="true"/>
                <table:data-pilot-member table:name="5486685" table:display="true" table:show-details="true"/>
                <table:data-pilot-member table:name="5525478" table:display="true" table:show-details="true"/>
                <table:data-pilot-member table:name="5702776" table:display="true" table:show-details="true"/>
                <table:data-pilot-member table:name="5853452" table:display="true" table:show-details="true"/>
                <table:data-pilot-member table:name="5887138" table:display="true" table:show-details="true"/>
                <table:data-pilot-member table:name="5924145" table:display="true" table:show-details="true"/>
                <table:data-pilot-member table:name="6145004" table:display="true" table:show-details="true"/>
                <table:data-pilot-member table:name="6158259" table:display="true" table:show-details="true"/>
                <table:data-pilot-member table:name="6506980" table:display="true" table:show-details="true"/>
                <table:data-pilot-member table:name="6724564" table:display="true" table:show-details="true"/>
                <table:data-pilot-member table:name="6880951" table:display="true" table:show-details="true"/>
                <table:data-pilot-member table:name="7204723" table:display="true" table:show-details="true"/>
                <table:data-pilot-member table:name="7252331" table:display="true" table:show-details="true"/>
                <table:data-pilot-member table:name="7547515" table:display="true" table:show-details="true"/>
                <table:data-pilot-member table:name="7725965" table:display="true" table:show-details="true"/>
                <table:data-pilot-member table:name="8189444" table:display="true" table:show-details="true"/>
                <table:data-pilot-member table:name="8227826" table:display="true" table:show-details="true"/>
                <table:data-pilot-member table:name="8410801" table:display="true" table:show-details="true"/>
                <table:data-pilot-member table:name="8438853" table:display="true" table:show-details="true"/>
                <table:data-pilot-member table:name="8527777" table:display="true" table:show-details="true"/>
                <table:data-pilot-member table:name="8894907" table:display="true" table:show-details="true"/>
                <table:data-pilot-member table:name="9037690" table:display="true" table:show-details="true"/>
                <table:data-pilot-member table:name="9041262" table:display="true" table:show-details="true"/>
                <table:data-pilot-member table:name="9182015" table:display="true" table:show-details="true"/>
                <table:data-pilot-member table:name="9396411" table:display="true" table:show-details="true"/>
                <table:data-pilot-member table:name="9402098" table:display="true" table:show-details="true"/>
                <table:data-pilot-member table:name="9748931" table:display="true" table:show-details="true"/>
                <table:data-pilot-member table:name="9755106" table:display="true" table:show-details="true"/>
                <table:data-pilot-member table:name="10097730" table:display="true" table:show-details="true"/>
                <table:data-pilot-member table:name="10102470" table:display="true" table:show-details="true"/>
                <table:data-pilot-member table:name="10219600" table:display="true" table:show-details="true"/>
                <table:data-pilot-member table:name="10419050" table:display="true" table:show-details="true"/>
                <table:data-pilot-member table:name="10494500" table:display="true" table:show-details="true"/>
                <table:data-pilot-member table:name="11119890" table:display="true" table:show-details="true"/>
                <table:data-pilot-member table:name="11269400" table:display="true" table:show-details="true"/>
                <table:data-pilot-member table:name="11658170" table:display="true" table:show-details="true"/>
                <table:data-pilot-member table:name="11668460" table:display="true" table:show-details="true"/>
                <table:data-pilot-member table:name="12599060" table:display="true" table:show-details="true"/>
                <table:data-pilot-member table:name="12883940" table:display="true" table:show-details="true"/>
                <table:data-pilot-member table:name="13009530" table:display="true" table:show-details="true"/>
                <table:data-pilot-member table:name="13227840" table:display="true" table:show-details="true"/>
                <table:data-pilot-member table:name="13228420" table:display="true" table:show-details="true"/>
                <table:data-pilot-member table:name="13518420" table:display="true" table:show-details="true"/>
                <table:data-pilot-member table:name="13956980" table:display="true" table:show-details="true"/>
                <table:data-pilot-member table:name="14071010" table:display="true" table:show-details="true"/>
                <table:data-pilot-member table:name="14825110" table:display="true" table:show-details="true"/>
                <table:data-pilot-member table:name="15941390" table:display="true" table:show-details="true"/>
                <table:data-pilot-member table:name="16295100" table:display="true" table:show-details="true"/>
                <table:data-pilot-member table:name="16299170" table:display="true" table:show-details="true"/>
                <table:data-pilot-member table:name="16321860" table:display="true" table:show-details="true"/>
                <table:data-pilot-member table:name="18153870" table:display="true" table:show-details="true"/>
                <table:data-pilot-member table:name="18605920" table:display="true" table:show-details="true"/>
                <table:data-pilot-member table:name="19043380" table:display="true" table:show-details="true"/>
                <table:data-pilot-member table:name="19792300" table:display="true" table:show-details="true"/>
                <table:data-pilot-member table:name="20155130" table:display="true" table:show-details="true"/>
                <table:data-pilot-member table:name="20742910" table:display="true" table:show-details="true"/>
                <table:data-pilot-member table:name="20974660" table:display="true" table:show-details="true"/>
                <table:data-pilot-member table:name="21711470" table:display="true" table:show-details="true"/>
                <table:data-pilot-member table:name="22112810" table:display="true" table:show-details="true"/>
                <table:data-pilot-member table:name="22487660" table:display="true" table:show-details="true"/>
                <table:data-pilot-member table:name="22894384" table:display="true" table:show-details="true"/>
                <table:data-pilot-member table:name="24573100" table:display="true" table:show-details="true"/>
                <table:data-pilot-member table:name="25347370" table:display="true" table:show-details="true"/>
                <table:data-pilot-member table:name="26593120" table:display="true" table:show-details="true"/>
                <table:data-pilot-member table:name="26749110" table:display="true" table:show-details="true"/>
                <table:data-pilot-member table:name="27132630" table:display="true" table:show-details="true"/>
                <table:data-pilot-member table:name="27968240" table:display="true" table:show-details="true"/>
                <table:data-pilot-member table:name="28807190" table:display="true" table:show-details="true"/>
                <table:data-pilot-member table:name="28816230" table:display="true" table:show-details="true"/>
                <table:data-pilot-member table:name="29863010" table:display="true" table:show-details="true"/>
                <table:data-pilot-member table:name="31478460" table:display="true" table:show-details="true"/>
                <table:data-pilot-member table:name="32268240" table:display="true" table:show-details="true"/>
                <table:data-pilot-member table:name="32853800" table:display="true" table:show-details="true"/>
                <table:data-pilot-member table:name="34255720" table:display="true" table:show-details="true"/>
                <table:data-pilot-member table:name="36232950" table:display="true" table:show-details="true"/>
                <table:data-pilot-member table:name="38328810" table:display="true" table:show-details="true"/>
                <table:data-pilot-member table:name="38529560" table:display="true" table:show-details="true"/>
                <table:data-pilot-member table:name="38747150" table:display="true" table:show-details="true"/>
                <table:data-pilot-member table:name="43064190" table:display="true" table:show-details="true"/>
                <table:data-pilot-member table:name="45600240" table:display="true" table:show-details="true"/>
                <table:data-pilot-member table:name="46480700" table:display="true" table:show-details="true"/>
                <table:data-pilot-member table:name="47431830" table:display="true" table:show-details="true"/>
                <table:data-pilot-member table:name="48846823" table:display="true" table:show-details="true"/>
                <table:data-pilot-member table:name="50519490" table:display="true" table:show-details="true"/>
                <table:data-pilot-member table:name="57548740" table:display="true" table:show-details="true"/>
                <table:data-pilot-member table:name="58092740" table:display="true" table:show-details="true"/>
                <table:data-pilot-member table:name="59667840" table:display="true" table:show-details="true"/>
                <table:data-pilot-member table:name="60495540" table:display="true" table:show-details="true"/>
                <table:data-pilot-member table:name="64232760" table:display="true" table:show-details="true"/>
                <table:data-pilot-member table:name="69515210" table:display="true" table:show-details="true"/>
                <table:data-pilot-member table:name="73192840" table:display="true" table:show-details="true"/>
                <table:data-pilot-member table:name="74032880" table:display="true" table:show-details="true"/>
                <table:data-pilot-member table:name="77430700" table:display="true" table:show-details="true"/>
                <table:data-pilot-member table:name="82689210" table:display="true" table:show-details="true"/>
                <table:data-pilot-member table:name="83054480" table:display="true" table:show-details="true"/>
                <table:data-pilot-member table:name="84238230" table:display="true" table:show-details="true"/>
                <table:data-pilot-member table:name="107029400" table:display="true" table:show-details="true"/>
                <table:data-pilot-member table:name="128084700" table:display="true" table:show-details="true"/>
                <table:data-pilot-member table:name="131529700" table:display="true" table:show-details="true"/>
                <table:data-pilot-member table:name="141822300" table:display="true" table:show-details="true"/>
                <table:data-pilot-member table:name="143201600" table:display="true" table:show-details="true"/>
                <table:data-pilot-member table:name="157935100" table:display="true" table:show-details="true"/>
                <table:data-pilot-member table:name="186404900" table:display="true" table:show-details="true"/>
                <table:data-pilot-member table:name="222781500" table:display="true" table:show-details="true"/>
                <table:data-pilot-member table:name="298212900" table:display="true" table:show-details="true"/>
                <table:data-pilot-member table:name="1103371000" table:display="true" table:show-details="true"/>
                <table:data-pilot-member table:name="1315844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ea (km²)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1" table:display="true" table:show-details="true"/>
                <table:data-pilot-member table:name="26" table:display="true" table:show-details="true"/>
                <table:data-pilot-member table:name="61" table:display="true" table:show-details="true"/>
                <table:data-pilot-member table:name="160" table:display="true" table:show-details="true"/>
                <table:data-pilot-member table:name="181" table:display="true" table:show-details="true"/>
                <table:data-pilot-member table:name="261" table:display="true" table:show-details="true"/>
                <table:data-pilot-member table:name="298" table:display="true" table:show-details="true"/>
                <table:data-pilot-member table:name="316" table:display="true" table:show-details="true"/>
                <table:data-pilot-member table:name="344" table:display="true" table:show-details="true"/>
                <table:data-pilot-member table:name="388" table:display="true" table:show-details="true"/>
                <table:data-pilot-member table:name="430" table:display="true" table:show-details="true"/>
                <table:data-pilot-member table:name="442" table:display="true" table:show-details="true"/>
                <table:data-pilot-member table:name="455" table:display="true" table:show-details="true"/>
                <table:data-pilot-member table:name="459" table:display="true" table:show-details="true"/>
                <table:data-pilot-member table:name="468" table:display="true" table:show-details="true"/>
                <table:data-pilot-member table:name="539" table:display="true" table:show-details="true"/>
                <table:data-pilot-member table:name="694" table:display="true" table:show-details="true"/>
                <table:data-pilot-member table:name="699" table:display="true" table:show-details="true"/>
                <table:data-pilot-member table:name="702" table:display="true" table:show-details="true"/>
                <table:data-pilot-member table:name="726" table:display="true" table:show-details="true"/>
                <table:data-pilot-member table:name="747" table:display="true" table:show-details="true"/>
                <table:data-pilot-member table:name="751" table:display="true" table:show-details="true"/>
                <table:data-pilot-member table:name="964" table:display="true" table:show-details="true"/>
                <table:data-pilot-member table:name="2040" table:display="true" table:show-details="true"/>
                <table:data-pilot-member table:name="2235" table:display="true" table:show-details="true"/>
                <table:data-pilot-member table:name="2586" table:display="true" table:show-details="true"/>
                <table:data-pilot-member table:name="2831" table:display="true" table:show-details="true"/>
                <table:data-pilot-member table:name="3355" table:display="true" table:show-details="true"/>
                <table:data-pilot-member table:name="3900" table:display="true" table:show-details="true"/>
                <table:data-pilot-member table:name="4033" table:display="true" table:show-details="true"/>
                <table:data-pilot-member table:name="4163" table:display="true" table:show-details="true"/>
                <table:data-pilot-member table:name="4400" table:display="true" table:show-details="true"/>
                <table:data-pilot-member table:name="5130" table:display="true" table:show-details="true"/>
                <table:data-pilot-member table:name="5765" table:display="true" table:show-details="true"/>
                <table:data-pilot-member table:name="8600" table:display="true" table:show-details="true"/>
                <table:data-pilot-member table:name="10400" table:display="true" table:show-details="true"/>
                <table:data-pilot-member table:name="10991" table:display="true" table:show-details="true"/>
                <table:data-pilot-member table:name="11000" table:display="true" table:show-details="true"/>
                <table:data-pilot-member table:name="11295" table:display="true" table:show-details="true"/>
                <table:data-pilot-member table:name="12189" table:display="true" table:show-details="true"/>
                <table:data-pilot-member table:name="13878" table:display="true" table:show-details="true"/>
                <table:data-pilot-member table:name="14026" table:display="true" table:show-details="true"/>
                <table:data-pilot-member table:name="17364" table:display="true" table:show-details="true"/>
                <table:data-pilot-member table:name="17818" table:display="true" table:show-details="true"/>
                <table:data-pilot-member table:name="18274" table:display="true" table:show-details="true"/>
                <table:data-pilot-member table:name="20256" table:display="true" table:show-details="true"/>
                <table:data-pilot-member table:name="21041" table:display="true" table:show-details="true"/>
                <table:data-pilot-member table:name="22145" table:display="true" table:show-details="true"/>
                <table:data-pilot-member table:name="22966" table:display="true" table:show-details="true"/>
                <table:data-pilot-member table:name="23200" table:display="true" table:show-details="true"/>
                <table:data-pilot-member table:name="25713" table:display="true" table:show-details="true"/>
                <table:data-pilot-member table:name="26338" table:display="true" table:show-details="true"/>
                <table:data-pilot-member table:name="27750" table:display="true" table:show-details="true"/>
                <table:data-pilot-member table:name="27834" table:display="true" table:show-details="true"/>
                <table:data-pilot-member table:name="28051" table:display="true" table:show-details="true"/>
                <table:data-pilot-member table:name="28748" table:display="true" table:show-details="true"/>
                <table:data-pilot-member table:name="28896" table:display="true" table:show-details="true"/>
                <table:data-pilot-member table:name="29800" table:display="true" table:show-details="true"/>
                <table:data-pilot-member table:name="30355" table:display="true" table:show-details="true"/>
                <table:data-pilot-member table:name="30528" table:display="true" table:show-details="true"/>
                <table:data-pilot-member table:name="33851" table:display="true" table:show-details="true"/>
                <table:data-pilot-member table:name="35980" table:display="true" table:show-details="true"/>
                <table:data-pilot-member table:name="36125" table:display="true" table:show-details="true"/>
                <table:data-pilot-member table:name="41284" table:display="true" table:show-details="true"/>
                <table:data-pilot-member table:name="41528" table:display="true" table:show-details="true"/>
                <table:data-pilot-member table:name="43094" table:display="true" table:show-details="true"/>
                <table:data-pilot-member table:name="45100" table:display="true" table:show-details="true"/>
                <table:data-pilot-member table:name="47000" table:display="true" table:show-details="true"/>
                <table:data-pilot-member table:name="48671" table:display="true" table:show-details="true"/>
                <table:data-pilot-member table:name="49033" table:display="true" table:show-details="true"/>
                <table:data-pilot-member table:name="51100" table:display="true" table:show-details="true"/>
                <table:data-pilot-member table:name="51197" table:display="true" table:show-details="true"/>
                <table:data-pilot-member table:name="56538" table:display="true" table:show-details="true"/>
                <table:data-pilot-member table:name="56785" table:display="true" table:show-details="true"/>
                <table:data-pilot-member table:name="64600" table:display="true" table:show-details="true"/>
                <table:data-pilot-member table:name="65300" table:display="true" table:show-details="true"/>
                <table:data-pilot-member table:name="65610" table:display="true" table:show-details="true"/>
                <table:data-pilot-member table:name="69700" table:display="true" table:show-details="true"/>
                <table:data-pilot-member table:name="70273" table:display="true" table:show-details="true"/>
                <table:data-pilot-member table:name="71740" table:display="true" table:show-details="true"/>
                <table:data-pilot-member table:name="75517" table:display="true" table:show-details="true"/>
                <table:data-pilot-member table:name="78866" table:display="true" table:show-details="true"/>
                <table:data-pilot-member table:name="83600" table:display="true" table:show-details="true"/>
                <table:data-pilot-member table:name="83858" table:display="true" table:show-details="true"/>
                <table:data-pilot-member table:name="86600" table:display="true" table:show-details="true"/>
                <table:data-pilot-member table:name="88361" table:display="true" table:show-details="true"/>
                <table:data-pilot-member table:name="89342" table:display="true" table:show-details="true"/>
                <table:data-pilot-member table:name="91982" table:display="true" table:show-details="true"/>
                <table:data-pilot-member table:name="93032" table:display="true" table:show-details="true"/>
                <table:data-pilot-member table:name="99538" table:display="true" table:show-details="true"/>
                <table:data-pilot-member table:name="103000" table:display="true" table:show-details="true"/>
                <table:data-pilot-member table:name="108889" table:display="true" table:show-details="true"/>
                <table:data-pilot-member table:name="110861" table:display="true" table:show-details="true"/>
                <table:data-pilot-member table:name="110912" table:display="true" table:show-details="true"/>
                <table:data-pilot-member table:name="111369" table:display="true" table:show-details="true"/>
                <table:data-pilot-member table:name="112088" table:display="true" table:show-details="true"/>
                <table:data-pilot-member table:name="112622" table:display="true" table:show-details="true"/>
                <table:data-pilot-member table:name="117600" table:display="true" table:show-details="true"/>
                <table:data-pilot-member table:name="118484" table:display="true" table:show-details="true"/>
                <table:data-pilot-member table:name="120538" table:display="true" table:show-details="true"/>
                <table:data-pilot-member table:name="130000" table:display="true" table:show-details="true"/>
                <table:data-pilot-member table:name="131957" table:display="true" table:show-details="true"/>
                <table:data-pilot-member table:name="137600" table:display="true" table:show-details="true"/>
                <table:data-pilot-member table:name="143100" table:display="true" table:show-details="true"/>
                <table:data-pilot-member table:name="143998" table:display="true" table:show-details="true"/>
                <table:data-pilot-member table:name="147181" table:display="true" table:show-details="true"/>
                <table:data-pilot-member table:name="163610" table:display="true" table:show-details="true"/>
                <table:data-pilot-member table:name="163820" table:display="true" table:show-details="true"/>
                <table:data-pilot-member table:name="175016" table:display="true" table:show-details="true"/>
                <table:data-pilot-member table:name="181035" table:display="true" table:show-details="true"/>
                <table:data-pilot-member table:name="185180" table:display="true" table:show-details="true"/>
                <table:data-pilot-member table:name="196722" table:display="true" table:show-details="true"/>
                <table:data-pilot-member table:name="199900" table:display="true" table:show-details="true"/>
                <table:data-pilot-member table:name="207600" table:display="true" table:show-details="true"/>
                <table:data-pilot-member table:name="214969" table:display="true" table:show-details="true"/>
                <table:data-pilot-member table:name="236800" table:display="true" table:show-details="true"/>
                <table:data-pilot-member table:name="238391" table:display="true" table:show-details="true"/>
                <table:data-pilot-member table:name="238533" table:display="true" table:show-details="true"/>
                <table:data-pilot-member table:name="241038" table:display="true" table:show-details="true"/>
                <table:data-pilot-member table:name="242900" table:display="true" table:show-details="true"/>
                <table:data-pilot-member table:name="245857" table:display="true" table:show-details="true"/>
                <table:data-pilot-member table:name="267668" table:display="true" table:show-details="true"/>
                <table:data-pilot-member table:name="270534" table:display="true" table:show-details="true"/>
                <table:data-pilot-member table:name="274000" table:display="true" table:show-details="true"/>
                <table:data-pilot-member table:name="283561" table:display="true" table:show-details="true"/>
                <table:data-pilot-member table:name="300000" table:display="true" table:show-details="true"/>
                <table:data-pilot-member table:name="301318" table:display="true" table:show-details="true"/>
                <table:data-pilot-member table:name="309500" table:display="true" table:show-details="true"/>
                <table:data-pilot-member table:name="312685" table:display="true" table:show-details="true"/>
                <table:data-pilot-member table:name="322463" table:display="true" table:show-details="true"/>
                <table:data-pilot-member table:name="329847" table:display="true" table:show-details="true"/>
                <table:data-pilot-member table:name="331689" table:display="true" table:show-details="true"/>
                <table:data-pilot-member table:name="338145" table:display="true" table:show-details="true"/>
                <table:data-pilot-member table:name="342000" table:display="true" table:show-details="true"/>
                <table:data-pilot-member table:name="357022" table:display="true" table:show-details="true"/>
                <table:data-pilot-member table:name="377873" table:display="true" table:show-details="true"/>
                <table:data-pilot-member table:name="385155" table:display="true" table:show-details="true"/>
                <table:data-pilot-member table:name="390757" table:display="true" table:show-details="true"/>
                <table:data-pilot-member table:name="406752" table:display="true" table:show-details="true"/>
                <table:data-pilot-member table:name="438317" table:display="true" table:show-details="true"/>
                <table:data-pilot-member table:name="446550" table:display="true" table:show-details="true"/>
                <table:data-pilot-member table:name="447400" table:display="true" table:show-details="true"/>
                <table:data-pilot-member table:name="449964" table:display="true" table:show-details="true"/>
                <table:data-pilot-member table:name="462840" table:display="true" table:show-details="true"/>
                <table:data-pilot-member table:name="475442" table:display="true" table:show-details="true"/>
                <table:data-pilot-member table:name="488100" table:display="true" table:show-details="true"/>
                <table:data-pilot-member table:name="505992" table:display="true" table:show-details="true"/>
                <table:data-pilot-member table:name="513115" table:display="true" table:show-details="true"/>
                <table:data-pilot-member table:name="527968" table:display="true" table:show-details="true"/>
                <table:data-pilot-member table:name="551500" table:display="true" table:show-details="true"/>
                <table:data-pilot-member table:name="580367" table:display="true" table:show-details="true"/>
                <table:data-pilot-member table:name="581730" table:display="true" table:show-details="true"/>
                <table:data-pilot-member table:name="587041" table:display="true" table:show-details="true"/>
                <table:data-pilot-member table:name="603700" table:display="true" table:show-details="true"/>
                <table:data-pilot-member table:name="622984" table:display="true" table:show-details="true"/>
                <table:data-pilot-member table:name="637657" table:display="true" table:show-details="true"/>
                <table:data-pilot-member table:name="652090" table:display="true" table:show-details="true"/>
                <table:data-pilot-member table:name="676578" table:display="true" table:show-details="true"/>
                <table:data-pilot-member table:name="752618" table:display="true" table:show-details="true"/>
                <table:data-pilot-member table:name="756096" table:display="true" table:show-details="true"/>
                <table:data-pilot-member table:name="783562" table:display="true" table:show-details="true"/>
                <table:data-pilot-member table:name="796095" table:display="true" table:show-details="true"/>
                <table:data-pilot-member table:name="801590" table:display="true" table:show-details="true"/>
                <table:data-pilot-member table:name="824292" table:display="true" table:show-details="true"/>
                <table:data-pilot-member table:name="912050" table:display="true" table:show-details="true"/>
                <table:data-pilot-member table:name="923768" table:display="true" table:show-details="true"/>
                <table:data-pilot-member table:name="945087" table:display="true" table:show-details="true"/>
                <table:data-pilot-member table:name="1001449" table:display="true" table:show-details="true"/>
                <table:data-pilot-member table:name="1025520" table:display="true" table:show-details="true"/>
                <table:data-pilot-member table:name="1098581" table:display="true" table:show-details="true"/>
                <table:data-pilot-member table:name="1104300" table:display="true" table:show-details="true"/>
                <table:data-pilot-member table:name="1138914" table:display="true" table:show-details="true"/>
                <table:data-pilot-member table:name="1221037" table:display="true" table:show-details="true"/>
                <table:data-pilot-member table:name="1240192" table:display="true" table:show-details="true"/>
                <table:data-pilot-member table:name="1246700" table:display="true" table:show-details="true"/>
                <table:data-pilot-member table:name="1267000" table:display="true" table:show-details="true"/>
                <table:data-pilot-member table:name="1284000" table:display="true" table:show-details="true"/>
                <table:data-pilot-member table:name="1285216" table:display="true" table:show-details="true"/>
                <table:data-pilot-member table:name="1564116" table:display="true" table:show-details="true"/>
                <table:data-pilot-member table:name="1648195" table:display="true" table:show-details="true"/>
                <table:data-pilot-member table:name="1759540" table:display="true" table:show-details="true"/>
                <table:data-pilot-member table:name="1904569" table:display="true" table:show-details="true"/>
                <table:data-pilot-member table:name="1958201" table:display="true" table:show-details="true"/>
                <table:data-pilot-member table:name="2149690" table:display="true" table:show-details="true"/>
                <table:data-pilot-member table:name="2344858" table:display="true" table:show-details="true"/>
                <table:data-pilot-member table:name="2381741" table:display="true" table:show-details="true"/>
                <table:data-pilot-member table:name="2505813" table:display="true" table:show-details="true"/>
                <table:data-pilot-member table:name="2724900" table:display="true" table:show-details="true"/>
                <table:data-pilot-member table:name="2780400" table:display="true" table:show-details="true"/>
                <table:data-pilot-member table:name="3287263" table:display="true" table:show-details="true"/>
                <table:data-pilot-member table:name="7741220" table:display="true" table:show-details="true"/>
                <table:data-pilot-member table:name="8514877" table:display="true" table:show-details="true"/>
                <table:data-pilot-member table:name="9596961" table:display="true" table:show-details="true"/>
                <table:data-pilot-member table:name="9629091" table:display="true" table:show-details="true"/>
                <table:data-pilot-member table:name="9970610" table:display="true" table:show-details="true"/>
                <table:data-pilot-member table:name="17098242" table:display="true" table:show-details="true"/>
                <table:data-pilot-member table:name="-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2T23:19:01.389520969</dc:date>
    <meta:editing-duration>PT10M20S</meta:editing-duration>
    <meta:editing-cycles>2</meta:editing-cycles>
    <meta:generator>LibreOffice/5.1.2.2$Linux_X86_64 LibreOffice_project/10m0$Build-2</meta:generator>
    <meta:document-statistic meta:table-count="3" meta:cell-count="2495" meta:object-count="0"/>
  </office:meta>
</office:document-meta>
</file>